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 svg:font-family="Corbel" style:font-family-generic="swiss"/>
    <style:font-face style:name="Corbel1" svg:font-family="Corbe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4pt"/>
    </style:style>
    <style:style style:name="co2" style:family="table-column">
      <style:table-column-properties fo:break-before="auto" style:column-width="110.24pt"/>
    </style:style>
    <style:style style:name="co3" style:family="table-column">
      <style:table-column-properties fo:break-before="auto" style:column-width="216pt"/>
    </style:style>
    <style:style style:name="co4" style:family="table-column">
      <style:table-column-properties fo:break-before="auto" style:column-width="89.26pt"/>
    </style:style>
    <style:style style:name="co5" style:family="table-column">
      <style:table-column-properties fo:break-before="auto" style:column-width="60.01pt"/>
    </style:style>
    <style:style style:name="co6" style:family="table-column">
      <style:table-column-properties fo:break-before="auto" style:column-width="15.76pt"/>
    </style:style>
    <style:style style:name="co7" style:family="table-column">
      <style:table-column-properties fo:break-before="auto" style:column-width="230.8pt"/>
    </style:style>
    <style:style style:name="co8" style:family="table-column">
      <style:table-column-properties fo:break-before="auto" style:column-width="16.21pt"/>
    </style:style>
    <style:style style:name="co9" style:family="table-column">
      <style:table-column-properties fo:break-before="auto" style:column-width="192.19pt"/>
    </style:style>
    <style:style style:name="co10" style:family="table-column">
      <style:table-column-properties fo:break-before="auto" style:column-width="28.54pt"/>
    </style:style>
    <style:style style:name="co11" style:family="table-column">
      <style:table-column-properties fo:break-before="auto" style:column-width="217.64pt"/>
    </style:style>
    <style:style style:name="co12" style:family="table-column">
      <style:table-column-properties fo:break-before="auto" style:column-width="30.84pt"/>
    </style:style>
    <style:style style:name="co13" style:family="table-column">
      <style:table-column-properties fo:break-before="auto" style:column-width="271.7pt"/>
    </style:style>
    <style:style style:name="co14" style:family="table-column">
      <style:table-column-properties fo:break-before="auto" style:column-width="63.01pt"/>
    </style:style>
    <style:style style:name="co15" style:family="table-column">
      <style:table-column-properties fo:break-before="auto" style:column-width="555.76pt"/>
    </style:style>
    <style:style style:name="ro1" style:family="table-row">
      <style:table-row-properties style:row-height="50.09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45.01pt" fo:break-before="auto" style:use-optimal-row-height="true"/>
    </style:style>
    <style:style style:name="ro5" style:family="table-row">
      <style:table-row-properties style:row-height="45.01pt" fo:break-before="auto" style:use-optimal-row-height="false"/>
    </style:style>
    <style:style style:name="ro6" style:family="table-row">
      <style:table-row-properties style:row-height="13.8pt" fo:break-before="auto" style:use-optimal-row-height="true"/>
    </style:style>
    <style:style style:name="ro7" style:family="table-row">
      <style:table-row-properties style:row-height="60.01pt" fo:break-before="auto" style:use-optimal-row-height="false"/>
    </style:style>
    <style:style style:name="ro8" style:family="table-row">
      <style:table-row-properties style:row-height="29.99pt" fo:break-before="auto" style:use-optimal-row-height="false"/>
    </style:style>
    <style:style style:name="ro9" style:family="table-row">
      <style:table-row-properties style:row-height="14.91pt" fo:break-before="auto" style:use-optimal-row-height="true"/>
    </style:style>
    <style:style style:name="ro10" style:family="table-row">
      <style:table-row-properties style:row-height="225.01pt" fo:break-before="auto" style:use-optimal-row-height="true"/>
    </style:style>
    <style:style style:name="ro11" style:family="table-row">
      <style:table-row-properties style:row-height="75pt" fo:break-before="auto" style:use-optimal-row-height="true"/>
    </style:style>
    <style:style style:name="ta1" style:family="table" style:master-page-name="PageStyle_5f_Roadmap_20_data">
      <style:table-properties table:display="true" style:writing-mode="lr-tb" tableooo:tab-color="#7f7f7f"/>
    </style:style>
    <style:style style:name="ta2" style:family="table" style:master-page-name="PageStyle_5f_Agile_20_Roadmap">
      <style:table-properties table:display="true" style:writing-mode="lr-tb" tableooo:tab-color="#a7ea52"/>
    </style:style>
    <style:style style:name="ta3" style:family="table" style:master-page-name="PageStyle_5f_About">
      <style:table-properties table:display="true" style:writing-mode="lr-tb"/>
    </style:style>
    <style:style style:name="ce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18.45pt" style:writing-mode="page"/>
      <style:text-properties fo:color="#ffffff" style:text-outline="false" style:text-line-through-style="none" style:text-line-through-type="none" style:font-name="Corbel" fo:font-size="11pt" fo:font-style="normal" fo:text-shadow="none" style:text-underline-style="none" fo:font-weight="normal" style:font-size-asian="11pt" style:font-style-asian="normal" style:font-weight-asian="normal" style:font-name-complex="Corbel" style:font-size-complex="11pt" style:font-style-complex="normal" style:font-weight-complex="normal"/>
    </style:style>
    <style:style style:name="ce2" style:family="table-cell" style:parent-style-name="Excel_20_Built-in_20_Heading_20_1" style:data-style-name="N0">
      <style:table-cell-properties style:cell-protect="protected" style:print-content="true" fo:background-color="transparent" style:rotation-align="none"/>
    </style:style>
    <style:style style:name="ce3" style:family="table-cell" style:parent-style-name="Default">
      <style:table-cell-properties fo:background-color="#d9d9d9" style:diagonal-bl-tr="none" style:diagonal-tl-br="none" fo:border="none" style:rotation-align="none"/>
    </style:style>
    <style:style style:name="ce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18.45pt" style:writing-mode="page"/>
    </style:style>
    <style:style style:name="ce5" style:family="table-cell" style:parent-style-name="Default">
      <style:table-cell-properties fo:background-color="#ffffff" style:diagonal-bl-tr="none" style:diagonal-tl-br="none" fo:border="none" style:rotation-align="none"/>
      <style:text-properties fo:color="#031828" style:text-outline="false" style:text-line-through-style="none" style:text-line-through-type="none" style:font-name="Corbel" fo:font-size="11pt" fo:font-style="normal" fo:text-shadow="none" style:text-underline-style="none" fo:font-weight="normal" style:font-size-asian="11pt" style:font-style-asian="normal" style:font-weight-asian="normal" style:font-name-complex="Corbel" style:font-size-complex="11pt" style:font-style-complex="normal" style:font-weight-complex="normal"/>
    </style:style>
    <style:style style:name="ce6" style:family="table-cell" style:parent-style-name="Default">
      <style:table-cell-properties fo:background-color="#ffffff"/>
    </style:style>
    <style:style style:name="ce7" style:family="table-cell" style:parent-style-name="Default">
      <style:table-cell-properties fo:background-color="#ffffff" style:diagonal-bl-tr="none" style:diagonal-tl-br="none" fo:border="none" style:rotation-align="none"/>
    </style:style>
    <style:style style:name="ce8" style:family="table-cell" style:parent-style-name="Excel_20_Built-in_20_Title" style:data-style-name="N0">
      <style:table-cell-properties fo:border-bottom="2.49pt solid #12b2eb" fo:background-color="#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style>
    <style:style style:name="ce9" style:family="table-cell" style:parent-style-name="Excel_20_Built-in_20_Heading_20_3" style:data-style-name="N0">
      <style:table-cell-properties fo:background-color="#b2b2b2" style:cell-protect="protected" style:print-content="true" style:diagonal-bl-tr="none" style:diagonal-tl-br="none" fo:border="none" style:rotation-align="none"/>
      <style:text-properties style:use-window-font-color="true"/>
    </style:style>
    <style:style style:name="ce10" style:family="table-cell" style:parent-style-name="Default">
      <style:table-cell-properties fo:background-color="#b2b2b2" style:diagonal-bl-tr="none" style:diagonal-tl-br="none" fo:border="none" style:rotation-align="none"/>
      <style:text-properties style:use-window-font-color="true"/>
      <style:map style:condition="is-true-formula(LEN([.$D16])&lt;&gt;0)" style:apply-style-name="ConditionalStyle_5f_4" style:base-cell-address="'Agile Roadmap'.B16"/>
    </style:style>
    <style:style style:name="ce11" style:family="table-cell" style:parent-style-name="Default">
      <style:table-cell-properties fo:background-color="#b2b2b2" style:diagonal-bl-tr="none" style:diagonal-tl-br="none" fo:border="none" style:rotation-align="none"/>
      <style:text-properties style:use-window-font-color="true"/>
      <style:map style:condition="is-true-formula(LEN([.$D3])&lt;&gt;0)" style:apply-style-name="ConditionalStyle_5f_4" style:base-cell-address="'Agile Roadmap'.B3"/>
    </style:style>
    <style:style style:name="ce12" style:family="table-cell" style:parent-style-name="Default">
      <style:table-cell-properties fo:background-color="#b2b2b2" style:diagonal-bl-tr="none" style:diagonal-tl-br="none" fo:border="none" style:rotation-align="none"/>
      <style:text-properties style:use-window-font-color="true"/>
      <style:map style:condition="is-true-formula(LEN([.$D13])&lt;&gt;0)" style:apply-style-name="ConditionalStyle_5f_4" style:base-cell-address="'Agile Roadmap'.B13"/>
    </style:style>
    <style:style style:name="ce13" style:family="table-cell" style:parent-style-name="Default">
      <style:table-cell-properties fo:background-color="#b2b2b2" style:diagonal-bl-tr="none" style:diagonal-tl-br="none" fo:border="none" style:rotation-align="none"/>
      <style:text-properties style:use-window-font-color="true"/>
      <style:map style:condition="is-true-formula(LEN([.$D14])&lt;&gt;0)" style:apply-style-name="ConditionalStyle_5f_4" style:base-cell-address="'Agile Roadmap'.B14"/>
    </style:style>
    <style:style style:name="ce14" style:family="table-cell" style:parent-style-name="Default">
      <style:table-cell-properties fo:background-color="#b2b2b2" style:diagonal-bl-tr="none" style:diagonal-tl-br="none" fo:border="none" style:rotation-align="none"/>
      <style:text-properties style:use-window-font-color="true"/>
      <style:map style:condition="is-true-formula(LEN([.$D15])&lt;&gt;0)" style:apply-style-name="ConditionalStyle_5f_4" style:base-cell-address="'Agile Roadmap'.B15"/>
    </style:style>
    <style:style style:name="ce15" style:family="table-cell" style:parent-style-name="Default">
      <style:table-cell-properties fo:background-color="#ffffff" style:diagonal-bl-tr="none" style:diagonal-tl-br="none" fo:border="none" style:rotation-align="none"/>
      <style:map style:condition="is-true-formula(LEN([.$D13])&lt;&gt;0)" style:apply-style-name="ConditionalStyle_5f_4" style:base-cell-address="'Agile Roadmap'.B13"/>
    </style:style>
    <style:style style:name="ce16" style:family="table-cell" style:parent-style-name="Default">
      <style:table-cell-properties fo:background-color="#ffffff" style:diagonal-bl-tr="none" style:diagonal-tl-br="none" fo:border="none" style:rotation-align="none"/>
      <style:map style:condition="is-true-formula(LEN([.$D14])&lt;&gt;0)" style:apply-style-name="ConditionalStyle_5f_4" style:base-cell-address="'Agile Roadmap'.B14"/>
    </style:style>
    <style:style style:name="ce17" style:family="table-cell" style:parent-style-name="Default">
      <style:table-cell-properties fo:background-color="#ffffff" style:diagonal-bl-tr="none" style:diagonal-tl-br="none" fo:border="none" style:rotation-align="none"/>
      <style:map style:condition="is-true-formula(LEN([.$D15])&lt;&gt;0)" style:apply-style-name="ConditionalStyle_5f_4" style:base-cell-address="'Agile Roadmap'.B15"/>
    </style:style>
    <style:style style:name="ce18" style:family="table-cell" style:parent-style-name="Default">
      <style:table-cell-properties fo:background-color="#ffffff" style:diagonal-bl-tr="none" style:diagonal-tl-br="none" fo:border="none" style:rotation-align="none"/>
      <style:map style:condition="is-true-formula(LEN([.$D16])&lt;&gt;0)" style:apply-style-name="ConditionalStyle_5f_4" style:base-cell-address="'Agile Roadmap'.B16"/>
    </style:style>
    <style:style style:name="ce19" style:family="table-cell" style:parent-style-name="Default">
      <style:table-cell-properties fo:background-color="#ffffff" style:diagonal-bl-tr="none" style:diagonal-tl-br="none" fo:border="none" style:rotation-align="none"/>
      <style:map style:condition="is-true-formula(LEN([.$D17])&lt;&gt;0)" style:apply-style-name="ConditionalStyle_5f_4" style:base-cell-address="'Agile Roadmap'.B17"/>
    </style:style>
    <style:style style:name="ce20" style:family="table-cell" style:parent-style-name="Default">
      <style:table-cell-properties fo:background-color="#ffffff" style:diagonal-bl-tr="none" style:diagonal-tl-br="none" fo:border="none" style:rotation-align="none"/>
      <style:map style:condition="is-true-formula(LEN([.$D18])&lt;&gt;0)" style:apply-style-name="ConditionalStyle_5f_4" style:base-cell-address="'Agile Roadmap'.B18"/>
    </style:style>
    <style:style style:name="ce21" style:family="table-cell" style:parent-style-name="Default">
      <style:table-cell-properties fo:background-color="#ffffff" style:diagonal-bl-tr="none" style:diagonal-tl-br="none" fo:border="none" style:rotation-align="none"/>
      <style:map style:condition="is-true-formula(LEN([.$D19])&lt;&gt;0)" style:apply-style-name="ConditionalStyle_5f_4" style:base-cell-address="'Agile Roadmap'.B19"/>
    </style:style>
    <style:style style:name="ce22" style:family="table-cell" style:parent-style-name="Default">
      <style:table-cell-properties fo:background-color="#ffffff" style:diagonal-bl-tr="none" style:diagonal-tl-br="none" fo:border="none" style:rotation-align="none"/>
      <style:map style:condition="is-true-formula(LEN([.$D20])&lt;&gt;0)" style:apply-style-name="ConditionalStyle_5f_4" style:base-cell-address="'Agile Roadmap'.B20"/>
    </style:style>
    <style:style style:name="ce23" style:family="table-cell" style:parent-style-name="Default">
      <style:table-cell-properties fo:background-color="#ffffff" style:diagonal-bl-tr="none" style:diagonal-tl-br="none" fo:border="none" style:rotation-align="none"/>
      <style:map style:condition="is-true-formula(LEN([.$D21])&lt;&gt;0)" style:apply-style-name="ConditionalStyle_5f_4" style:base-cell-address="'Agile Roadmap'.B21"/>
    </style:style>
    <style:style style:name="ce24" style:family="table-cell" style:parent-style-name="Default">
      <style:table-cell-properties fo:background-color="#ffffff" style:diagonal-bl-tr="none" style:diagonal-tl-br="none" fo:border="none" style:rotation-align="none"/>
      <style:map style:condition="is-true-formula(LEN([.$D22])&lt;&gt;0)" style:apply-style-name="ConditionalStyle_5f_4" style:base-cell-address="'Agile Roadmap'.B22"/>
    </style:style>
    <style:style style:name="ce25" style:family="table-cell" style:parent-style-name="Default">
      <style:table-cell-properties fo:background-color="#ffffff" style:diagonal-bl-tr="none" style:diagonal-tl-br="none" fo:border="none" style:rotation-align="none"/>
      <style:map style:condition="is-true-formula(LEN([.$D23])&lt;&gt;0)" style:apply-style-name="ConditionalStyle_5f_4" style:base-cell-address="'Agile Roadmap'.B23"/>
    </style:style>
    <style:style style:name="ce26" style:family="table-cell" style:parent-style-name="Default">
      <style:table-cell-properties fo:background-color="#ffffff" style:diagonal-bl-tr="none" style:diagonal-tl-br="none" fo:border="none" style:rotation-align="none"/>
      <style:map style:condition="is-true-formula(LEN([.$D24])&lt;&gt;0)" style:apply-style-name="ConditionalStyle_5f_4" style:base-cell-address="'Agile Roadmap'.B24"/>
    </style:style>
    <style:style style:name="ce27" style:family="table-cell" style:parent-style-name="Default">
      <style:table-cell-properties fo:background-color="#ffffff" style:diagonal-bl-tr="none" style:diagonal-tl-br="none" fo:border="none" style:rotation-align="none"/>
      <style:map style:condition="is-true-formula(LEN([.$D25])&lt;&gt;0)" style:apply-style-name="ConditionalStyle_5f_4" style:base-cell-address="'Agile Roadmap'.B25"/>
    </style:style>
    <style:style style:name="ce28" style:family="table-cell" style:parent-style-name="Default">
      <style:table-cell-properties fo:background-color="#ffffff" style:diagonal-bl-tr="none" style:diagonal-tl-br="none" fo:border="none" style:rotation-align="none"/>
      <style:map style:condition="is-true-formula(LEN([.$D26])&lt;&gt;0)" style:apply-style-name="ConditionalStyle_5f_4" style:base-cell-address="'Agile Roadmap'.B26"/>
    </style:style>
    <style:style style:name="ce29" style:family="table-cell" style:parent-style-name="Default">
      <style:table-cell-properties fo:background-color="#ffffff" style:diagonal-bl-tr="none" style:diagonal-tl-br="none" fo:border="none" style:rotation-align="none"/>
      <style:map style:condition="is-true-formula(LEN([.$D27])&lt;&gt;0)" style:apply-style-name="ConditionalStyle_5f_4" style:base-cell-address="'Agile Roadmap'.B27"/>
    </style:style>
    <style:style style:name="ce30" style:family="table-cell" style:parent-style-name="Default">
      <style:table-cell-properties fo:background-color="#ffffff" style:diagonal-bl-tr="none" style:diagonal-tl-br="none" fo:border="none" style:rotation-align="none"/>
      <style:map style:condition="is-true-formula(LEN([.$D28])&lt;&gt;0)" style:apply-style-name="ConditionalStyle_5f_4" style:base-cell-address="'Agile Roadmap'.B28"/>
    </style:style>
    <style:style style:name="ce31" style:family="table-cell" style:parent-style-name="Default">
      <style:table-cell-properties fo:background-color="#ffffff" style:diagonal-bl-tr="none" style:diagonal-tl-br="none" fo:border="none" style:rotation-align="none"/>
      <style:map style:condition="is-true-formula(LEN([.$D29])&lt;&gt;0)" style:apply-style-name="ConditionalStyle_5f_4" style:base-cell-address="'Agile Roadmap'.B29"/>
    </style:style>
    <style:style style:name="ce32" style:family="table-cell" style:parent-style-name="Default">
      <style:table-cell-properties fo:background-color="#ffffff" style:diagonal-bl-tr="none" style:diagonal-tl-br="none" fo:border="none" style:rotation-align="none"/>
      <style:map style:condition="is-true-formula(LEN([.$D30])&lt;&gt;0)" style:apply-style-name="ConditionalStyle_5f_4" style:base-cell-address="'Agile Roadmap'.B30"/>
    </style:style>
    <style:style style:name="ce33" style:family="table-cell" style:parent-style-name="Default">
      <style:table-cell-properties fo:background-color="#ffffff" style:diagonal-bl-tr="none" style:diagonal-tl-br="none" fo:border="none" style:rotation-align="none"/>
      <style:map style:condition="is-true-formula(LEN([.$D31])&lt;&gt;0)" style:apply-style-name="ConditionalStyle_5f_4" style:base-cell-address="'Agile Roadmap'.B31"/>
    </style:style>
    <style:style style:name="ce34" style:family="table-cell" style:parent-style-name="Default">
      <style:table-cell-properties fo:background-color="#ffffff" style:diagonal-bl-tr="none" style:diagonal-tl-br="none" fo:border="none" style:rotation-align="none"/>
      <style:map style:condition="is-true-formula(LEN([.$D32])&lt;&gt;0)" style:apply-style-name="ConditionalStyle_5f_4" style:base-cell-address="'Agile Roadmap'.B32"/>
    </style:style>
    <style:style style:name="ce35" style:family="table-cell" style:parent-style-name="Default">
      <style:table-cell-properties fo:background-color="#ffffff" style:diagonal-bl-tr="none" style:diagonal-tl-br="none" fo:border="none" style:rotation-align="none"/>
      <style:map style:condition="is-true-formula(LEN([.$D33])&lt;&gt;0)" style:apply-style-name="ConditionalStyle_5f_4" style:base-cell-address="'Agile Roadmap'.B33"/>
    </style:style>
    <style:style style:name="ce36" style:family="table-cell" style:parent-style-name="Default">
      <style:table-cell-properties fo:background-color="#ffffff" style:diagonal-bl-tr="none" style:diagonal-tl-br="none" fo:border="none" style:rotation-align="none"/>
      <style:map style:condition="is-true-formula(LEN([.$D34])&lt;&gt;0)" style:apply-style-name="ConditionalStyle_5f_4" style:base-cell-address="'Agile Roadmap'.B34"/>
    </style:style>
    <style:style style:name="ce37" style:family="table-cell" style:parent-style-name="Default">
      <style:table-cell-properties fo:background-color="#ffffff" style:diagonal-bl-tr="none" style:diagonal-tl-br="none" fo:border="none" style:rotation-align="none"/>
      <style:map style:condition="is-true-formula(LEN([.$D35])&lt;&gt;0)" style:apply-style-name="ConditionalStyle_5f_4" style:base-cell-address="'Agile Roadmap'.B35"/>
    </style:style>
    <style:style style:name="ce38" style:family="table-cell" style:parent-style-name="Default">
      <style:table-cell-properties fo:background-color="#ffffff" style:diagonal-bl-tr="none" style:diagonal-tl-br="none" fo:border="none" style:rotation-align="none"/>
      <style:map style:condition="is-true-formula(LEN([.$D36])&lt;&gt;0)" style:apply-style-name="ConditionalStyle_5f_4" style:base-cell-address="'Agile Roadmap'.B36"/>
    </style:style>
    <style:style style:name="ce39" style:family="table-cell" style:parent-style-name="Default">
      <style:table-cell-properties fo:background-color="#ffffff" style:diagonal-bl-tr="none" style:diagonal-tl-br="none" fo:border="none" style:rotation-align="none"/>
      <style:map style:condition="is-true-formula(LEN([.$D37])&lt;&gt;0)" style:apply-style-name="ConditionalStyle_5f_4" style:base-cell-address="'Agile Roadmap'.B37"/>
    </style:style>
    <style:style style:name="ce40" style:family="table-cell" style:parent-style-name="Default">
      <style:table-cell-properties fo:background-color="#ffffff" style:diagonal-bl-tr="none" style:diagonal-tl-br="none" fo:border="none" style:rotation-align="none"/>
      <style:map style:condition="is-true-formula(LEN([.$D38])&lt;&gt;0)" style:apply-style-name="ConditionalStyle_5f_4" style:base-cell-address="'Agile Roadmap'.B38"/>
    </style:style>
    <style:style style:name="ce41" style:family="table-cell" style:parent-style-name="Default">
      <style:table-cell-properties fo:background-color="#ffffff" style:diagonal-bl-tr="none" style:diagonal-tl-br="none" fo:border="none" style:rotation-align="none"/>
      <style:map style:condition="is-true-formula(LEN([.$D39])&lt;&gt;0)" style:apply-style-name="ConditionalStyle_5f_4" style:base-cell-address="'Agile Roadmap'.B39"/>
    </style:style>
    <style:style style:name="ce42" style:family="table-cell" style:parent-style-name="Default">
      <style:table-cell-properties fo:background-color="#ffffff" style:diagonal-bl-tr="none" style:diagonal-tl-br="none" fo:border="none" style:rotation-align="none"/>
      <style:map style:condition="is-true-formula(LEN([.$D40])&lt;&gt;0)" style:apply-style-name="ConditionalStyle_5f_4" style:base-cell-address="'Agile Roadmap'.B40"/>
    </style:style>
    <style:style style:name="ce43" style:family="table-cell" style:parent-style-name="Default">
      <style:table-cell-properties fo:background-color="#ffffff" style:diagonal-bl-tr="none" style:diagonal-tl-br="none" fo:border="none" style:rotation-align="none"/>
      <style:map style:condition="is-true-formula(LEN([.$D41])&lt;&gt;0)" style:apply-style-name="ConditionalStyle_5f_4" style:base-cell-address="'Agile Roadmap'.B41"/>
    </style:style>
    <style:style style:name="ce44" style:family="table-cell" style:parent-style-name="Default">
      <style:table-cell-properties fo:background-color="#ffffff" style:diagonal-bl-tr="none" style:diagonal-tl-br="none" fo:border="none" style:rotation-align="none"/>
      <style:map style:condition="is-true-formula(LEN([.$D42])&lt;&gt;0)" style:apply-style-name="ConditionalStyle_5f_4" style:base-cell-address="'Agile Roadmap'.B42"/>
    </style:style>
    <style:style style:name="ce45" style:family="table-cell" style:parent-style-name="Default">
      <style:table-cell-properties fo:background-color="#ffffff" style:diagonal-bl-tr="none" style:diagonal-tl-br="none" fo:border="none" style:rotation-align="none"/>
      <style:map style:condition="is-true-formula(LEN([.$D43])&lt;&gt;0)" style:apply-style-name="ConditionalStyle_5f_4" style:base-cell-address="'Agile Roadmap'.B43"/>
    </style:style>
    <style:style style:name="ce46" style:family="table-cell" style:parent-style-name="Default">
      <style:table-cell-properties fo:background-color="#ffffff" style:diagonal-bl-tr="none" style:diagonal-tl-br="none" fo:border="none" style:rotation-align="none"/>
      <style:map style:condition="is-true-formula(LEN([.$D44])&lt;&gt;0)" style:apply-style-name="ConditionalStyle_5f_4" style:base-cell-address="'Agile Roadmap'.B44"/>
    </style:style>
    <style:style style:name="ce47" style:family="table-cell" style:parent-style-name="Default">
      <style:table-cell-properties fo:background-color="#ffffff" style:diagonal-bl-tr="none" style:diagonal-tl-br="none" fo:border="none" style:rotation-align="none"/>
      <style:map style:condition="is-true-formula(LEN([.$D45])&lt;&gt;0)" style:apply-style-name="ConditionalStyle_5f_4" style:base-cell-address="'Agile Roadmap'.B45"/>
    </style:style>
    <style:style style:name="ce48" style:family="table-cell" style:parent-style-name="Default">
      <style:table-cell-properties fo:background-color="#ffffff" style:diagonal-bl-tr="none" style:diagonal-tl-br="none" fo:border="none" style:rotation-align="none"/>
      <style:map style:condition="is-true-formula(LEN([.$D46])&lt;&gt;0)" style:apply-style-name="ConditionalStyle_5f_4" style:base-cell-address="'Agile Roadmap'.B46"/>
    </style:style>
    <style:style style:name="ce49" style:family="table-cell" style:parent-style-name="Default">
      <style:table-cell-properties fo:background-color="#ffffff" style:diagonal-bl-tr="none" style:diagonal-tl-br="none" fo:border="none" style:rotation-align="none"/>
      <style:map style:condition="is-true-formula(LEN([.$D47])&lt;&gt;0)" style:apply-style-name="ConditionalStyle_5f_4" style:base-cell-address="'Agile Roadmap'.B47"/>
    </style:style>
    <style:style style:name="ce50" style:family="table-cell" style:parent-style-name="Default">
      <style:table-cell-properties fo:background-color="#ffffff" style:diagonal-bl-tr="none" style:diagonal-tl-br="none" fo:border="none" style:rotation-align="none"/>
      <style:map style:condition="is-true-formula(LEN([.$D48])&lt;&gt;0)" style:apply-style-name="ConditionalStyle_5f_4" style:base-cell-address="'Agile Roadmap'.B48"/>
    </style:style>
    <style:style style:name="ce51" style:family="table-cell" style:parent-style-name="Default">
      <style:table-cell-properties fo:background-color="#ffffff" style:diagonal-bl-tr="none" style:diagonal-tl-br="none" fo:border="none" style:rotation-align="none"/>
      <style:map style:condition="is-true-formula(LEN([.$D49])&lt;&gt;0)" style:apply-style-name="ConditionalStyle_5f_4" style:base-cell-address="'Agile Roadmap'.B49"/>
    </style:style>
    <style:style style:name="ce52" style:family="table-cell" style:parent-style-name="Default">
      <style:table-cell-properties fo:background-color="#ffffff" style:diagonal-bl-tr="none" style:diagonal-tl-br="none" fo:border="none" style:rotation-align="none"/>
      <style:map style:condition="is-true-formula(LEN([.$D50])&lt;&gt;0)" style:apply-style-name="ConditionalStyle_5f_4" style:base-cell-address="'Agile Roadmap'.B50"/>
    </style:style>
    <style:style style:name="ce53" style:family="table-cell" style:parent-style-name="Default">
      <style:table-cell-properties fo:background-color="#ffffff" style:diagonal-bl-tr="none" style:diagonal-tl-br="none" fo:border="none" style:rotation-align="none"/>
      <style:map style:condition="is-true-formula(LEN([.$D51])&lt;&gt;0)" style:apply-style-name="ConditionalStyle_5f_4" style:base-cell-address="'Agile Roadmap'.B51"/>
    </style:style>
    <style:style style:name="ce54" style:family="table-cell" style:parent-style-name="Default">
      <style:table-cell-properties fo:background-color="#ffffff" style:diagonal-bl-tr="none" style:diagonal-tl-br="none" fo:border="none" style:rotation-align="none"/>
      <style:map style:condition="is-true-formula(LEN([.$D52])&lt;&gt;0)" style:apply-style-name="ConditionalStyle_5f_4" style:base-cell-address="'Agile Roadmap'.B52"/>
    </style:style>
    <style:style style:name="ce55" style:family="table-cell" style:parent-style-name="Default">
      <style:table-cell-properties fo:background-color="#ffffff" style:diagonal-bl-tr="none" style:diagonal-tl-br="none" fo:border="none" style:rotation-align="none"/>
      <style:map style:condition="is-true-formula(LEN([.$D53])&lt;&gt;0)" style:apply-style-name="ConditionalStyle_5f_4" style:base-cell-address="'Agile Roadmap'.B53"/>
    </style:style>
    <style:style style:name="ce56" style:family="table-cell" style:parent-style-name="Default">
      <style:table-cell-properties fo:background-color="#ffffff" style:diagonal-bl-tr="none" style:diagonal-tl-br="none" fo:border="none" style:rotation-align="none"/>
      <style:map style:condition="is-true-formula(LEN([.$D54])&lt;&gt;0)" style:apply-style-name="ConditionalStyle_5f_4" style:base-cell-address="'Agile Roadmap'.B54"/>
    </style:style>
    <style:style style:name="ce57" style:family="table-cell" style:parent-style-name="Default">
      <style:table-cell-properties fo:background-color="#ffffff" style:diagonal-bl-tr="none" style:diagonal-tl-br="none" fo:border="none" style:rotation-align="none"/>
      <style:map style:condition="is-true-formula(LEN([.$D55])&lt;&gt;0)" style:apply-style-name="ConditionalStyle_5f_4" style:base-cell-address="'Agile Roadmap'.B55"/>
    </style:style>
    <style:style style:name="ce58" style:family="table-cell" style:parent-style-name="Default">
      <style:table-cell-properties fo:background-color="#ffffff" style:diagonal-bl-tr="none" style:diagonal-tl-br="none" fo:border="none" style:rotation-align="none"/>
      <style:map style:condition="is-true-formula(LEN([.$D56])&lt;&gt;0)" style:apply-style-name="ConditionalStyle_5f_4" style:base-cell-address="'Agile Roadmap'.B56"/>
    </style:style>
    <style:style style:name="ce59" style:family="table-cell" style:parent-style-name="Default">
      <style:table-cell-properties fo:background-color="#ffffff" style:diagonal-bl-tr="none" style:diagonal-tl-br="none" fo:border="none" style:rotation-align="none"/>
      <style:map style:condition="is-true-formula(LEN([.$D57])&lt;&gt;0)" style:apply-style-name="ConditionalStyle_5f_4" style:base-cell-address="'Agile Roadmap'.B57"/>
    </style:style>
    <style:style style:name="ce60" style:family="table-cell" style:parent-style-name="Default">
      <style:table-cell-properties fo:background-color="#ffffff" style:diagonal-bl-tr="none" style:diagonal-tl-br="none" fo:border="none" style:rotation-align="none"/>
      <style:map style:condition="is-true-formula(LEN([.$D58])&lt;&gt;0)" style:apply-style-name="ConditionalStyle_5f_4" style:base-cell-address="'Agile Roadmap'.B58"/>
    </style:style>
    <style:style style:name="ce61" style:family="table-cell" style:parent-style-name="Default">
      <style:table-cell-properties fo:background-color="#ffffff" style:diagonal-bl-tr="none" style:diagonal-tl-br="none" fo:border="none" style:rotation-align="none"/>
      <style:map style:condition="is-true-formula(LEN([.$D59])&lt;&gt;0)" style:apply-style-name="ConditionalStyle_5f_4" style:base-cell-address="'Agile Roadmap'.B59"/>
    </style:style>
    <style:style style:name="ce62" style:family="table-cell" style:parent-style-name="Default">
      <style:table-cell-properties fo:background-color="#ffffff" style:diagonal-bl-tr="none" style:diagonal-tl-br="none" fo:border="none" style:rotation-align="none"/>
      <style:map style:condition="is-true-formula(LEN([.$D60])&lt;&gt;0)" style:apply-style-name="ConditionalStyle_5f_4" style:base-cell-address="'Agile Roadmap'.B60"/>
    </style:style>
    <style:style style:name="ce63" style:family="table-cell" style:parent-style-name="Default">
      <style:table-cell-properties fo:background-color="#ffffff" style:diagonal-bl-tr="none" style:diagonal-tl-br="none" fo:border="none" style:rotation-align="none"/>
      <style:map style:condition="is-true-formula(LEN([.$D61])&lt;&gt;0)" style:apply-style-name="ConditionalStyle_5f_4" style:base-cell-address="'Agile Roadmap'.B61"/>
    </style:style>
    <style:style style:name="ce64" style:family="table-cell" style:parent-style-name="Default">
      <style:table-cell-properties fo:background-color="#ffffff" style:diagonal-bl-tr="none" style:diagonal-tl-br="none" fo:border="none" style:rotation-align="none"/>
      <style:map style:condition="is-true-formula(LEN([.$D62])&lt;&gt;0)" style:apply-style-name="ConditionalStyle_5f_4" style:base-cell-address="'Agile Roadmap'.B62"/>
    </style:style>
    <style:style style:name="ce65" style:family="table-cell" style:parent-style-name="Default">
      <style:table-cell-properties fo:background-color="#ffffff" style:diagonal-bl-tr="none" style:diagonal-tl-br="none" fo:border="none" style:rotation-align="none"/>
      <style:map style:condition="is-true-formula(LEN([.$D63])&lt;&gt;0)" style:apply-style-name="ConditionalStyle_5f_4" style:base-cell-address="'Agile Roadmap'.B63"/>
    </style:style>
    <style:style style:name="ce66" style:family="table-cell" style:parent-style-name="Default">
      <style:table-cell-properties fo:background-color="#ffffff" style:diagonal-bl-tr="none" style:diagonal-tl-br="none" fo:border="none" style:rotation-align="none"/>
      <style:map style:condition="is-true-formula(LEN([.$D64])&lt;&gt;0)" style:apply-style-name="ConditionalStyle_5f_4" style:base-cell-address="'Agile Roadmap'.B64"/>
    </style:style>
    <style:style style:name="ce67" style:family="table-cell" style:parent-style-name="Default">
      <style:table-cell-properties fo:background-color="#ffffff" style:diagonal-bl-tr="none" style:diagonal-tl-br="none" fo:border="none" style:rotation-align="none"/>
      <style:map style:condition="is-true-formula(LEN([.$D65])&lt;&gt;0)" style:apply-style-name="ConditionalStyle_5f_4" style:base-cell-address="'Agile Roadmap'.B65"/>
    </style:style>
    <style:style style:name="ce68" style:family="table-cell" style:parent-style-name="Default">
      <style:table-cell-properties fo:background-color="#ffffff" style:diagonal-bl-tr="none" style:diagonal-tl-br="none" fo:border="none" style:rotation-align="none"/>
      <style:map style:condition="is-true-formula(LEN([.$D66])&lt;&gt;0)" style:apply-style-name="ConditionalStyle_5f_4" style:base-cell-address="'Agile Roadmap'.B66"/>
    </style:style>
    <style:style style:name="ce69" style:family="table-cell" style:parent-style-name="Default">
      <style:table-cell-properties fo:background-color="#ffffff" style:diagonal-bl-tr="none" style:diagonal-tl-br="none" fo:border="none" style:rotation-align="none"/>
      <style:map style:condition="is-true-formula(LEN([.$D67])&lt;&gt;0)" style:apply-style-name="ConditionalStyle_5f_4" style:base-cell-address="'Agile Roadmap'.B67"/>
    </style:style>
    <style:style style:name="ce70" style:family="table-cell" style:parent-style-name="Default">
      <style:table-cell-properties fo:background-color="#ffffff" style:diagonal-bl-tr="none" style:diagonal-tl-br="none" fo:border="none" style:rotation-align="none"/>
      <style:map style:condition="is-true-formula(LEN([.$D68])&lt;&gt;0)" style:apply-style-name="ConditionalStyle_5f_4" style:base-cell-address="'Agile Roadmap'.B68"/>
    </style:style>
    <style:style style:name="ce71" style:family="table-cell" style:parent-style-name="Default">
      <style:table-cell-properties fo:background-color="#ffffff" style:diagonal-bl-tr="none" style:diagonal-tl-br="none" fo:border="none" style:rotation-align="none"/>
      <style:map style:condition="is-true-formula(LEN([.$D69])&lt;&gt;0)" style:apply-style-name="ConditionalStyle_5f_4" style:base-cell-address="'Agile Roadmap'.B69"/>
    </style:style>
    <style:style style:name="ce72" style:family="table-cell" style:parent-style-name="Default">
      <style:table-cell-properties fo:background-color="#ffffff" style:diagonal-bl-tr="none" style:diagonal-tl-br="none" fo:border="none" style:rotation-align="none"/>
      <style:map style:condition="is-true-formula(LEN([.$D70])&lt;&gt;0)" style:apply-style-name="ConditionalStyle_5f_4" style:base-cell-address="'Agile Roadmap'.B70"/>
    </style:style>
    <style:style style:name="ce73" style:family="table-cell" style:parent-style-name="Default">
      <style:table-cell-properties fo:background-color="#ffffff" style:diagonal-bl-tr="none" style:diagonal-tl-br="none" fo:border="none" style:rotation-align="none"/>
      <style:map style:condition="is-true-formula(LEN([.$D71])&lt;&gt;0)" style:apply-style-name="ConditionalStyle_5f_4" style:base-cell-address="'Agile Roadmap'.B71"/>
    </style:style>
    <style:style style:name="ce74" style:family="table-cell" style:parent-style-name="Default">
      <style:table-cell-properties fo:background-color="#ffffff" style:diagonal-bl-tr="none" style:diagonal-tl-br="none" fo:border="none" style:rotation-align="none"/>
      <style:map style:condition="is-true-formula(LEN([.$D72])&lt;&gt;0)" style:apply-style-name="ConditionalStyle_5f_4" style:base-cell-address="'Agile Roadmap'.B72"/>
    </style:style>
    <style:style style:name="ce75" style:family="table-cell" style:parent-style-name="Default">
      <style:table-cell-properties fo:background-color="#ffffff" style:diagonal-bl-tr="none" style:diagonal-tl-br="none" fo:border="none" style:rotation-align="none"/>
      <style:map style:condition="is-true-formula(LEN([.$D73])&lt;&gt;0)" style:apply-style-name="ConditionalStyle_5f_4" style:base-cell-address="'Agile Roadmap'.B73"/>
    </style:style>
    <style:style style:name="ce76" style:family="table-cell" style:parent-style-name="Default">
      <style:table-cell-properties fo:background-color="#ffffff" style:diagonal-bl-tr="none" style:diagonal-tl-br="none" fo:border="none" style:rotation-align="none"/>
      <style:map style:condition="is-true-formula(LEN([.$D74])&lt;&gt;0)" style:apply-style-name="ConditionalStyle_5f_4" style:base-cell-address="'Agile Roadmap'.B74"/>
    </style:style>
    <style:style style:name="ce77" style:family="table-cell" style:parent-style-name="Default">
      <style:table-cell-properties fo:background-color="#ffffff" style:diagonal-bl-tr="none" style:diagonal-tl-br="none" fo:border="none" style:rotation-align="none"/>
      <style:map style:condition="is-true-formula(LEN([.$D75])&lt;&gt;0)" style:apply-style-name="ConditionalStyle_5f_4" style:base-cell-address="'Agile Roadmap'.B75"/>
    </style:style>
    <style:style style:name="ce78" style:family="table-cell" style:parent-style-name="Default">
      <style:table-cell-properties fo:background-color="#ffffff" style:diagonal-bl-tr="none" style:diagonal-tl-br="none" fo:border="none" style:rotation-align="none"/>
      <style:map style:condition="is-true-formula(LEN([.$D76])&lt;&gt;0)" style:apply-style-name="ConditionalStyle_5f_4" style:base-cell-address="'Agile Roadmap'.B76"/>
    </style:style>
    <style:style style:name="ce79" style:family="table-cell" style:parent-style-name="Default">
      <style:table-cell-properties fo:background-color="#ffffff" style:diagonal-bl-tr="none" style:diagonal-tl-br="none" fo:border="none" style:rotation-align="none"/>
      <style:map style:condition="is-true-formula(LEN([.$D77])&lt;&gt;0)" style:apply-style-name="ConditionalStyle_5f_4" style:base-cell-address="'Agile Roadmap'.B77"/>
    </style:style>
    <style:style style:name="ce80" style:family="table-cell" style:parent-style-name="Default">
      <style:table-cell-properties fo:background-color="#ffffff" style:diagonal-bl-tr="none" style:diagonal-tl-br="none" fo:border="none" style:rotation-align="none"/>
      <style:map style:condition="is-true-formula(LEN([.$D78])&lt;&gt;0)" style:apply-style-name="ConditionalStyle_5f_4" style:base-cell-address="'Agile Roadmap'.B78"/>
    </style:style>
    <style:style style:name="ce81" style:family="table-cell" style:parent-style-name="Default">
      <style:table-cell-properties fo:background-color="#ffffff" style:diagonal-bl-tr="none" style:diagonal-tl-br="none" fo:border="none" style:rotation-align="none"/>
      <style:map style:condition="is-true-formula(LEN([.$D79])&lt;&gt;0)" style:apply-style-name="ConditionalStyle_5f_4" style:base-cell-address="'Agile Roadmap'.B79"/>
    </style:style>
    <style:style style:name="ce82" style:family="table-cell" style:parent-style-name="Default">
      <style:table-cell-properties fo:background-color="#ffffff" style:diagonal-bl-tr="none" style:diagonal-tl-br="none" fo:border="none" style:rotation-align="none"/>
      <style:map style:condition="is-true-formula(LEN([.$D80])&lt;&gt;0)" style:apply-style-name="ConditionalStyle_5f_4" style:base-cell-address="'Agile Roadmap'.B80"/>
    </style:style>
    <style:style style:name="ce83" style:family="table-cell" style:parent-style-name="Default">
      <style:table-cell-properties fo:background-color="#ffffff" style:diagonal-bl-tr="none" style:diagonal-tl-br="none" fo:border="none" style:rotation-align="none"/>
      <style:map style:condition="is-true-formula(LEN([.$D81])&lt;&gt;0)" style:apply-style-name="ConditionalStyle_5f_4" style:base-cell-address="'Agile Roadmap'.B81"/>
    </style:style>
    <style:style style:name="ce84" style:family="table-cell" style:parent-style-name="Default">
      <style:table-cell-properties fo:background-color="#ffffff" style:diagonal-bl-tr="none" style:diagonal-tl-br="none" fo:border="none" style:rotation-align="none"/>
      <style:map style:condition="is-true-formula(ISNUMBER(SEARCH(&quot;No Change&quot;;[.$B14])))" style:apply-style-name="ConditionalStyle_5f_6" style:base-cell-address="'Agile Roadmap'.B14"/>
      <style:map style:condition="is-true-formula(LEN([.$B14])&lt;&gt;0)" style:apply-style-name="ConditionalStyle_5f_5" style:base-cell-address="'Agile Roadmap'.B14"/>
    </style:style>
    <style:style style:name="ce85" style:family="table-cell" style:parent-style-name="Excel_20_Built-in_20_Title" style:data-style-name="N0">
      <style:table-cell-properties fo:border-bottom="2.49pt solid #12b2eb" fo:background-color="#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style>
    <style:style style:name="ce86" style:family="table-cell" style:parent-style-name="Default">
      <style:table-cell-properties fo:background-color="#b2b2b2" style:diagonal-bl-tr="none" style:diagonal-tl-br="none" fo:border="none" style:rotation-align="none"/>
      <style:text-properties style:use-window-font-color="true"/>
    </style:style>
    <style:style style:name="ce87" style:family="table-cell" style:parent-style-name="Default">
      <style:table-cell-properties fo:background-color="#ffffff" style:diagonal-bl-tr="none" style:diagonal-tl-br="none" fo:border="none" style:rotation-align="none"/>
      <style:map style:condition="is-true-formula(LEN([.$D13])&lt;&gt;0)" style:apply-style-name="ConditionalStyle_5f_4" style:base-cell-address="'Agile Roadmap'.C13"/>
    </style:style>
    <style:style style:name="ce88" style:family="table-cell" style:parent-style-name="Default">
      <style:table-cell-properties style:diagonal-bl-tr="none" style:diagonal-tl-br="none" fo:background-color="transparent" fo:border="none" style:rotation-align="none"/>
    </style:style>
    <style:style style:name="ce89" style:family="table-cell" style:parent-style-name="Default">
      <style:table-cell-properties fo:background-color="#b2b2b2" style:diagonal-bl-tr="none" style:diagonal-tl-br="none" fo:border="none" style:rotation-align="none"/>
      <style:text-properties style:use-window-font-color="true"/>
      <style:map style:condition="is-true-formula(LEN([.$D3])&lt;&gt;0)" style:apply-style-name="ConditionalStyle_5f_4" style:base-cell-address="'Agile Roadmap'.D3"/>
    </style:style>
    <style:style style:name="ce90" style:family="table-cell" style:parent-style-name="Default">
      <style:table-cell-properties fo:background-color="#ffffff" style:diagonal-bl-tr="none" style:diagonal-tl-br="none" fo:border="none" style:rotation-align="none"/>
      <style:map style:condition="is-true-formula(LEN([.$D13])&lt;&gt;0)" style:apply-style-name="ConditionalStyle_5f_4" style:base-cell-address="'Agile Roadmap'.D13"/>
    </style:style>
    <style:style style:name="ce91" style:family="table-cell" style:parent-style-name="Default">
      <style:table-cell-properties fo:background-color="#ffffff" style:diagonal-bl-tr="none" style:diagonal-tl-br="none" fo:border="none" style:rotation-align="none"/>
      <style:map style:condition="is-true-formula(LEN([.$D14])&lt;&gt;0)" style:apply-style-name="ConditionalStyle_5f_4" style:base-cell-address="'Agile Roadmap'.D14"/>
    </style:style>
    <style:style style:name="ce92" style:family="table-cell" style:parent-style-name="Default">
      <style:table-cell-properties fo:background-color="#ffffff" style:diagonal-bl-tr="none" style:diagonal-tl-br="none" fo:border="none" style:rotation-align="none"/>
      <style:map style:condition="is-true-formula(LEN([.$D15])&lt;&gt;0)" style:apply-style-name="ConditionalStyle_5f_4" style:base-cell-address="'Agile Roadmap'.D15"/>
    </style:style>
    <style:style style:name="ce93" style:family="table-cell" style:parent-style-name="Default">
      <style:table-cell-properties fo:background-color="#ffffff" style:diagonal-bl-tr="none" style:diagonal-tl-br="none" fo:border="none" style:rotation-align="none"/>
      <style:map style:condition="is-true-formula(LEN([.$D16])&lt;&gt;0)" style:apply-style-name="ConditionalStyle_5f_4" style:base-cell-address="'Agile Roadmap'.D16"/>
    </style:style>
    <style:style style:name="ce94" style:family="table-cell" style:parent-style-name="Default">
      <style:table-cell-properties fo:background-color="#ffffff" style:diagonal-bl-tr="none" style:diagonal-tl-br="none" fo:border="none" style:rotation-align="none"/>
      <style:map style:condition="is-true-formula(LEN([.$D3])&lt;&gt;0)" style:apply-style-name="ConditionalStyle_5f_4" style:base-cell-address="'Agile Roadmap'.D3"/>
    </style:style>
    <style:style style:name="ce95" style:family="table-cell" style:parent-style-name="Default">
      <style:table-cell-properties fo:background-color="#ffffff" style:diagonal-bl-tr="none" style:diagonal-tl-br="none" fo:border="none" style:rotation-align="none"/>
      <style:map style:condition="is-true-formula(LEN([.$D13])&lt;&gt;0)" style:apply-style-name="ConditionalStyle_5f_4" style:base-cell-address="'Agile Roadmap'.E13"/>
    </style:style>
    <style:style style:name="ce96" style:family="table-cell" style:parent-style-name="Default">
      <style:table-cell-properties fo:background-color="#b2b2b2" style:diagonal-bl-tr="none" style:diagonal-tl-br="none" fo:border="none" style:rotation-align="none"/>
      <style:text-properties style:use-window-font-color="true"/>
      <style:map style:condition="is-true-formula(LEN([.$F3])&lt;&gt;0)" style:apply-style-name="ConditionalStyle_5f_3" style:base-cell-address="'Agile Roadmap'.F3"/>
    </style:style>
    <style:style style:name="ce97" style:family="table-cell" style:parent-style-name="Default">
      <style:table-cell-properties fo:background-color="#ffffff" style:diagonal-bl-tr="none" style:diagonal-tl-br="none" fo:border="none" style:rotation-align="none"/>
      <style:map style:condition="is-true-formula(LEN([.$D13])&lt;&gt;0)" style:apply-style-name="ConditionalStyle_5f_4" style:base-cell-address="'Agile Roadmap'.F13"/>
    </style:style>
    <style:style style:name="ce98" style:family="table-cell" style:parent-style-name="Default">
      <style:table-cell-properties style:diagonal-bl-tr="none" style:diagonal-tl-br="none" fo:background-color="transparent" fo:border="none" style:rotation-align="none"/>
      <style:map style:condition="is-true-formula(LEN([.$F3])&lt;&gt;0)" style:apply-style-name="ConditionalStyle_5f_3" style:base-cell-address="'Agile Roadmap'.F3"/>
    </style:style>
    <style:style style:name="ce99" style:family="table-cell" style:parent-style-name="Default">
      <style:table-cell-properties fo:background-color="#ffffff" style:diagonal-bl-tr="none" style:diagonal-tl-br="none" fo:border="none" style:rotation-align="none"/>
      <style:map style:condition="is-true-formula(LEN([.$F3])&lt;&gt;0)" style:apply-style-name="ConditionalStyle_5f_3" style:base-cell-address="'Agile Roadmap'.F3"/>
    </style:style>
    <style:style style:name="ce100" style:family="table-cell" style:parent-style-name="Default">
      <style:table-cell-properties fo:background-color="#ffffff" style:diagonal-bl-tr="none" style:diagonal-tl-br="none" fo:border="none" style:rotation-align="none"/>
      <style:map style:condition="is-true-formula(LEN([.$D13])&lt;&gt;0)" style:apply-style-name="ConditionalStyle_5f_4" style:base-cell-address="'Agile Roadmap'.G13"/>
    </style:style>
    <style:style style:name="ce101" style:family="table-cell" style:parent-style-name="Default">
      <style:table-cell-properties fo:background-color="#b2b2b2" style:diagonal-bl-tr="none" style:diagonal-tl-br="none" fo:border="none" style:rotation-align="none"/>
      <style:text-properties style:use-window-font-color="true"/>
      <style:map style:condition="is-true-formula(LEN([.$H3])&lt;&gt;0)" style:apply-style-name="ConditionalStyle_5f_2" style:base-cell-address="'Agile Roadmap'.H3"/>
    </style:style>
    <style:style style:name="ce102" style:family="table-cell" style:parent-style-name="Default">
      <style:table-cell-properties fo:background-color="#ffffff" style:diagonal-bl-tr="none" style:diagonal-tl-br="none" fo:border="none" style:rotation-align="none"/>
      <style:map style:condition="is-true-formula(LEN([.$D13])&lt;&gt;0)" style:apply-style-name="ConditionalStyle_5f_4" style:base-cell-address="'Agile Roadmap'.H13"/>
    </style:style>
    <style:style style:name="ce103" style:family="table-cell" style:parent-style-name="Default">
      <style:table-cell-properties style:diagonal-bl-tr="none" style:diagonal-tl-br="none" fo:background-color="transparent" fo:border="none" style:rotation-align="none"/>
      <style:map style:condition="is-true-formula(LEN([.$F14])&lt;&gt;0)" style:apply-style-name="ConditionalStyle_5f_3" style:base-cell-address="'Agile Roadmap'.H14"/>
    </style:style>
    <style:style style:name="ce104" style:family="table-cell" style:parent-style-name="Default">
      <style:table-cell-properties style:diagonal-bl-tr="none" style:diagonal-tl-br="none" fo:background-color="transparent" fo:border="none" style:rotation-align="none"/>
      <style:map style:condition="is-true-formula(LEN([.$H3])&lt;&gt;0)" style:apply-style-name="ConditionalStyle_5f_2" style:base-cell-address="'Agile Roadmap'.H3"/>
    </style:style>
    <style:style style:name="ce105" style:family="table-cell" style:parent-style-name="Default">
      <style:table-cell-properties fo:background-color="#ffffff" style:diagonal-bl-tr="none" style:diagonal-tl-br="none" fo:border="none" style:rotation-align="none"/>
      <style:map style:condition="is-true-formula(LEN([.$H3])&lt;&gt;0)" style:apply-style-name="ConditionalStyle_5f_2" style:base-cell-address="'Agile Roadmap'.H3"/>
    </style:style>
    <style:style style:name="ce106" style:family="table-cell" style:parent-style-name="Default">
      <style:table-cell-properties fo:background-color="#ffffff"/>
      <style:text-properties style:use-window-font-color="true"/>
    </style:style>
    <style:style style:name="ce107" style:family="table-cell" style:parent-style-name="Default">
      <style:table-cell-properties fo:background-color="#ffffff" style:diagonal-bl-tr="none" style:diagonal-tl-br="none" fo:border="none" style:rotation-align="none"/>
      <style:text-properties style:use-window-font-color="true"/>
    </style:style>
    <style:style style:name="ce108" style:family="table-cell" style:parent-style-name="Excel_20_Built-in_20_Heading_20_4"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ce109" style:family="table-cell" style:parent-style-name="Excel_20_Built-in_20_Heading_20_4"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gr1" style:family="graphic">
      <style:graphic-properties draw:stroke="dash" draw:stroke-dash="Dashed_20__28_var_29__20_4" svg:stroke-width="0.74pt" svg:stroke-color="#0000cc" draw:stroke-linejoin="round" draw:fill="none" draw:textarea-horizontal-align="center" draw:textarea-vertical-align="top" draw:auto-grow-height="false" fo:padding-top="3.54pt" fo:padding-bottom="3.54pt" fo:padding-left="7.09pt" fo:padding-right="7.09pt" fo:wrap-option="wrap"/>
    </style:style>
    <style:style style:name="gr2" style:family="graphic">
      <style:graphic-properties draw:stroke="solid" svg:stroke-width="0.99pt" svg:stroke-color="#0000cc" draw:stroke-linejoin="miter" draw:fill="none" draw:textarea-vertical-align="top" draw:auto-grow-height="false" draw:fit-to-size="false" fo:min-height="0pt" fo:min-width="4.76pt" fo:padding-top="3.54pt" fo:padding-bottom="3.54pt" fo:padding-left="7.09pt" fo:padding-right="7.09pt" fo:wrap-option="wrap"/>
    </style:style>
    <style:style style:name="gr3" style:family="graphic">
      <style:graphic-properties draw:stroke="solid" svg:stroke-width="0.99pt" svg:stroke-color="#0000cc" draw:stroke-linejoin="miter" draw:fill="none" draw:textarea-vertical-align="top" draw:auto-grow-height="false" draw:fit-to-size="false" fo:min-height="0pt" fo:min-width="0pt" fo:padding-top="3.54pt" fo:padding-bottom="3.54pt" fo:padding-left="7.09pt" fo:padding-right="7.09pt" fo:wrap-option="wrap"/>
    </style:style>
    <style:style style:name="gr4" style:family="graphic">
      <style:graphic-properties draw:stroke="solid" svg:stroke-width="0.99pt" svg:stroke-color="#0000cc" draw:stroke-linejoin="miter" draw:fill="none" draw:textarea-vertical-align="top" draw:auto-grow-height="false" draw:fit-to-size="false" fo:min-height="0.06pt" fo:min-width="0pt" fo:padding-top="3.54pt" fo:padding-bottom="3.54pt" fo:padding-left="7.09pt" fo:padding-right="7.09pt" fo:wrap-option="wrap"/>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Current&quot;;&quot;Near-term&quot;;&quot;Future&quot;;&quot;Completed&quot;)" table:allow-empty-cell="true" table:display-list="unsorted" table:base-cell-address="'Roadmap data'.B3">
          <table:help-message table:display="true"/>
          <table:error-message table:message-type="stop" table:display="true"/>
        </table:content-validation>
        <table:content-validation table:name="val2" table:condition="of:cell-content-is-in-list(&quot;1 - High&quot;;&quot;2 - Med&quot;;&quot;3 - Low&quot;)" table:allow-empty-cell="true" table:display-list="unsorted" table:base-cell-address="'Roadmap data'.D3">
          <table:help-message table:display="true"/>
          <table:error-message table:message-type="stop" table:display="true"/>
        </table:content-validation>
      </table:content-validations>
      <table:table table:name="Roadmap data"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1" table:default-cell-style-name="Default"/>
        <table:table-column table:style-name="co5" table:number-columns-repeated="1018" table:default-cell-style-name="Default"/>
        <table:table-header-rows>
          <table:table-row table:style-name="ro1">
            <table:table-cell office:value-type="string" calcext:value-type="string">
              <text:p>Create an Agile Roadmap by entering important milestones or activities in the Roadmap Data table in this worksheet.</text:p>
              <text:p>The title of this worksheet is in cell B1. </text:p>
              <text:p>Information about how to use this worksheet, including instructions for screen readers is in the About worksheet.</text:p>
              <text:p>Continue navigating down column A for further instructions.</text:p>
            </table:table-cell>
            <table:table-cell table:style-name="ce2" office:value-type="string" calcext:value-type="string">
              <text:p>Agile Timeline Data</text:p>
            </table:table-cell>
            <table:table-cell table:number-columns-repeated="1022"/>
          </table:table-row>
          <table:table-row table:style-name="ro2">
            <table:table-cell office:value-type="string" calcext:value-type="string">
              <text:p>Table headings are in cells B2 to E2. Use heading filters to sort the table and find specific items.</text:p>
              <text:p>The Agile Roadmap works best when the table is sorted in Ascending order by Priority, followed by Milestone or Activity.</text:p>
              <text:p>Sample data is in the Roadmap Data table from cells B3 to E12. </text:p>
              <text:p>When a milestone or activity is completed, update the corresponding Result field to show the results in the Agile Roadmap worksheet. Enter “No Change” to highlight milestones with no impact.</text:p>
              <text:p>Continue to cell A13 for the next instruction.</text:p>
              <text:p/>
            </table:table-cell>
            <table:table-cell office:value-type="string" calcext:value-type="string">
              <text:p>Target</text:p>
            </table:table-cell>
            <table:table-cell office:value-type="string" calcext:value-type="string">
              <text:p>Milestone or Activity</text:p>
            </table:table-cell>
            <table:table-cell office:value-type="string" calcext:value-type="string">
              <text:p>Priority</text:p>
            </table:table-cell>
            <table:table-cell office:value-type="string" calcext:value-type="string">
              <text:p>Result</text:p>
            </table:table-cell>
            <table:table-cell/>
            <table:table-cell table:style-name="ce4" office:value-type="string" calcext:value-type="string">
              <text:p>&lt;-- sort table by Priority and Milestone or Activity, in ascending order</text:p>
            </table:table-cell>
            <table:table-cell table:number-columns-repeated="1017"/>
          </table:table-row>
        </table:table-header-rows>
        <table:table-row table:style-name="ro3">
          <table:table-cell table:style-name="Default"/>
          <table:table-cell table:content-validation-name="val1" office:value-type="string" calcext:value-type="string">
            <text:p>Current</text:p>
          </table:table-cell>
          <table:table-cell office:value-type="string" calcext:value-type="string">
            <text:p>Activity 1</text:p>
            <text:p>Build prototype</text:p>
          </table:table-cell>
          <table:table-cell table:content-validation-name="val2" office:value-type="string" calcext:value-type="string">
            <text:p>1 - High</text:p>
          </table:table-cell>
          <table:table-cell table:number-columns-repeated="2"/>
          <table:table-cell table:style-name="ce4" office:value-type="string" calcext:value-type="string">
            <text:p>&lt;-- add a result for each completed Milestone. Enter “No Change” to highlight milestones with no impact.</text:p>
          </table:table-cell>
          <table:table-cell table:number-columns-repeated="1017"/>
        </table:table-row>
        <table:table-row table:style-name="ro3">
          <table:table-cell table:style-name="Default"/>
          <table:table-cell table:content-validation-name="val1" office:value-type="string" calcext:value-type="string">
            <text:p>Near-term</text:p>
          </table:table-cell>
          <table:table-cell office:value-type="string" calcext:value-type="string">
            <text:p>Activity 2</text:p>
            <text:p>Demo prototype</text:p>
          </table:table-cell>
          <table:table-cell table:content-validation-name="val2" office:value-type="string" calcext:value-type="string">
            <text:p>1 - High</text:p>
          </table:table-cell>
          <table:table-cell table:number-columns-repeated="1020"/>
        </table:table-row>
        <table:table-row table:style-name="ro2">
          <table:table-cell table:style-name="Default"/>
          <table:table-cell table:content-validation-name="val1" office:value-type="string" calcext:value-type="string">
            <text:p>Current</text:p>
          </table:table-cell>
          <table:table-cell office:value-type="string" calcext:value-type="string">
            <text:p>Activity 6</text:p>
          </table:table-cell>
          <table:table-cell table:content-validation-name="val2" office:value-type="string" calcext:value-type="string">
            <text:p>1 - High</text:p>
          </table:table-cell>
          <table:table-cell table:number-columns-repeated="1020"/>
        </table:table-row>
        <table:table-row table:style-name="ro4">
          <table:table-cell table:style-name="Default"/>
          <table:table-cell table:content-validation-name="val1" office:value-type="string" calcext:value-type="string">
            <text:p>Future</text:p>
          </table:table-cell>
          <table:table-cell office:value-type="string" calcext:value-type="string">
            <text:p>Activity 7</text:p>
            <text:p>Outsource Development of stage-one implementation</text:p>
          </table:table-cell>
          <table:table-cell table:content-validation-name="val2" office:value-type="string" calcext:value-type="string">
            <text:p>1 - High</text:p>
          </table:table-cell>
          <table:table-cell table:number-columns-repeated="1020"/>
        </table:table-row>
        <table:table-row table:style-name="ro3">
          <table:table-cell table:style-name="Default"/>
          <table:table-cell table:content-validation-name="val1" office:value-type="string" calcext:value-type="string">
            <text:p>Completed</text:p>
          </table:table-cell>
          <table:table-cell office:value-type="string" calcext:value-type="string">
            <text:p>Activity 9</text:p>
            <text:p>Stage one approved</text:p>
          </table:table-cell>
          <table:table-cell table:content-validation-name="val2" office:value-type="string" calcext:value-type="string">
            <text:p>1 - High</text:p>
          </table:table-cell>
          <table:table-cell office:value-type="string" calcext:value-type="string">
            <text:p>Decrease by 10%</text:p>
          </table:table-cell>
          <table:table-cell table:number-columns-repeated="1019"/>
        </table:table-row>
        <table:table-row table:style-name="ro2">
          <table:table-cell table:style-name="Default"/>
          <table:table-cell table:content-validation-name="val1" office:value-type="string" calcext:value-type="string">
            <text:p>Future</text:p>
          </table:table-cell>
          <table:table-cell office:value-type="string" calcext:value-type="string">
            <text:p>Activity 10</text:p>
          </table:table-cell>
          <table:table-cell table:content-validation-name="val2" office:value-type="string" calcext:value-type="string">
            <text:p>2 - Med</text:p>
          </table:table-cell>
          <table:table-cell table:number-columns-repeated="1020"/>
        </table:table-row>
        <table:table-row table:style-name="ro2">
          <table:table-cell table:style-name="Default"/>
          <table:table-cell table:content-validation-name="val1" office:value-type="string" calcext:value-type="string">
            <text:p>Near-term</text:p>
          </table:table-cell>
          <table:table-cell office:value-type="string" calcext:value-type="string">
            <text:p>Activity 8</text:p>
          </table:table-cell>
          <table:table-cell table:content-validation-name="val2" office:value-type="string" calcext:value-type="string">
            <text:p>2 - Med</text:p>
          </table:table-cell>
          <table:table-cell table:number-columns-repeated="1020"/>
        </table:table-row>
        <table:table-row table:style-name="ro2">
          <table:table-cell table:style-name="Default"/>
          <table:table-cell table:content-validation-name="val1" office:value-type="string" calcext:value-type="string">
            <text:p>Completed</text:p>
          </table:table-cell>
          <table:table-cell office:value-type="string" calcext:value-type="string">
            <text:p>Activity 3</text:p>
          </table:table-cell>
          <table:table-cell table:content-validation-name="val2" office:value-type="string" calcext:value-type="string">
            <text:p>3 - Low</text:p>
          </table:table-cell>
          <table:table-cell office:value-type="string" calcext:value-type="string">
            <text:p>No Change</text:p>
          </table:table-cell>
          <table:table-cell table:number-columns-repeated="1019"/>
        </table:table-row>
        <table:table-row table:style-name="ro2">
          <table:table-cell table:style-name="Default"/>
          <table:table-cell table:content-validation-name="val1" office:value-type="string" calcext:value-type="string">
            <text:p>Future</text:p>
          </table:table-cell>
          <table:table-cell office:value-type="string" calcext:value-type="string">
            <text:p>Activity 4</text:p>
          </table:table-cell>
          <table:table-cell table:content-validation-name="val2" office:value-type="string" calcext:value-type="string">
            <text:p>3 - Low</text:p>
          </table:table-cell>
          <table:table-cell table:number-columns-repeated="1020"/>
        </table:table-row>
        <table:table-row table:style-name="ro2">
          <table:table-cell table:style-name="Default"/>
          <table:table-cell table:content-validation-name="val1" office:value-type="string" calcext:value-type="string">
            <text:p>Current</text:p>
          </table:table-cell>
          <table:table-cell office:value-type="string" calcext:value-type="string">
            <text:p>Activity 5</text:p>
          </table:table-cell>
          <table:table-cell table:content-validation-name="val2" office:value-type="string" calcext:value-type="string">
            <text:p>3 - Low</text:p>
          </table:table-cell>
          <table:table-cell table:number-columns-repeated="1020"/>
        </table:table-row>
        <table:table-row table:style-name="ro2">
          <table:table-cell office:value-type="string" calcext:value-type="string">
            <text:p>Add new items by inserting new rows into the table above this line.</text:p>
            <text:p>This is the last instruction in this worksheet.</text:p>
          </table:table-cell>
          <table:table-cell table:style-name="ce3" office:value-type="string" calcext:value-type="string" table:number-columns-spanned="4" table:number-rows-spanned="1">
            <text:p>Add new items by inserting new rows above this line</text:p>
          </table:table-cell>
          <table:covered-table-cell table:number-columns-repeated="3" table:style-name="ce3"/>
          <table:table-cell table:number-columns-repeated="1019"/>
        </table:table-row>
        <table:table-row table:style-name="ro2" table:number-rows-repeated="1048562">
          <table:table-cell table:number-columns-repeated="1024"/>
        </table:table-row>
        <table:table-row table:style-name="ro2">
          <table:table-cell table:number-columns-repeated="1024"/>
        </table:table-row>
        <table:named-expressions>
          <table:named-range table:name="_xlnm.Print_Titles" table:base-cell-address="$'Roadmap data'.$A$1" table:cell-range-address="$'Roadmap data'.$A$1:.$AMJ$2" table:range-usable-as="repeat-column repeat-row"/>
        </table:named-expressions>
      </table:table>
      <table:table table:name="Agile Roadmap" table:style-name="ta2">
        <office:forms form:automatic-focus="false" form:apply-design-mode="false"/>
        <table:table-column table:style-name="co6" table:default-cell-style-name="ce5"/>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 table:default-cell-style-name="ce7"/>
        <table:table-column table:style-name="co14" table:number-columns-repeated="1015" table:default-cell-style-name="ce7"/>
        <table:table-row table:style-name="ro1">
          <table:table-cell office:value-type="string" calcext:value-type="string">
            <text:p>An Agile Roadmap displaying milestones and activities from Raodmap Data worksheet is in this worksheet. </text:p>
            <text:p>Title is in cell B1. </text:p>
            <text:p>Results that have the phrase “No Change” are highlighted in light orange, rgb(255, 230, 210).</text:p>
            <text:p>Completed milestones or activities are highlighted in light green, rgb(237,251,219).</text:p>
          </table:table-cell>
          <table:table-cell table:style-name="ce8" office:value-type="string" calcext:value-type="string" table:number-columns-spanned="7" table:number-rows-spanned="1">
            <text:p>Week wise chart for the month of February</text:p>
          </table:table-cell>
          <table:covered-table-cell table:number-columns-repeated="6" table:style-name="ce85"/>
          <table:table-cell table:style-name="ce106"/>
          <table:table-cell table:number-columns-repeated="1015"/>
        </table:table-row>
        <table:table-row table:style-name="ro5">
          <table:table-cell office:value-type="string" calcext:value-type="string">
            <text:p>Chart headings are in cells B2, D2, F2 and H2. They read: Completed, Current, Near-term and Future. Modify these headings to change the Target selection values in the Roadmap Data table in the Roadmap Data worksheet.</text:p>
            <text:p>Cells B3 to H20 contain the Milestones and activities for the headings in this row. </text:p>
            <text:p>Milestones and activities are created in the Roadmap Data worksheet.</text:p>
            <text:p>Do NOT modify or delete entries in this worksheet. Update the Roadmap Data table in the Roadmap Data worksheet to update content in this worksheet.</text:p>
            <text:p>This is the last instruction in this worksheet.</text:p>
          </table:table-cell>
          <table:table-cell table:style-name="ce9" office:value-type="string" calcext:value-type="string">
            <text:p>Week 1</text:p>
            <draw:g table:end-cell-address="'Agile Roadmap'.C12" table:end-x="8.33pt" table:end-y="9.89pt" draw:z-index="2">
              <draw:line draw:name="Straight connector 12" draw:style-name="gr1" draw:text-style-name="P1" svg:x1="220.17pt" svg:y1="24.18pt" svg:x2="220.2pt" svg:y2="301.78pt">
                <text:p/>
              </draw:line>
              <draw:custom-shape draw:name="Flowchart: Extract 13" draw:style-name="gr2" draw:text-style-name="P1" svg:width="37.87pt" svg:height="14.09pt" draw:transform="rotate (-3.14159265358979) translate (239.130708661417pt 320.088188976378pt)">
                <text:p/>
                <draw:enhanced-geometry draw:mirror-horizontal="false" draw:mirror-vertical="false" drawooo:sub-view-size="2 2"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g>
          </table:table-cell>
          <table:table-cell table:style-name="ce86"/>
          <table:table-cell table:style-name="ce9" office:value-type="string" calcext:value-type="string">
            <text:p>Week 2</text:p>
          </table:table-cell>
          <table:table-cell table:style-name="ce9"/>
          <table:table-cell table:style-name="ce9" office:value-type="string" calcext:value-type="string">
            <text:p>Week 3</text:p>
            <draw:g table:end-cell-address="'Agile Roadmap'.F27" table:end-x="35.15pt" table:end-y="8.76pt" draw:z-index="1">
              <draw:line draw:name="Straight connector 12" draw:style-name="gr1" draw:text-style-name="P1" svg:x1="17.15pt" svg:y1="20.24pt" svg:x2="17.18pt" svg:y2="297.58pt">
                <text:p/>
              </draw:line>
              <draw:custom-shape draw:name="Flowchart: Extract 13" draw:style-name="gr3" draw:text-style-name="P1" svg:width="14.85pt" svg:height="14.09pt" draw:transform="rotate (-3.14159265358979) translate (24.6047244094488pt 315.864566929134pt)">
                <text:p/>
                <draw:enhanced-geometry draw:mirror-horizontal="false" draw:mirror-vertical="false" drawooo:sub-view-size="2 2"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g>
          </table:table-cell>
          <table:table-cell table:style-name="ce9"/>
          <table:table-cell table:style-name="ce9" office:value-type="string" calcext:value-type="string">
            <text:p>Week 4</text:p>
            <draw:g table:end-cell-address="'Agile Roadmap'.H12" table:end-x="25.51pt" table:end-y="8.96pt" draw:z-index="0">
              <draw:line draw:name="Straight Connector 3" draw:style-name="gr1" draw:text-style-name="P1" svg:x1="13.83pt" svg:y1="20.24pt" svg:x2="13.86pt" svg:y2="300.67pt">
                <text:p/>
              </draw:line>
              <draw:custom-shape draw:name="Flowchart: Extract 9" draw:style-name="gr4" draw:text-style-name="P1" svg:width="23.33pt" svg:height="14.23pt" draw:transform="rotate (-3.14159265358979) translate (25.511811023622pt 319.152755905512pt)">
                <text:p/>
                <draw:enhanced-geometry draw:mirror-horizontal="false" draw:mirror-vertical="false" drawooo:sub-view-size="2 2"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g>
          </table:table-cell>
          <table:table-cell table:style-name="ce107"/>
          <table:table-cell table:number-columns-repeated="1015"/>
        </table:table-row>
        <table:table-row table:style-name="ro6">
          <table:table-cell table:style-name="ce6"/>
          <table:table-cell table:style-name="ce10" table:number-matrix-columns-spanned="1" table:number-matrix-rows-spanned="1" table:formula="of:=IFERROR(INDEX(Activity;SMALL(IF(Target=[.$D$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3])))&amp;CHAR(10);&quot;&quot;)">
            <text:p/>
          </table:table-cell>
          <table:table-cell table:style-name="ce86"/>
          <table:table-cell table:style-name="ce96" table:number-matrix-columns-spanned="1" table:number-matrix-rows-spanned="1" table:formula="of:=IFERROR(INDEX(Activity;SMALL(IF(Target=[.$F$2];ROW(Activity)-MIN(ROW(Activity))+1);ROWS([.$B$3:.B3])))&amp;CHAR(10);&quot;&quot;)">
            <text:p/>
          </table:table-cell>
          <table:table-cell table:style-name="ce86"/>
          <table:table-cell table:style-name="ce101" table:number-matrix-columns-spanned="1" table:number-matrix-rows-spanned="1" table:formula="of:=IFERROR(INDEX(Activity;SMALL(IF(Target=[.$H$2];ROW(Activity)-MIN(ROW(Activity))+1);ROWS([.$B$3:.B3])))&amp;CHAR(10);&quot;&quot;)">
            <text:p/>
          </table:table-cell>
          <table:table-cell table:style-name="ce107"/>
          <table:table-cell table:number-columns-repeated="1015"/>
        </table:table-row>
        <table:table-row table:style-name="ro7">
          <table:table-cell table:style-name="ce6"/>
          <table:table-cell table:style-name="ce10" table:number-matrix-columns-spanned="1" table:number-matrix-rows-spanned="1" table:formula="of:=IFERROR(INDEX(Activity;SMALL(IF(Target=[.$D$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4])))&amp;CHAR(10);&quot;&quot;)">
            <text:p/>
          </table:table-cell>
          <table:table-cell table:style-name="ce86"/>
          <table:table-cell table:style-name="ce96" table:number-matrix-columns-spanned="1" table:number-matrix-rows-spanned="1" table:formula="of:=IFERROR(INDEX(Activity;SMALL(IF(Target=[.$F$2];ROW(Activity)-MIN(ROW(Activity))+1);ROWS([.$B$3:.B4])))&amp;CHAR(10);&quot;&quot;)">
            <text:p/>
          </table:table-cell>
          <table:table-cell table:style-name="ce86"/>
          <table:table-cell table:style-name="ce101" table:number-matrix-columns-spanned="1" table:number-matrix-rows-spanned="1" table:formula="of:=IFERROR(INDEX(Activity;SMALL(IF(Target=[.$H$2];ROW(Activity)-MIN(ROW(Activity))+1);ROWS([.$B$3:.B4])))&amp;CHAR(10);&quot;&quot;)">
            <text:p/>
          </table:table-cell>
          <table:table-cell table:style-name="ce107"/>
          <table:table-cell table:number-columns-repeated="1015"/>
        </table:table-row>
        <table:table-row table:style-name="ro5">
          <table:table-cell table:style-name="ce6"/>
          <table:table-cell table:style-name="ce10" table:number-matrix-columns-spanned="1" table:number-matrix-rows-spanned="1" table:formula="of:=IFERROR(INDEX(Activity;SMALL(IF(Target=[.$D$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5])))&amp;CHAR(10);&quot;&quot;)">
            <text:p/>
          </table:table-cell>
          <table:table-cell table:style-name="ce86"/>
          <table:table-cell table:style-name="ce96" table:number-matrix-columns-spanned="1" table:number-matrix-rows-spanned="1" table:formula="of:=IFERROR(INDEX(Activity;SMALL(IF(Target=[.$F$2];ROW(Activity)-MIN(ROW(Activity))+1);ROWS([.$B$3:.B5])))&amp;CHAR(10);&quot;&quot;)">
            <text:p/>
          </table:table-cell>
          <table:table-cell table:style-name="ce86"/>
          <table:table-cell table:style-name="ce101" table:number-matrix-columns-spanned="1" table:number-matrix-rows-spanned="1" table:formula="of:=IFERROR(INDEX(Activity;SMALL(IF(Target=[.$H$2];ROW(Activity)-MIN(ROW(Activity))+1);ROWS([.$B$3:.B5])))&amp;CHAR(10);&quot;&quot;)">
            <text:p/>
          </table:table-cell>
          <table:table-cell table:style-name="ce107"/>
          <table:table-cell table:number-columns-repeated="1015"/>
        </table:table-row>
        <table:table-row table:style-name="ro5">
          <table:table-cell table:style-name="ce6"/>
          <table:table-cell table:style-name="ce10" table:number-matrix-columns-spanned="1" table:number-matrix-rows-spanned="1" table:formula="of:=IFERROR(INDEX(Activity;SMALL(IF(Target=[.$D$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6])))&amp;CHAR(10);&quot;&quot;)">
            <text:p/>
          </table:table-cell>
          <table:table-cell table:style-name="ce86"/>
          <table:table-cell table:style-name="ce96" table:number-matrix-columns-spanned="1" table:number-matrix-rows-spanned="1" table:formula="of:=IFERROR(INDEX(Activity;SMALL(IF(Target=[.$F$2];ROW(Activity)-MIN(ROW(Activity))+1);ROWS([.$B$3:.B6])))&amp;CHAR(10);&quot;&quot;)">
            <text:p/>
          </table:table-cell>
          <table:table-cell table:style-name="ce86"/>
          <table:table-cell table:style-name="ce101" table:number-matrix-columns-spanned="1" table:number-matrix-rows-spanned="1" table:formula="of:=IFERROR(INDEX(Activity;SMALL(IF(Target=[.$H$2];ROW(Activity)-MIN(ROW(Activity))+1);ROWS([.$B$3:.B6])))&amp;CHAR(10);&quot;&quot;)">
            <text:p/>
          </table:table-cell>
          <table:table-cell table:style-name="ce107"/>
          <table:table-cell table:number-columns-repeated="1015"/>
        </table:table-row>
        <table:table-row table:style-name="ro8">
          <table:table-cell table:style-name="ce6"/>
          <table:table-cell table:style-name="ce10" table:number-matrix-columns-spanned="1" table:number-matrix-rows-spanned="1" table:formula="of:=IFERROR(INDEX(Activity;SMALL(IF(Target=[.$D$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7])))&amp;CHAR(10);&quot;&quot;)">
            <text:p/>
          </table:table-cell>
          <table:table-cell table:style-name="ce86"/>
          <table:table-cell table:style-name="ce96" table:number-matrix-columns-spanned="1" table:number-matrix-rows-spanned="1" table:formula="of:=IFERROR(INDEX(Activity;SMALL(IF(Target=[.$F$2];ROW(Activity)-MIN(ROW(Activity))+1);ROWS([.$B$3:.B7])))&amp;CHAR(10);&quot;&quot;)">
            <text:p/>
          </table:table-cell>
          <table:table-cell table:style-name="ce86"/>
          <table:table-cell table:style-name="ce101" table:number-matrix-columns-spanned="1" table:number-matrix-rows-spanned="1" table:formula="of:=IFERROR(INDEX(Activity;SMALL(IF(Target=[.$H$2];ROW(Activity)-MIN(ROW(Activity))+1);ROWS([.$B$3:.B7])))&amp;CHAR(10);&quot;&quot;)">
            <text:p/>
          </table:table-cell>
          <table:table-cell table:style-name="ce107"/>
          <table:table-cell table:number-columns-repeated="1015"/>
        </table:table-row>
        <table:table-row table:style-name="ro8">
          <table:table-cell table:style-name="ce6"/>
          <table:table-cell table:style-name="ce10" table:number-matrix-columns-spanned="1" table:number-matrix-rows-spanned="1" table:formula="of:=IFERROR(INDEX(Activity;SMALL(IF(Target=[.$D$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8])))&amp;CHAR(10);&quot;&quot;)">
            <text:p/>
          </table:table-cell>
          <table:table-cell table:style-name="ce86"/>
          <table:table-cell table:style-name="ce96" table:number-matrix-columns-spanned="1" table:number-matrix-rows-spanned="1" table:formula="of:=IFERROR(INDEX(Activity;SMALL(IF(Target=[.$F$2];ROW(Activity)-MIN(ROW(Activity))+1);ROWS([.$B$3:.B8])))&amp;CHAR(10);&quot;&quot;)">
            <text:p/>
          </table:table-cell>
          <table:table-cell table:style-name="ce86"/>
          <table:table-cell table:style-name="ce101" table:number-matrix-columns-spanned="1" table:number-matrix-rows-spanned="1" table:formula="of:=IFERROR(INDEX(Activity;SMALL(IF(Target=[.$H$2];ROW(Activity)-MIN(ROW(Activity))+1);ROWS([.$B$3:.B8])))&amp;CHAR(10);&quot;&quot;)">
            <text:p/>
          </table:table-cell>
          <table:table-cell table:style-name="ce107"/>
          <table:table-cell table:number-columns-repeated="1015"/>
        </table:table-row>
        <table:table-row table:style-name="ro6">
          <table:table-cell table:style-name="ce6"/>
          <table:table-cell table:style-name="ce11" table:number-matrix-columns-spanned="1" table:number-matrix-rows-spanned="1" table:formula="of:=IFERROR(INDEX(Activity;SMALL(IF(Target=[.$H$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9])))&amp;CHAR(10);&quot;&quot;)">
            <text:p/>
          </table:table-cell>
          <table:table-cell table:style-name="ce86"/>
          <table:table-cell table:style-name="ce96" table:number-matrix-columns-spanned="1" table:number-matrix-rows-spanned="1" table:formula="of:=IFERROR(INDEX(Activity;SMALL(IF(Target=[.$F$2];ROW(Activity)-MIN(ROW(Activity))+1);ROWS([.$B$3:.B9])))&amp;CHAR(10);&quot;&quot;)">
            <text:p/>
          </table:table-cell>
          <table:table-cell table:style-name="ce86"/>
          <table:table-cell table:style-name="ce101" table:number-matrix-columns-spanned="1" table:number-matrix-rows-spanned="1" table:formula="of:=IFERROR(INDEX(Activity;SMALL(IF(Target=[.$H$2];ROW(Activity)-MIN(ROW(Activity))+1);ROWS([.$B$3:.B9])))&amp;CHAR(10);&quot;&quot;)">
            <text:p/>
          </table:table-cell>
          <table:table-cell table:style-name="ce107"/>
          <table:table-cell table:number-columns-repeated="1015"/>
        </table:table-row>
        <table:table-row table:style-name="ro6">
          <table:table-cell table:style-name="ce6"/>
          <table:table-cell table:style-name="ce12" table:number-matrix-columns-spanned="1" table:number-matrix-rows-spanned="1" table:formula="of:=IFERROR(INDEX(Activity;SMALL(IF(Target=[.$H$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10])))&amp;CHAR(10);&quot;&quot;)">
            <text:p/>
          </table:table-cell>
          <table:table-cell table:style-name="ce86"/>
          <table:table-cell table:style-name="ce96" table:number-matrix-columns-spanned="1" table:number-matrix-rows-spanned="1" table:formula="of:=IFERROR(INDEX(Activity;SMALL(IF(Target=[.$F$2];ROW(Activity)-MIN(ROW(Activity))+1);ROWS([.$B$3:.B10])))&amp;CHAR(10);&quot;&quot;)">
            <text:p/>
          </table:table-cell>
          <table:table-cell table:style-name="ce86"/>
          <table:table-cell table:style-name="ce101" table:number-matrix-columns-spanned="1" table:number-matrix-rows-spanned="1" table:formula="of:=IFERROR(INDEX(Activity;SMALL(IF(Target=[.$H$2];ROW(Activity)-MIN(ROW(Activity))+1);ROWS([.$B$3:.B10])))&amp;CHAR(10);&quot;&quot;)">
            <text:p/>
          </table:table-cell>
          <table:table-cell table:style-name="ce107"/>
          <table:table-cell table:number-columns-repeated="1015"/>
        </table:table-row>
        <table:table-row table:style-name="ro6">
          <table:table-cell table:style-name="ce6"/>
          <table:table-cell table:style-name="ce13" table:number-matrix-columns-spanned="1" table:number-matrix-rows-spanned="1" table:formula="of:=IFERROR(INDEX(Activity;SMALL(IF(Target=[.$H$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11])))&amp;CHAR(10);&quot;&quot;)">
            <text:p/>
          </table:table-cell>
          <table:table-cell table:style-name="ce86"/>
          <table:table-cell table:style-name="ce96" table:number-matrix-columns-spanned="1" table:number-matrix-rows-spanned="1" table:formula="of:=IFERROR(INDEX(Activity;SMALL(IF(Target=[.$F$2];ROW(Activity)-MIN(ROW(Activity))+1);ROWS([.$B$3:.B11])))&amp;CHAR(10);&quot;&quot;)">
            <text:p/>
          </table:table-cell>
          <table:table-cell table:style-name="ce86"/>
          <table:table-cell table:style-name="ce101" table:number-matrix-columns-spanned="1" table:number-matrix-rows-spanned="1" table:formula="of:=IFERROR(INDEX(Activity;SMALL(IF(Target=[.$H$2];ROW(Activity)-MIN(ROW(Activity))+1);ROWS([.$B$3:.B11])))&amp;CHAR(10);&quot;&quot;)">
            <text:p/>
          </table:table-cell>
          <table:table-cell table:style-name="ce107"/>
          <table:table-cell table:number-columns-repeated="1015"/>
        </table:table-row>
        <table:table-row table:style-name="ro6">
          <table:table-cell table:style-name="ce6"/>
          <table:table-cell table:style-name="ce14" table:number-matrix-columns-spanned="1" table:number-matrix-rows-spanned="1" table:formula="of:=IFERROR(INDEX(Activity;SMALL(IF(Target=[.$H$2];ROW(Activity)-MIN(ROW(Activity))+1);ROWS([#REF!])))&amp;CHAR(10);&quot;&quot;)">
            <text:p/>
          </table:table-cell>
          <table:table-cell table:style-name="ce86"/>
          <table:table-cell table:style-name="ce89" table:number-matrix-columns-spanned="1" table:number-matrix-rows-spanned="1" table:formula="of:=IFERROR(INDEX(Activity;SMALL(IF(Target=[.$D$2];ROW(Activity)-MIN(ROW(Activity))+1);ROWS([.$B$3:.B12])))&amp;CHAR(10);&quot;&quot;)">
            <text:p/>
          </table:table-cell>
          <table:table-cell table:style-name="ce86"/>
          <table:table-cell table:style-name="ce96" table:number-matrix-columns-spanned="1" table:number-matrix-rows-spanned="1" table:formula="of:=IFERROR(INDEX(Activity;SMALL(IF(Target=[.$F$2];ROW(Activity)-MIN(ROW(Activity))+1);ROWS([.$B$3:.B12])))&amp;CHAR(10);&quot;&quot;)">
            <text:p/>
          </table:table-cell>
          <table:table-cell table:style-name="ce86"/>
          <table:table-cell table:style-name="ce101" table:number-matrix-columns-spanned="1" table:number-matrix-rows-spanned="1" table:formula="of:=IFERROR(INDEX(Activity;SMALL(IF(Target=[.$H$2];ROW(Activity)-MIN(ROW(Activity))+1);ROWS([.$B$3:.B12])))&amp;CHAR(10);&quot;&quot;)">
            <text:p/>
          </table:table-cell>
          <table:table-cell table:style-name="ce107"/>
          <table:table-cell table:number-columns-repeated="1015"/>
        </table:table-row>
        <table:table-row table:style-name="ro6">
          <table:table-cell table:style-name="ce6"/>
          <table:table-cell table:style-name="ce15" table:number-matrix-columns-spanned="1" table:number-matrix-rows-spanned="1" table:formula="of:=IFERROR(INDEX(Activity;SMALL(IF(Target=[.$D$2];ROW(Activity)-MIN(ROW(Activity))+1);ROWS([#REF!])))&amp;CHAR(10);&quot;&quot;)">
            <text:p/>
          </table:table-cell>
          <table:table-cell table:style-name="ce87" table:number-matrix-columns-spanned="1" table:number-matrix-rows-spanned="1" table:formula="of:=IFERROR(INDEX(Activity;SMALL(IF(Target=[.$D$2];ROW(Activity)-MIN(ROW(Activity))+1);ROWS([.A$3:.$B13])))&amp;CHAR(10);&quot;&quot;)">
            <text:p/>
          </table:table-cell>
          <table:table-cell table:style-name="ce90" table:number-matrix-columns-spanned="1" table:number-matrix-rows-spanned="1" table:formula="of:=IFERROR(INDEX(Activity;SMALL(IF(Target=[.$D$2];ROW(Activity)-MIN(ROW(Activity))+1);ROWS([.$B$3:.B13])))&amp;CHAR(10);&quot;&quot;)">
            <text:p/>
          </table:table-cell>
          <table:table-cell table:style-name="ce95" table:number-matrix-columns-spanned="1" table:number-matrix-rows-spanned="1" table:formula="of:=IFERROR(INDEX(Activity;SMALL(IF(Target=[.$D$2];ROW(Activity)-MIN(ROW(Activity))+1);ROWS([.$B$3:.C13])))&amp;CHAR(10);&quot;&quot;)">
            <text:p/>
          </table:table-cell>
          <table:table-cell table:style-name="ce97" table:number-matrix-columns-spanned="1" table:number-matrix-rows-spanned="1" table:formula="of:=IFERROR(INDEX(Activity;SMALL(IF(Target=[.$D$2];ROW(Activity)-MIN(ROW(Activity))+1);ROWS([.$B$3:.D13])))&amp;CHAR(10);&quot;&quot;)">
            <text:p/>
          </table:table-cell>
          <table:table-cell table:style-name="ce100" table:number-matrix-columns-spanned="1" table:number-matrix-rows-spanned="1" table:formula="of:=IFERROR(INDEX(Activity;SMALL(IF(Target=[.$D$2];ROW(Activity)-MIN(ROW(Activity))+1);ROWS([.$B$3:.E13])))&amp;CHAR(10);&quot;&quot;)">
            <text:p/>
          </table:table-cell>
          <table:table-cell table:style-name="ce102" table:number-matrix-columns-spanned="1" table:number-matrix-rows-spanned="1" table:formula="of:=IFERROR(INDEX(Activity;SMALL(IF(Target=[.$D$2];ROW(Activity)-MIN(ROW(Activity))+1);ROWS([.$B$3:.F13])))&amp;CHAR(10);&quot;&quot;)">
            <text:p/>
          </table:table-cell>
          <table:table-cell table:number-columns-repeated="1016"/>
        </table:table-row>
        <table:table-row table:style-name="ro6">
          <table:table-cell table:style-name="ce6"/>
          <table:table-cell table:style-name="ce16" table:number-matrix-columns-spanned="1" table:number-matrix-rows-spanned="1" table:formula="of:=IFERROR(INDEX(Activity;SMALL(IF(Target=[.$D$2];ROW(Activity)-MIN(ROW(Activity))+1);ROWS([#REF!])))&amp;CHAR(10);&quot;&quot;)">
            <text:p/>
          </table:table-cell>
          <table:table-cell table:style-name="ce88"/>
          <table:table-cell table:style-name="ce91" table:number-matrix-columns-spanned="1" table:number-matrix-rows-spanned="1" table:formula="of:=IFERROR(INDEX(Activity;SMALL(IF(Target=[.$D$2];ROW(Activity)-MIN(ROW(Activity))+1);ROWS([.$B$3:.B14])))&amp;CHAR(10);&quot;&quot;)">
            <text:p/>
          </table:table-cell>
          <table:table-cell table:style-name="ce88"/>
          <table:table-cell table:style-name="ce98" table:number-matrix-columns-spanned="1" table:number-matrix-rows-spanned="1" table:formula="of:=IFERROR(INDEX(Activity;SMALL(IF(Target=[.$F$2];ROW(Activity)-MIN(ROW(Activity))+1);ROWS([.$B$3:.B14])))&amp;CHAR(10);&quot;&quot;)">
            <text:p/>
          </table:table-cell>
          <table:table-cell/>
          <table:table-cell table:style-name="ce103" table:number-matrix-columns-spanned="1" table:number-matrix-rows-spanned="1" table:formula="of:=IFERROR(INDEX(Activity;SMALL(IF(Target=[.$F$2];ROW(Activity)-MIN(ROW(Activity))+1);ROWS([.$B$3:.D14])))&amp;CHAR(10);&quot;&quot;)">
            <text:p/>
          </table:table-cell>
          <table:table-cell table:number-columns-repeated="1016"/>
        </table:table-row>
        <table:table-row table:style-name="ro9">
          <table:table-cell table:style-name="ce6"/>
          <table:table-cell table:style-name="ce17" office:value-type="string" calcext:value-type="string">
            <text:p>same for march</text:p>
          </table:table-cell>
          <table:table-cell table:style-name="ce88"/>
          <table:table-cell table:style-name="ce92" table:number-matrix-columns-spanned="1" table:number-matrix-rows-spanned="1" table:formula="of:=IFERROR(INDEX(Activity;SMALL(IF(Target=[.$D$2];ROW(Activity)-MIN(ROW(Activity))+1);ROWS([.$B$3:.B15])))&amp;CHAR(10);&quot;&quot;)">
            <text:p/>
          </table:table-cell>
          <table:table-cell table:style-name="ce88"/>
          <table:table-cell table:style-name="ce98" table:number-matrix-columns-spanned="1" table:number-matrix-rows-spanned="1" table:formula="of:=IFERROR(INDEX(Activity;SMALL(IF(Target=[.$F$2];ROW(Activity)-MIN(ROW(Activity))+1);ROWS([.$B$3:.B15])))&amp;CHAR(10);&quot;&quot;)">
            <text:p/>
          </table:table-cell>
          <table:table-cell/>
          <table:table-cell table:style-name="ce104" table:number-matrix-columns-spanned="1" table:number-matrix-rows-spanned="1" table:formula="of:=IFERROR(INDEX(Activity;SMALL(IF(Target=[.$H$2];ROW(Activity)-MIN(ROW(Activity))+1);ROWS([.$B$3:.B15])))&amp;CHAR(10);&quot;&quot;)">
            <text:p/>
          </table:table-cell>
          <table:table-cell table:number-columns-repeated="1016"/>
        </table:table-row>
        <table:table-row table:style-name="ro6">
          <table:table-cell table:style-name="ce6"/>
          <table:table-cell table:style-name="ce18" table:number-matrix-columns-spanned="1" table:number-matrix-rows-spanned="1" table:formula="of:=IFERROR(INDEX(Activity;SMALL(IF(Target=[.$D$2];ROW(Activity)-MIN(ROW(Activity))+1);ROWS([#REF!])))&amp;CHAR(10);&quot;&quot;)">
            <text:p/>
          </table:table-cell>
          <table:table-cell table:style-name="ce88"/>
          <table:table-cell table:style-name="ce93" table:number-matrix-columns-spanned="1" table:number-matrix-rows-spanned="1" table:formula="of:=IFERROR(INDEX(Activity;SMALL(IF(Target=[.$D$2];ROW(Activity)-MIN(ROW(Activity))+1);ROWS([.$B$3:.B16])))&amp;CHAR(10);&quot;&quot;)">
            <text:p/>
          </table:table-cell>
          <table:table-cell table:style-name="ce88"/>
          <table:table-cell table:style-name="ce98" table:number-matrix-columns-spanned="1" table:number-matrix-rows-spanned="1" table:formula="of:=IFERROR(INDEX(Activity;SMALL(IF(Target=[.$F$2];ROW(Activity)-MIN(ROW(Activity))+1);ROWS([.$B$3:.B16])))&amp;CHAR(10);&quot;&quot;)">
            <text:p/>
          </table:table-cell>
          <table:table-cell/>
          <table:table-cell table:style-name="ce104" table:number-matrix-columns-spanned="1" table:number-matrix-rows-spanned="1" table:formula="of:=IFERROR(INDEX(Activity;SMALL(IF(Target=[.$H$2];ROW(Activity)-MIN(ROW(Activity))+1);ROWS([.$B$3:.B16])))&amp;CHAR(10);&quot;&quot;)">
            <text:p/>
          </table:table-cell>
          <table:table-cell table:number-columns-repeated="1016"/>
        </table:table-row>
        <table:table-row table:style-name="ro6">
          <table:table-cell table:style-name="ce6"/>
          <table:table-cell table:style-name="ce19" table:number-matrix-columns-spanned="1" table:number-matrix-rows-spanned="1" table:formula="of:=IFERROR(INDEX(Activity;SMALL(IF(Target=[.$D$2];ROW(Activity)-MIN(ROW(Activity))+1);ROWS([#REF!])))&amp;CHAR(10);&quot;&quot;)">
            <text:p/>
          </table:table-cell>
          <table:table-cell/>
          <table:table-cell table:style-name="Default"/>
          <table:table-cell/>
          <table:table-cell table:style-name="ce99" table:number-matrix-columns-spanned="1" table:number-matrix-rows-spanned="1" table:formula="of:=IFERROR(INDEX(Activity;SMALL(IF(Target=[.$F$2];ROW(Activity)-MIN(ROW(Activity))+1);ROWS([.$B$3:.B17])))&amp;CHAR(10);&quot;&quot;)">
            <text:p/>
          </table:table-cell>
          <table:table-cell/>
          <table:table-cell table:style-name="ce105" table:number-matrix-columns-spanned="1" table:number-matrix-rows-spanned="1" table:formula="of:=IFERROR(INDEX(Activity;SMALL(IF(Target=[.$H$2];ROW(Activity)-MIN(ROW(Activity))+1);ROWS([.$B$3:.B17])))&amp;CHAR(10);&quot;&quot;)">
            <text:p/>
          </table:table-cell>
          <table:table-cell table:number-columns-repeated="1016"/>
        </table:table-row>
        <table:table-row table:style-name="ro6">
          <table:table-cell table:style-name="ce6"/>
          <table:table-cell table:style-name="ce20"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18])))&amp;CHAR(10);&quot;&quot;)">
            <text:p/>
          </table:table-cell>
          <table:table-cell/>
          <table:table-cell table:style-name="ce99" table:number-matrix-columns-spanned="1" table:number-matrix-rows-spanned="1" table:formula="of:=IFERROR(INDEX(Activity;SMALL(IF(Target=[.$F$2];ROW(Activity)-MIN(ROW(Activity))+1);ROWS([.$B$3:.B18])))&amp;CHAR(10);&quot;&quot;)">
            <text:p/>
          </table:table-cell>
          <table:table-cell/>
          <table:table-cell table:style-name="ce105" table:number-matrix-columns-spanned="1" table:number-matrix-rows-spanned="1" table:formula="of:=IFERROR(INDEX(Activity;SMALL(IF(Target=[.$H$2];ROW(Activity)-MIN(ROW(Activity))+1);ROWS([.$B$3:.B18])))&amp;CHAR(10);&quot;&quot;)">
            <text:p/>
          </table:table-cell>
          <table:table-cell table:number-columns-repeated="1016"/>
        </table:table-row>
        <table:table-row table:style-name="ro6">
          <table:table-cell table:style-name="ce6"/>
          <table:table-cell table:style-name="ce21"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19])))&amp;CHAR(10);&quot;&quot;)">
            <text:p/>
          </table:table-cell>
          <table:table-cell/>
          <table:table-cell table:style-name="ce99" table:number-matrix-columns-spanned="1" table:number-matrix-rows-spanned="1" table:formula="of:=IFERROR(INDEX(Activity;SMALL(IF(Target=[.$F$2];ROW(Activity)-MIN(ROW(Activity))+1);ROWS([.$B$3:.B19])))&amp;CHAR(10);&quot;&quot;)">
            <text:p/>
          </table:table-cell>
          <table:table-cell/>
          <table:table-cell table:style-name="ce105" table:number-matrix-columns-spanned="1" table:number-matrix-rows-spanned="1" table:formula="of:=IFERROR(INDEX(Activity;SMALL(IF(Target=[.$H$2];ROW(Activity)-MIN(ROW(Activity))+1);ROWS([.$B$3:.B19])))&amp;CHAR(10);&quot;&quot;)">
            <text:p/>
          </table:table-cell>
          <table:table-cell table:number-columns-repeated="1016"/>
        </table:table-row>
        <table:table-row table:style-name="ro6">
          <table:table-cell table:style-name="ce6"/>
          <table:table-cell table:style-name="ce22"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0])))&amp;CHAR(10);&quot;&quot;)">
            <text:p/>
          </table:table-cell>
          <table:table-cell/>
          <table:table-cell table:style-name="ce99" table:number-matrix-columns-spanned="1" table:number-matrix-rows-spanned="1" table:formula="of:=IFERROR(INDEX(Activity;SMALL(IF(Target=[.$F$2];ROW(Activity)-MIN(ROW(Activity))+1);ROWS([.$B$3:.B20])))&amp;CHAR(10);&quot;&quot;)">
            <text:p/>
          </table:table-cell>
          <table:table-cell/>
          <table:table-cell table:style-name="ce105" table:number-matrix-columns-spanned="1" table:number-matrix-rows-spanned="1" table:formula="of:=IFERROR(INDEX(Activity;SMALL(IF(Target=[.$H$2];ROW(Activity)-MIN(ROW(Activity))+1);ROWS([.$B$3:.B20])))&amp;CHAR(10);&quot;&quot;)">
            <text:p/>
          </table:table-cell>
          <table:table-cell table:number-columns-repeated="1016"/>
        </table:table-row>
        <table:table-row table:style-name="ro6">
          <table:table-cell table:style-name="ce7"/>
          <table:table-cell table:style-name="ce23"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1])))&amp;CHAR(10);&quot;&quot;)">
            <text:p/>
          </table:table-cell>
          <table:table-cell/>
          <table:table-cell table:style-name="ce99" table:number-matrix-columns-spanned="1" table:number-matrix-rows-spanned="1" table:formula="of:=IFERROR(INDEX(Activity;SMALL(IF(Target=[.$F$2];ROW(Activity)-MIN(ROW(Activity))+1);ROWS([.$B$3:.B21])))&amp;CHAR(10);&quot;&quot;)">
            <text:p/>
          </table:table-cell>
          <table:table-cell/>
          <table:table-cell table:style-name="ce105" table:number-matrix-columns-spanned="1" table:number-matrix-rows-spanned="1" table:formula="of:=IFERROR(INDEX(Activity;SMALL(IF(Target=[.$H$2];ROW(Activity)-MIN(ROW(Activity))+1);ROWS([.$B$3:.B21])))&amp;CHAR(10);&quot;&quot;)">
            <text:p/>
          </table:table-cell>
          <table:table-cell table:number-columns-repeated="1016"/>
        </table:table-row>
        <table:table-row table:style-name="ro6">
          <table:table-cell/>
          <table:table-cell table:style-name="ce24"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2])))&amp;CHAR(10);&quot;&quot;)">
            <text:p/>
          </table:table-cell>
          <table:table-cell/>
          <table:table-cell table:style-name="ce99" table:number-matrix-columns-spanned="1" table:number-matrix-rows-spanned="1" table:formula="of:=IFERROR(INDEX(Activity;SMALL(IF(Target=[.$F$2];ROW(Activity)-MIN(ROW(Activity))+1);ROWS([.$B$3:.B22])))&amp;CHAR(10);&quot;&quot;)">
            <text:p/>
          </table:table-cell>
          <table:table-cell/>
          <table:table-cell table:style-name="ce105" table:number-matrix-columns-spanned="1" table:number-matrix-rows-spanned="1" table:formula="of:=IFERROR(INDEX(Activity;SMALL(IF(Target=[.$H$2];ROW(Activity)-MIN(ROW(Activity))+1);ROWS([.$B$3:.B22])))&amp;CHAR(10);&quot;&quot;)">
            <text:p/>
          </table:table-cell>
          <table:table-cell table:number-columns-repeated="1016"/>
        </table:table-row>
        <table:table-row table:style-name="ro6">
          <table:table-cell/>
          <table:table-cell table:style-name="ce25"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3])))&amp;CHAR(10);&quot;&quot;)">
            <text:p/>
          </table:table-cell>
          <table:table-cell/>
          <table:table-cell table:style-name="ce99" table:number-matrix-columns-spanned="1" table:number-matrix-rows-spanned="1" table:formula="of:=IFERROR(INDEX(Activity;SMALL(IF(Target=[.$F$2];ROW(Activity)-MIN(ROW(Activity))+1);ROWS([.$B$3:.B23])))&amp;CHAR(10);&quot;&quot;)">
            <text:p/>
          </table:table-cell>
          <table:table-cell/>
          <table:table-cell table:style-name="ce105" table:number-matrix-columns-spanned="1" table:number-matrix-rows-spanned="1" table:formula="of:=IFERROR(INDEX(Activity;SMALL(IF(Target=[.$H$2];ROW(Activity)-MIN(ROW(Activity))+1);ROWS([.$B$3:.B23])))&amp;CHAR(10);&quot;&quot;)">
            <text:p/>
          </table:table-cell>
          <table:table-cell table:number-columns-repeated="1016"/>
        </table:table-row>
        <table:table-row table:style-name="ro6">
          <table:table-cell/>
          <table:table-cell table:style-name="ce26"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4])))&amp;CHAR(10);&quot;&quot;)">
            <text:p/>
          </table:table-cell>
          <table:table-cell/>
          <table:table-cell table:style-name="ce99" table:number-matrix-columns-spanned="1" table:number-matrix-rows-spanned="1" table:formula="of:=IFERROR(INDEX(Activity;SMALL(IF(Target=[.$F$2];ROW(Activity)-MIN(ROW(Activity))+1);ROWS([.$B$3:.B24])))&amp;CHAR(10);&quot;&quot;)">
            <text:p/>
          </table:table-cell>
          <table:table-cell/>
          <table:table-cell table:style-name="ce105" table:number-matrix-columns-spanned="1" table:number-matrix-rows-spanned="1" table:formula="of:=IFERROR(INDEX(Activity;SMALL(IF(Target=[.$H$2];ROW(Activity)-MIN(ROW(Activity))+1);ROWS([.$B$3:.B24])))&amp;CHAR(10);&quot;&quot;)">
            <text:p/>
          </table:table-cell>
          <table:table-cell table:number-columns-repeated="1016"/>
        </table:table-row>
        <table:table-row table:style-name="ro6">
          <table:table-cell/>
          <table:table-cell table:style-name="ce27"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5])))&amp;CHAR(10);&quot;&quot;)">
            <text:p/>
          </table:table-cell>
          <table:table-cell/>
          <table:table-cell table:style-name="ce99" table:number-matrix-columns-spanned="1" table:number-matrix-rows-spanned="1" table:formula="of:=IFERROR(INDEX(Activity;SMALL(IF(Target=[.$F$2];ROW(Activity)-MIN(ROW(Activity))+1);ROWS([.$B$3:.B25])))&amp;CHAR(10);&quot;&quot;)">
            <text:p/>
          </table:table-cell>
          <table:table-cell/>
          <table:table-cell table:style-name="ce105" table:number-matrix-columns-spanned="1" table:number-matrix-rows-spanned="1" table:formula="of:=IFERROR(INDEX(Activity;SMALL(IF(Target=[.$H$2];ROW(Activity)-MIN(ROW(Activity))+1);ROWS([.$B$3:.B25])))&amp;CHAR(10);&quot;&quot;)">
            <text:p/>
          </table:table-cell>
          <table:table-cell table:number-columns-repeated="1016"/>
        </table:table-row>
        <table:table-row table:style-name="ro6">
          <table:table-cell/>
          <table:table-cell table:style-name="ce28"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6])))&amp;CHAR(10);&quot;&quot;)">
            <text:p/>
          </table:table-cell>
          <table:table-cell/>
          <table:table-cell table:style-name="ce99" table:number-matrix-columns-spanned="1" table:number-matrix-rows-spanned="1" table:formula="of:=IFERROR(INDEX(Activity;SMALL(IF(Target=[.$F$2];ROW(Activity)-MIN(ROW(Activity))+1);ROWS([.$B$3:.B26])))&amp;CHAR(10);&quot;&quot;)">
            <text:p/>
          </table:table-cell>
          <table:table-cell/>
          <table:table-cell table:style-name="ce105" table:number-matrix-columns-spanned="1" table:number-matrix-rows-spanned="1" table:formula="of:=IFERROR(INDEX(Activity;SMALL(IF(Target=[.$H$2];ROW(Activity)-MIN(ROW(Activity))+1);ROWS([.$B$3:.B26])))&amp;CHAR(10);&quot;&quot;)">
            <text:p/>
          </table:table-cell>
          <table:table-cell table:number-columns-repeated="1016"/>
        </table:table-row>
        <table:table-row table:style-name="ro6">
          <table:table-cell/>
          <table:table-cell table:style-name="ce29"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7])))&amp;CHAR(10);&quot;&quot;)">
            <text:p/>
          </table:table-cell>
          <table:table-cell/>
          <table:table-cell table:style-name="ce99" table:number-matrix-columns-spanned="1" table:number-matrix-rows-spanned="1" table:formula="of:=IFERROR(INDEX(Activity;SMALL(IF(Target=[.$F$2];ROW(Activity)-MIN(ROW(Activity))+1);ROWS([.$B$3:.B27])))&amp;CHAR(10);&quot;&quot;)">
            <text:p/>
          </table:table-cell>
          <table:table-cell/>
          <table:table-cell table:style-name="ce105" table:number-matrix-columns-spanned="1" table:number-matrix-rows-spanned="1" table:formula="of:=IFERROR(INDEX(Activity;SMALL(IF(Target=[.$H$2];ROW(Activity)-MIN(ROW(Activity))+1);ROWS([.$B$3:.B27])))&amp;CHAR(10);&quot;&quot;)">
            <text:p/>
          </table:table-cell>
          <table:table-cell table:number-columns-repeated="1016"/>
        </table:table-row>
        <table:table-row table:style-name="ro6">
          <table:table-cell/>
          <table:table-cell table:style-name="ce30"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8])))&amp;CHAR(10);&quot;&quot;)">
            <text:p/>
          </table:table-cell>
          <table:table-cell/>
          <table:table-cell table:style-name="ce99" table:number-matrix-columns-spanned="1" table:number-matrix-rows-spanned="1" table:formula="of:=IFERROR(INDEX(Activity;SMALL(IF(Target=[.$F$2];ROW(Activity)-MIN(ROW(Activity))+1);ROWS([.$B$3:.B28])))&amp;CHAR(10);&quot;&quot;)">
            <text:p/>
          </table:table-cell>
          <table:table-cell/>
          <table:table-cell table:style-name="ce105" table:number-matrix-columns-spanned="1" table:number-matrix-rows-spanned="1" table:formula="of:=IFERROR(INDEX(Activity;SMALL(IF(Target=[.$H$2];ROW(Activity)-MIN(ROW(Activity))+1);ROWS([.$B$3:.B28])))&amp;CHAR(10);&quot;&quot;)">
            <text:p/>
          </table:table-cell>
          <table:table-cell table:number-columns-repeated="1016"/>
        </table:table-row>
        <table:table-row table:style-name="ro6">
          <table:table-cell/>
          <table:table-cell table:style-name="ce31"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29])))&amp;CHAR(10);&quot;&quot;)">
            <text:p/>
          </table:table-cell>
          <table:table-cell/>
          <table:table-cell table:style-name="ce99" table:number-matrix-columns-spanned="1" table:number-matrix-rows-spanned="1" table:formula="of:=IFERROR(INDEX(Activity;SMALL(IF(Target=[.$F$2];ROW(Activity)-MIN(ROW(Activity))+1);ROWS([.$B$3:.B29])))&amp;CHAR(10);&quot;&quot;)">
            <text:p/>
          </table:table-cell>
          <table:table-cell/>
          <table:table-cell table:style-name="ce105" table:number-matrix-columns-spanned="1" table:number-matrix-rows-spanned="1" table:formula="of:=IFERROR(INDEX(Activity;SMALL(IF(Target=[.$H$2];ROW(Activity)-MIN(ROW(Activity))+1);ROWS([.$B$3:.B29])))&amp;CHAR(10);&quot;&quot;)">
            <text:p/>
          </table:table-cell>
          <table:table-cell table:number-columns-repeated="1016"/>
        </table:table-row>
        <table:table-row table:style-name="ro6">
          <table:table-cell/>
          <table:table-cell table:style-name="ce32"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0])))&amp;CHAR(10);&quot;&quot;)">
            <text:p/>
          </table:table-cell>
          <table:table-cell/>
          <table:table-cell table:style-name="ce99" table:number-matrix-columns-spanned="1" table:number-matrix-rows-spanned="1" table:formula="of:=IFERROR(INDEX(Activity;SMALL(IF(Target=[.$F$2];ROW(Activity)-MIN(ROW(Activity))+1);ROWS([.$B$3:.B30])))&amp;CHAR(10);&quot;&quot;)">
            <text:p/>
          </table:table-cell>
          <table:table-cell/>
          <table:table-cell table:style-name="ce105" table:number-matrix-columns-spanned="1" table:number-matrix-rows-spanned="1" table:formula="of:=IFERROR(INDEX(Activity;SMALL(IF(Target=[.$H$2];ROW(Activity)-MIN(ROW(Activity))+1);ROWS([.$B$3:.B30])))&amp;CHAR(10);&quot;&quot;)">
            <text:p/>
          </table:table-cell>
          <table:table-cell table:number-columns-repeated="1016"/>
        </table:table-row>
        <table:table-row table:style-name="ro6">
          <table:table-cell/>
          <table:table-cell table:style-name="ce33"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1])))&amp;CHAR(10);&quot;&quot;)">
            <text:p/>
          </table:table-cell>
          <table:table-cell/>
          <table:table-cell table:style-name="ce99" table:number-matrix-columns-spanned="1" table:number-matrix-rows-spanned="1" table:formula="of:=IFERROR(INDEX(Activity;SMALL(IF(Target=[.$F$2];ROW(Activity)-MIN(ROW(Activity))+1);ROWS([.$B$3:.B31])))&amp;CHAR(10);&quot;&quot;)">
            <text:p/>
          </table:table-cell>
          <table:table-cell/>
          <table:table-cell table:style-name="ce105" table:number-matrix-columns-spanned="1" table:number-matrix-rows-spanned="1" table:formula="of:=IFERROR(INDEX(Activity;SMALL(IF(Target=[.$H$2];ROW(Activity)-MIN(ROW(Activity))+1);ROWS([.$B$3:.B31])))&amp;CHAR(10);&quot;&quot;)">
            <text:p/>
          </table:table-cell>
          <table:table-cell table:number-columns-repeated="1016"/>
        </table:table-row>
        <table:table-row table:style-name="ro6">
          <table:table-cell/>
          <table:table-cell table:style-name="ce34"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2])))&amp;CHAR(10);&quot;&quot;)">
            <text:p/>
          </table:table-cell>
          <table:table-cell/>
          <table:table-cell table:style-name="ce99" table:number-matrix-columns-spanned="1" table:number-matrix-rows-spanned="1" table:formula="of:=IFERROR(INDEX(Activity;SMALL(IF(Target=[.$F$2];ROW(Activity)-MIN(ROW(Activity))+1);ROWS([.$B$3:.B32])))&amp;CHAR(10);&quot;&quot;)">
            <text:p/>
          </table:table-cell>
          <table:table-cell/>
          <table:table-cell table:style-name="ce105" table:number-matrix-columns-spanned="1" table:number-matrix-rows-spanned="1" table:formula="of:=IFERROR(INDEX(Activity;SMALL(IF(Target=[.$H$2];ROW(Activity)-MIN(ROW(Activity))+1);ROWS([.$B$3:.B32])))&amp;CHAR(10);&quot;&quot;)">
            <text:p/>
          </table:table-cell>
          <table:table-cell table:number-columns-repeated="1016"/>
        </table:table-row>
        <table:table-row table:style-name="ro6">
          <table:table-cell/>
          <table:table-cell table:style-name="ce35"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3])))&amp;CHAR(10);&quot;&quot;)">
            <text:p/>
          </table:table-cell>
          <table:table-cell/>
          <table:table-cell table:style-name="ce99" table:number-matrix-columns-spanned="1" table:number-matrix-rows-spanned="1" table:formula="of:=IFERROR(INDEX(Activity;SMALL(IF(Target=[.$F$2];ROW(Activity)-MIN(ROW(Activity))+1);ROWS([.$B$3:.B33])))&amp;CHAR(10);&quot;&quot;)">
            <text:p/>
          </table:table-cell>
          <table:table-cell/>
          <table:table-cell table:style-name="ce105" table:number-matrix-columns-spanned="1" table:number-matrix-rows-spanned="1" table:formula="of:=IFERROR(INDEX(Activity;SMALL(IF(Target=[.$H$2];ROW(Activity)-MIN(ROW(Activity))+1);ROWS([.$B$3:.B33])))&amp;CHAR(10);&quot;&quot;)">
            <text:p/>
          </table:table-cell>
          <table:table-cell table:number-columns-repeated="1016"/>
        </table:table-row>
        <table:table-row table:style-name="ro6">
          <table:table-cell/>
          <table:table-cell table:style-name="ce36"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4])))&amp;CHAR(10);&quot;&quot;)">
            <text:p/>
          </table:table-cell>
          <table:table-cell/>
          <table:table-cell table:style-name="ce99" table:number-matrix-columns-spanned="1" table:number-matrix-rows-spanned="1" table:formula="of:=IFERROR(INDEX(Activity;SMALL(IF(Target=[.$F$2];ROW(Activity)-MIN(ROW(Activity))+1);ROWS([.$B$3:.B34])))&amp;CHAR(10);&quot;&quot;)">
            <text:p/>
          </table:table-cell>
          <table:table-cell/>
          <table:table-cell table:style-name="ce105" table:number-matrix-columns-spanned="1" table:number-matrix-rows-spanned="1" table:formula="of:=IFERROR(INDEX(Activity;SMALL(IF(Target=[.$H$2];ROW(Activity)-MIN(ROW(Activity))+1);ROWS([.$B$3:.B34])))&amp;CHAR(10);&quot;&quot;)">
            <text:p/>
          </table:table-cell>
          <table:table-cell table:number-columns-repeated="1016"/>
        </table:table-row>
        <table:table-row table:style-name="ro6">
          <table:table-cell/>
          <table:table-cell table:style-name="ce37"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5])))&amp;CHAR(10);&quot;&quot;)">
            <text:p/>
          </table:table-cell>
          <table:table-cell/>
          <table:table-cell table:style-name="ce99" table:number-matrix-columns-spanned="1" table:number-matrix-rows-spanned="1" table:formula="of:=IFERROR(INDEX(Activity;SMALL(IF(Target=[.$F$2];ROW(Activity)-MIN(ROW(Activity))+1);ROWS([.$B$3:.B35])))&amp;CHAR(10);&quot;&quot;)">
            <text:p/>
          </table:table-cell>
          <table:table-cell/>
          <table:table-cell table:style-name="ce105" table:number-matrix-columns-spanned="1" table:number-matrix-rows-spanned="1" table:formula="of:=IFERROR(INDEX(Activity;SMALL(IF(Target=[.$H$2];ROW(Activity)-MIN(ROW(Activity))+1);ROWS([.$B$3:.B35])))&amp;CHAR(10);&quot;&quot;)">
            <text:p/>
          </table:table-cell>
          <table:table-cell table:number-columns-repeated="1016"/>
        </table:table-row>
        <table:table-row table:style-name="ro6">
          <table:table-cell/>
          <table:table-cell table:style-name="ce38"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6])))&amp;CHAR(10);&quot;&quot;)">
            <text:p/>
          </table:table-cell>
          <table:table-cell/>
          <table:table-cell table:style-name="ce99" table:number-matrix-columns-spanned="1" table:number-matrix-rows-spanned="1" table:formula="of:=IFERROR(INDEX(Activity;SMALL(IF(Target=[.$F$2];ROW(Activity)-MIN(ROW(Activity))+1);ROWS([.$B$3:.B36])))&amp;CHAR(10);&quot;&quot;)">
            <text:p/>
          </table:table-cell>
          <table:table-cell/>
          <table:table-cell table:style-name="ce105" table:number-matrix-columns-spanned="1" table:number-matrix-rows-spanned="1" table:formula="of:=IFERROR(INDEX(Activity;SMALL(IF(Target=[.$H$2];ROW(Activity)-MIN(ROW(Activity))+1);ROWS([.$B$3:.B36])))&amp;CHAR(10);&quot;&quot;)">
            <text:p/>
          </table:table-cell>
          <table:table-cell table:number-columns-repeated="1016"/>
        </table:table-row>
        <table:table-row table:style-name="ro6">
          <table:table-cell/>
          <table:table-cell table:style-name="ce39"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7])))&amp;CHAR(10);&quot;&quot;)">
            <text:p/>
          </table:table-cell>
          <table:table-cell/>
          <table:table-cell table:style-name="ce99" table:number-matrix-columns-spanned="1" table:number-matrix-rows-spanned="1" table:formula="of:=IFERROR(INDEX(Activity;SMALL(IF(Target=[.$F$2];ROW(Activity)-MIN(ROW(Activity))+1);ROWS([.$B$3:.B37])))&amp;CHAR(10);&quot;&quot;)">
            <text:p/>
          </table:table-cell>
          <table:table-cell/>
          <table:table-cell table:style-name="ce105" table:number-matrix-columns-spanned="1" table:number-matrix-rows-spanned="1" table:formula="of:=IFERROR(INDEX(Activity;SMALL(IF(Target=[.$H$2];ROW(Activity)-MIN(ROW(Activity))+1);ROWS([.$B$3:.B37])))&amp;CHAR(10);&quot;&quot;)">
            <text:p/>
          </table:table-cell>
          <table:table-cell table:number-columns-repeated="1016"/>
        </table:table-row>
        <table:table-row table:style-name="ro6">
          <table:table-cell/>
          <table:table-cell table:style-name="ce40"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8])))&amp;CHAR(10);&quot;&quot;)">
            <text:p/>
          </table:table-cell>
          <table:table-cell/>
          <table:table-cell table:style-name="ce99" table:number-matrix-columns-spanned="1" table:number-matrix-rows-spanned="1" table:formula="of:=IFERROR(INDEX(Activity;SMALL(IF(Target=[.$F$2];ROW(Activity)-MIN(ROW(Activity))+1);ROWS([.$B$3:.B38])))&amp;CHAR(10);&quot;&quot;)">
            <text:p/>
          </table:table-cell>
          <table:table-cell/>
          <table:table-cell table:style-name="ce105" table:number-matrix-columns-spanned="1" table:number-matrix-rows-spanned="1" table:formula="of:=IFERROR(INDEX(Activity;SMALL(IF(Target=[.$H$2];ROW(Activity)-MIN(ROW(Activity))+1);ROWS([.$B$3:.B38])))&amp;CHAR(10);&quot;&quot;)">
            <text:p/>
          </table:table-cell>
          <table:table-cell table:number-columns-repeated="1016"/>
        </table:table-row>
        <table:table-row table:style-name="ro6">
          <table:table-cell/>
          <table:table-cell table:style-name="ce41"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39])))&amp;CHAR(10);&quot;&quot;)">
            <text:p/>
          </table:table-cell>
          <table:table-cell/>
          <table:table-cell table:style-name="ce99" table:number-matrix-columns-spanned="1" table:number-matrix-rows-spanned="1" table:formula="of:=IFERROR(INDEX(Activity;SMALL(IF(Target=[.$F$2];ROW(Activity)-MIN(ROW(Activity))+1);ROWS([.$B$3:.B39])))&amp;CHAR(10);&quot;&quot;)">
            <text:p/>
          </table:table-cell>
          <table:table-cell/>
          <table:table-cell table:style-name="ce105" table:number-matrix-columns-spanned="1" table:number-matrix-rows-spanned="1" table:formula="of:=IFERROR(INDEX(Activity;SMALL(IF(Target=[.$H$2];ROW(Activity)-MIN(ROW(Activity))+1);ROWS([.$B$3:.B39])))&amp;CHAR(10);&quot;&quot;)">
            <text:p/>
          </table:table-cell>
          <table:table-cell table:number-columns-repeated="1016"/>
        </table:table-row>
        <table:table-row table:style-name="ro6">
          <table:table-cell/>
          <table:table-cell table:style-name="ce42"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0])))&amp;CHAR(10);&quot;&quot;)">
            <text:p/>
          </table:table-cell>
          <table:table-cell/>
          <table:table-cell table:style-name="ce99" table:number-matrix-columns-spanned="1" table:number-matrix-rows-spanned="1" table:formula="of:=IFERROR(INDEX(Activity;SMALL(IF(Target=[.$F$2];ROW(Activity)-MIN(ROW(Activity))+1);ROWS([.$B$3:.B40])))&amp;CHAR(10);&quot;&quot;)">
            <text:p/>
          </table:table-cell>
          <table:table-cell/>
          <table:table-cell table:style-name="ce105" table:number-matrix-columns-spanned="1" table:number-matrix-rows-spanned="1" table:formula="of:=IFERROR(INDEX(Activity;SMALL(IF(Target=[.$H$2];ROW(Activity)-MIN(ROW(Activity))+1);ROWS([.$B$3:.B40])))&amp;CHAR(10);&quot;&quot;)">
            <text:p/>
          </table:table-cell>
          <table:table-cell table:number-columns-repeated="1016"/>
        </table:table-row>
        <table:table-row table:style-name="ro6">
          <table:table-cell/>
          <table:table-cell table:style-name="ce43"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1])))&amp;CHAR(10);&quot;&quot;)">
            <text:p/>
          </table:table-cell>
          <table:table-cell/>
          <table:table-cell table:style-name="ce99" table:number-matrix-columns-spanned="1" table:number-matrix-rows-spanned="1" table:formula="of:=IFERROR(INDEX(Activity;SMALL(IF(Target=[.$F$2];ROW(Activity)-MIN(ROW(Activity))+1);ROWS([.$B$3:.B41])))&amp;CHAR(10);&quot;&quot;)">
            <text:p/>
          </table:table-cell>
          <table:table-cell/>
          <table:table-cell table:style-name="ce105" table:number-matrix-columns-spanned="1" table:number-matrix-rows-spanned="1" table:formula="of:=IFERROR(INDEX(Activity;SMALL(IF(Target=[.$H$2];ROW(Activity)-MIN(ROW(Activity))+1);ROWS([.$B$3:.B41])))&amp;CHAR(10);&quot;&quot;)">
            <text:p/>
          </table:table-cell>
          <table:table-cell table:number-columns-repeated="1016"/>
        </table:table-row>
        <table:table-row table:style-name="ro6">
          <table:table-cell/>
          <table:table-cell table:style-name="ce44"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2])))&amp;CHAR(10);&quot;&quot;)">
            <text:p/>
          </table:table-cell>
          <table:table-cell/>
          <table:table-cell table:style-name="ce99" table:number-matrix-columns-spanned="1" table:number-matrix-rows-spanned="1" table:formula="of:=IFERROR(INDEX(Activity;SMALL(IF(Target=[.$F$2];ROW(Activity)-MIN(ROW(Activity))+1);ROWS([.$B$3:.B42])))&amp;CHAR(10);&quot;&quot;)">
            <text:p/>
          </table:table-cell>
          <table:table-cell/>
          <table:table-cell table:style-name="ce105" table:number-matrix-columns-spanned="1" table:number-matrix-rows-spanned="1" table:formula="of:=IFERROR(INDEX(Activity;SMALL(IF(Target=[.$H$2];ROW(Activity)-MIN(ROW(Activity))+1);ROWS([.$B$3:.B42])))&amp;CHAR(10);&quot;&quot;)">
            <text:p/>
          </table:table-cell>
          <table:table-cell table:number-columns-repeated="1016"/>
        </table:table-row>
        <table:table-row table:style-name="ro6">
          <table:table-cell/>
          <table:table-cell table:style-name="ce45"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3])))&amp;CHAR(10);&quot;&quot;)">
            <text:p/>
          </table:table-cell>
          <table:table-cell/>
          <table:table-cell table:style-name="ce99" table:number-matrix-columns-spanned="1" table:number-matrix-rows-spanned="1" table:formula="of:=IFERROR(INDEX(Activity;SMALL(IF(Target=[.$F$2];ROW(Activity)-MIN(ROW(Activity))+1);ROWS([.$B$3:.B43])))&amp;CHAR(10);&quot;&quot;)">
            <text:p/>
          </table:table-cell>
          <table:table-cell/>
          <table:table-cell table:style-name="ce105" table:number-matrix-columns-spanned="1" table:number-matrix-rows-spanned="1" table:formula="of:=IFERROR(INDEX(Activity;SMALL(IF(Target=[.$H$2];ROW(Activity)-MIN(ROW(Activity))+1);ROWS([.$B$3:.B43])))&amp;CHAR(10);&quot;&quot;)">
            <text:p/>
          </table:table-cell>
          <table:table-cell table:number-columns-repeated="1016"/>
        </table:table-row>
        <table:table-row table:style-name="ro6">
          <table:table-cell/>
          <table:table-cell table:style-name="ce46"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4])))&amp;CHAR(10);&quot;&quot;)">
            <text:p/>
          </table:table-cell>
          <table:table-cell/>
          <table:table-cell table:style-name="ce99" table:number-matrix-columns-spanned="1" table:number-matrix-rows-spanned="1" table:formula="of:=IFERROR(INDEX(Activity;SMALL(IF(Target=[.$F$2];ROW(Activity)-MIN(ROW(Activity))+1);ROWS([.$B$3:.B44])))&amp;CHAR(10);&quot;&quot;)">
            <text:p/>
          </table:table-cell>
          <table:table-cell/>
          <table:table-cell table:style-name="ce105" table:number-matrix-columns-spanned="1" table:number-matrix-rows-spanned="1" table:formula="of:=IFERROR(INDEX(Activity;SMALL(IF(Target=[.$H$2];ROW(Activity)-MIN(ROW(Activity))+1);ROWS([.$B$3:.B44])))&amp;CHAR(10);&quot;&quot;)">
            <text:p/>
          </table:table-cell>
          <table:table-cell table:number-columns-repeated="1016"/>
        </table:table-row>
        <table:table-row table:style-name="ro6">
          <table:table-cell/>
          <table:table-cell table:style-name="ce47"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5])))&amp;CHAR(10);&quot;&quot;)">
            <text:p/>
          </table:table-cell>
          <table:table-cell/>
          <table:table-cell table:style-name="ce99" table:number-matrix-columns-spanned="1" table:number-matrix-rows-spanned="1" table:formula="of:=IFERROR(INDEX(Activity;SMALL(IF(Target=[.$F$2];ROW(Activity)-MIN(ROW(Activity))+1);ROWS([.$B$3:.B45])))&amp;CHAR(10);&quot;&quot;)">
            <text:p/>
          </table:table-cell>
          <table:table-cell/>
          <table:table-cell table:style-name="ce105" table:number-matrix-columns-spanned="1" table:number-matrix-rows-spanned="1" table:formula="of:=IFERROR(INDEX(Activity;SMALL(IF(Target=[.$H$2];ROW(Activity)-MIN(ROW(Activity))+1);ROWS([.$B$3:.B45])))&amp;CHAR(10);&quot;&quot;)">
            <text:p/>
          </table:table-cell>
          <table:table-cell table:number-columns-repeated="1016"/>
        </table:table-row>
        <table:table-row table:style-name="ro6">
          <table:table-cell/>
          <table:table-cell table:style-name="ce48"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6])))&amp;CHAR(10);&quot;&quot;)">
            <text:p/>
          </table:table-cell>
          <table:table-cell/>
          <table:table-cell table:style-name="ce99" table:number-matrix-columns-spanned="1" table:number-matrix-rows-spanned="1" table:formula="of:=IFERROR(INDEX(Activity;SMALL(IF(Target=[.$F$2];ROW(Activity)-MIN(ROW(Activity))+1);ROWS([.$B$3:.B46])))&amp;CHAR(10);&quot;&quot;)">
            <text:p/>
          </table:table-cell>
          <table:table-cell/>
          <table:table-cell table:style-name="ce105" table:number-matrix-columns-spanned="1" table:number-matrix-rows-spanned="1" table:formula="of:=IFERROR(INDEX(Activity;SMALL(IF(Target=[.$H$2];ROW(Activity)-MIN(ROW(Activity))+1);ROWS([.$B$3:.B46])))&amp;CHAR(10);&quot;&quot;)">
            <text:p/>
          </table:table-cell>
          <table:table-cell table:number-columns-repeated="1016"/>
        </table:table-row>
        <table:table-row table:style-name="ro6">
          <table:table-cell/>
          <table:table-cell table:style-name="ce49"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7])))&amp;CHAR(10);&quot;&quot;)">
            <text:p/>
          </table:table-cell>
          <table:table-cell/>
          <table:table-cell table:style-name="ce99" table:number-matrix-columns-spanned="1" table:number-matrix-rows-spanned="1" table:formula="of:=IFERROR(INDEX(Activity;SMALL(IF(Target=[.$F$2];ROW(Activity)-MIN(ROW(Activity))+1);ROWS([.$B$3:.B47])))&amp;CHAR(10);&quot;&quot;)">
            <text:p/>
          </table:table-cell>
          <table:table-cell/>
          <table:table-cell table:style-name="ce105" table:number-matrix-columns-spanned="1" table:number-matrix-rows-spanned="1" table:formula="of:=IFERROR(INDEX(Activity;SMALL(IF(Target=[.$H$2];ROW(Activity)-MIN(ROW(Activity))+1);ROWS([.$B$3:.B47])))&amp;CHAR(10);&quot;&quot;)">
            <text:p/>
          </table:table-cell>
          <table:table-cell table:number-columns-repeated="1016"/>
        </table:table-row>
        <table:table-row table:style-name="ro6">
          <table:table-cell/>
          <table:table-cell table:style-name="ce50"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8])))&amp;CHAR(10);&quot;&quot;)">
            <text:p/>
          </table:table-cell>
          <table:table-cell/>
          <table:table-cell table:style-name="ce99" table:number-matrix-columns-spanned="1" table:number-matrix-rows-spanned="1" table:formula="of:=IFERROR(INDEX(Activity;SMALL(IF(Target=[.$F$2];ROW(Activity)-MIN(ROW(Activity))+1);ROWS([.$B$3:.B48])))&amp;CHAR(10);&quot;&quot;)">
            <text:p/>
          </table:table-cell>
          <table:table-cell/>
          <table:table-cell table:style-name="ce105" table:number-matrix-columns-spanned="1" table:number-matrix-rows-spanned="1" table:formula="of:=IFERROR(INDEX(Activity;SMALL(IF(Target=[.$H$2];ROW(Activity)-MIN(ROW(Activity))+1);ROWS([.$B$3:.B48])))&amp;CHAR(10);&quot;&quot;)">
            <text:p/>
          </table:table-cell>
          <table:table-cell table:number-columns-repeated="1016"/>
        </table:table-row>
        <table:table-row table:style-name="ro6">
          <table:table-cell/>
          <table:table-cell table:style-name="ce51"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49])))&amp;CHAR(10);&quot;&quot;)">
            <text:p/>
          </table:table-cell>
          <table:table-cell/>
          <table:table-cell table:style-name="ce99" table:number-matrix-columns-spanned="1" table:number-matrix-rows-spanned="1" table:formula="of:=IFERROR(INDEX(Activity;SMALL(IF(Target=[.$F$2];ROW(Activity)-MIN(ROW(Activity))+1);ROWS([.$B$3:.B49])))&amp;CHAR(10);&quot;&quot;)">
            <text:p/>
          </table:table-cell>
          <table:table-cell/>
          <table:table-cell table:style-name="ce105" table:number-matrix-columns-spanned="1" table:number-matrix-rows-spanned="1" table:formula="of:=IFERROR(INDEX(Activity;SMALL(IF(Target=[.$H$2];ROW(Activity)-MIN(ROW(Activity))+1);ROWS([.$B$3:.B49])))&amp;CHAR(10);&quot;&quot;)">
            <text:p/>
          </table:table-cell>
          <table:table-cell table:number-columns-repeated="1016"/>
        </table:table-row>
        <table:table-row table:style-name="ro6">
          <table:table-cell/>
          <table:table-cell table:style-name="ce52"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0])))&amp;CHAR(10);&quot;&quot;)">
            <text:p/>
          </table:table-cell>
          <table:table-cell/>
          <table:table-cell table:style-name="ce99" table:number-matrix-columns-spanned="1" table:number-matrix-rows-spanned="1" table:formula="of:=IFERROR(INDEX(Activity;SMALL(IF(Target=[.$F$2];ROW(Activity)-MIN(ROW(Activity))+1);ROWS([.$B$3:.B50])))&amp;CHAR(10);&quot;&quot;)">
            <text:p/>
          </table:table-cell>
          <table:table-cell/>
          <table:table-cell table:style-name="ce105" table:number-matrix-columns-spanned="1" table:number-matrix-rows-spanned="1" table:formula="of:=IFERROR(INDEX(Activity;SMALL(IF(Target=[.$H$2];ROW(Activity)-MIN(ROW(Activity))+1);ROWS([.$B$3:.B50])))&amp;CHAR(10);&quot;&quot;)">
            <text:p/>
          </table:table-cell>
          <table:table-cell table:number-columns-repeated="1016"/>
        </table:table-row>
        <table:table-row table:style-name="ro6">
          <table:table-cell/>
          <table:table-cell table:style-name="ce53"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1])))&amp;CHAR(10);&quot;&quot;)">
            <text:p/>
          </table:table-cell>
          <table:table-cell/>
          <table:table-cell table:style-name="ce99" table:number-matrix-columns-spanned="1" table:number-matrix-rows-spanned="1" table:formula="of:=IFERROR(INDEX(Activity;SMALL(IF(Target=[.$F$2];ROW(Activity)-MIN(ROW(Activity))+1);ROWS([.$B$3:.B51])))&amp;CHAR(10);&quot;&quot;)">
            <text:p/>
          </table:table-cell>
          <table:table-cell/>
          <table:table-cell table:style-name="ce105" table:number-matrix-columns-spanned="1" table:number-matrix-rows-spanned="1" table:formula="of:=IFERROR(INDEX(Activity;SMALL(IF(Target=[.$H$2];ROW(Activity)-MIN(ROW(Activity))+1);ROWS([.$B$3:.B51])))&amp;CHAR(10);&quot;&quot;)">
            <text:p/>
          </table:table-cell>
          <table:table-cell table:number-columns-repeated="1016"/>
        </table:table-row>
        <table:table-row table:style-name="ro6">
          <table:table-cell/>
          <table:table-cell table:style-name="ce54"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2])))&amp;CHAR(10);&quot;&quot;)">
            <text:p/>
          </table:table-cell>
          <table:table-cell/>
          <table:table-cell table:style-name="ce99" table:number-matrix-columns-spanned="1" table:number-matrix-rows-spanned="1" table:formula="of:=IFERROR(INDEX(Activity;SMALL(IF(Target=[.$F$2];ROW(Activity)-MIN(ROW(Activity))+1);ROWS([.$B$3:.B52])))&amp;CHAR(10);&quot;&quot;)">
            <text:p/>
          </table:table-cell>
          <table:table-cell/>
          <table:table-cell table:style-name="ce105" table:number-matrix-columns-spanned="1" table:number-matrix-rows-spanned="1" table:formula="of:=IFERROR(INDEX(Activity;SMALL(IF(Target=[.$H$2];ROW(Activity)-MIN(ROW(Activity))+1);ROWS([.$B$3:.B52])))&amp;CHAR(10);&quot;&quot;)">
            <text:p/>
          </table:table-cell>
          <table:table-cell table:number-columns-repeated="1016"/>
        </table:table-row>
        <table:table-row table:style-name="ro6">
          <table:table-cell/>
          <table:table-cell table:style-name="ce55"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3])))&amp;CHAR(10);&quot;&quot;)">
            <text:p/>
          </table:table-cell>
          <table:table-cell/>
          <table:table-cell table:style-name="ce99" table:number-matrix-columns-spanned="1" table:number-matrix-rows-spanned="1" table:formula="of:=IFERROR(INDEX(Activity;SMALL(IF(Target=[.$F$2];ROW(Activity)-MIN(ROW(Activity))+1);ROWS([.$B$3:.B53])))&amp;CHAR(10);&quot;&quot;)">
            <text:p/>
          </table:table-cell>
          <table:table-cell/>
          <table:table-cell table:style-name="ce105" table:number-matrix-columns-spanned="1" table:number-matrix-rows-spanned="1" table:formula="of:=IFERROR(INDEX(Activity;SMALL(IF(Target=[.$H$2];ROW(Activity)-MIN(ROW(Activity))+1);ROWS([.$B$3:.B53])))&amp;CHAR(10);&quot;&quot;)">
            <text:p/>
          </table:table-cell>
          <table:table-cell table:number-columns-repeated="1016"/>
        </table:table-row>
        <table:table-row table:style-name="ro6">
          <table:table-cell/>
          <table:table-cell table:style-name="ce56"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4])))&amp;CHAR(10);&quot;&quot;)">
            <text:p/>
          </table:table-cell>
          <table:table-cell/>
          <table:table-cell table:style-name="ce99" table:number-matrix-columns-spanned="1" table:number-matrix-rows-spanned="1" table:formula="of:=IFERROR(INDEX(Activity;SMALL(IF(Target=[.$F$2];ROW(Activity)-MIN(ROW(Activity))+1);ROWS([.$B$3:.B54])))&amp;CHAR(10);&quot;&quot;)">
            <text:p/>
          </table:table-cell>
          <table:table-cell/>
          <table:table-cell table:style-name="ce105" table:number-matrix-columns-spanned="1" table:number-matrix-rows-spanned="1" table:formula="of:=IFERROR(INDEX(Activity;SMALL(IF(Target=[.$H$2];ROW(Activity)-MIN(ROW(Activity))+1);ROWS([.$B$3:.B54])))&amp;CHAR(10);&quot;&quot;)">
            <text:p/>
          </table:table-cell>
          <table:table-cell table:number-columns-repeated="1016"/>
        </table:table-row>
        <table:table-row table:style-name="ro6">
          <table:table-cell/>
          <table:table-cell table:style-name="ce57"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5])))&amp;CHAR(10);&quot;&quot;)">
            <text:p/>
          </table:table-cell>
          <table:table-cell/>
          <table:table-cell table:style-name="ce99" table:number-matrix-columns-spanned="1" table:number-matrix-rows-spanned="1" table:formula="of:=IFERROR(INDEX(Activity;SMALL(IF(Target=[.$F$2];ROW(Activity)-MIN(ROW(Activity))+1);ROWS([.$B$3:.B55])))&amp;CHAR(10);&quot;&quot;)">
            <text:p/>
          </table:table-cell>
          <table:table-cell/>
          <table:table-cell table:style-name="ce105" table:number-matrix-columns-spanned="1" table:number-matrix-rows-spanned="1" table:formula="of:=IFERROR(INDEX(Activity;SMALL(IF(Target=[.$H$2];ROW(Activity)-MIN(ROW(Activity))+1);ROWS([.$B$3:.B55])))&amp;CHAR(10);&quot;&quot;)">
            <text:p/>
          </table:table-cell>
          <table:table-cell table:number-columns-repeated="1016"/>
        </table:table-row>
        <table:table-row table:style-name="ro6">
          <table:table-cell/>
          <table:table-cell table:style-name="ce58"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6])))&amp;CHAR(10);&quot;&quot;)">
            <text:p/>
          </table:table-cell>
          <table:table-cell/>
          <table:table-cell table:style-name="ce99" table:number-matrix-columns-spanned="1" table:number-matrix-rows-spanned="1" table:formula="of:=IFERROR(INDEX(Activity;SMALL(IF(Target=[.$F$2];ROW(Activity)-MIN(ROW(Activity))+1);ROWS([.$B$3:.B56])))&amp;CHAR(10);&quot;&quot;)">
            <text:p/>
          </table:table-cell>
          <table:table-cell/>
          <table:table-cell table:style-name="ce105" table:number-matrix-columns-spanned="1" table:number-matrix-rows-spanned="1" table:formula="of:=IFERROR(INDEX(Activity;SMALL(IF(Target=[.$H$2];ROW(Activity)-MIN(ROW(Activity))+1);ROWS([.$B$3:.B56])))&amp;CHAR(10);&quot;&quot;)">
            <text:p/>
          </table:table-cell>
          <table:table-cell table:number-columns-repeated="1016"/>
        </table:table-row>
        <table:table-row table:style-name="ro6">
          <table:table-cell/>
          <table:table-cell table:style-name="ce59"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7])))&amp;CHAR(10);&quot;&quot;)">
            <text:p/>
          </table:table-cell>
          <table:table-cell/>
          <table:table-cell table:style-name="ce99" table:number-matrix-columns-spanned="1" table:number-matrix-rows-spanned="1" table:formula="of:=IFERROR(INDEX(Activity;SMALL(IF(Target=[.$F$2];ROW(Activity)-MIN(ROW(Activity))+1);ROWS([.$B$3:.B57])))&amp;CHAR(10);&quot;&quot;)">
            <text:p/>
          </table:table-cell>
          <table:table-cell/>
          <table:table-cell table:style-name="ce105" table:number-matrix-columns-spanned="1" table:number-matrix-rows-spanned="1" table:formula="of:=IFERROR(INDEX(Activity;SMALL(IF(Target=[.$H$2];ROW(Activity)-MIN(ROW(Activity))+1);ROWS([.$B$3:.B57])))&amp;CHAR(10);&quot;&quot;)">
            <text:p/>
          </table:table-cell>
          <table:table-cell table:number-columns-repeated="1016"/>
        </table:table-row>
        <table:table-row table:style-name="ro6">
          <table:table-cell/>
          <table:table-cell table:style-name="ce60"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8])))&amp;CHAR(10);&quot;&quot;)">
            <text:p/>
          </table:table-cell>
          <table:table-cell/>
          <table:table-cell table:style-name="ce99" table:number-matrix-columns-spanned="1" table:number-matrix-rows-spanned="1" table:formula="of:=IFERROR(INDEX(Activity;SMALL(IF(Target=[.$F$2];ROW(Activity)-MIN(ROW(Activity))+1);ROWS([.$B$3:.B58])))&amp;CHAR(10);&quot;&quot;)">
            <text:p/>
          </table:table-cell>
          <table:table-cell/>
          <table:table-cell table:style-name="ce105" table:number-matrix-columns-spanned="1" table:number-matrix-rows-spanned="1" table:formula="of:=IFERROR(INDEX(Activity;SMALL(IF(Target=[.$H$2];ROW(Activity)-MIN(ROW(Activity))+1);ROWS([.$B$3:.B58])))&amp;CHAR(10);&quot;&quot;)">
            <text:p/>
          </table:table-cell>
          <table:table-cell table:number-columns-repeated="1016"/>
        </table:table-row>
        <table:table-row table:style-name="ro6">
          <table:table-cell/>
          <table:table-cell table:style-name="ce61"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59])))&amp;CHAR(10);&quot;&quot;)">
            <text:p/>
          </table:table-cell>
          <table:table-cell/>
          <table:table-cell table:style-name="ce99" table:number-matrix-columns-spanned="1" table:number-matrix-rows-spanned="1" table:formula="of:=IFERROR(INDEX(Activity;SMALL(IF(Target=[.$F$2];ROW(Activity)-MIN(ROW(Activity))+1);ROWS([.$B$3:.B59])))&amp;CHAR(10);&quot;&quot;)">
            <text:p/>
          </table:table-cell>
          <table:table-cell/>
          <table:table-cell table:style-name="ce105" table:number-matrix-columns-spanned="1" table:number-matrix-rows-spanned="1" table:formula="of:=IFERROR(INDEX(Activity;SMALL(IF(Target=[.$H$2];ROW(Activity)-MIN(ROW(Activity))+1);ROWS([.$B$3:.B59])))&amp;CHAR(10);&quot;&quot;)">
            <text:p/>
          </table:table-cell>
          <table:table-cell table:number-columns-repeated="1016"/>
        </table:table-row>
        <table:table-row table:style-name="ro6">
          <table:table-cell/>
          <table:table-cell table:style-name="ce62"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0])))&amp;CHAR(10);&quot;&quot;)">
            <text:p/>
          </table:table-cell>
          <table:table-cell/>
          <table:table-cell table:style-name="ce99" table:number-matrix-columns-spanned="1" table:number-matrix-rows-spanned="1" table:formula="of:=IFERROR(INDEX(Activity;SMALL(IF(Target=[.$F$2];ROW(Activity)-MIN(ROW(Activity))+1);ROWS([.$B$3:.B60])))&amp;CHAR(10);&quot;&quot;)">
            <text:p/>
          </table:table-cell>
          <table:table-cell/>
          <table:table-cell table:style-name="ce105" table:number-matrix-columns-spanned="1" table:number-matrix-rows-spanned="1" table:formula="of:=IFERROR(INDEX(Activity;SMALL(IF(Target=[.$H$2];ROW(Activity)-MIN(ROW(Activity))+1);ROWS([.$B$3:.B60])))&amp;CHAR(10);&quot;&quot;)">
            <text:p/>
          </table:table-cell>
          <table:table-cell table:number-columns-repeated="1016"/>
        </table:table-row>
        <table:table-row table:style-name="ro6">
          <table:table-cell/>
          <table:table-cell table:style-name="ce63"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1])))&amp;CHAR(10);&quot;&quot;)">
            <text:p/>
          </table:table-cell>
          <table:table-cell/>
          <table:table-cell table:style-name="ce99" table:number-matrix-columns-spanned="1" table:number-matrix-rows-spanned="1" table:formula="of:=IFERROR(INDEX(Activity;SMALL(IF(Target=[.$F$2];ROW(Activity)-MIN(ROW(Activity))+1);ROWS([.$B$3:.B61])))&amp;CHAR(10);&quot;&quot;)">
            <text:p/>
          </table:table-cell>
          <table:table-cell/>
          <table:table-cell table:style-name="ce105" table:number-matrix-columns-spanned="1" table:number-matrix-rows-spanned="1" table:formula="of:=IFERROR(INDEX(Activity;SMALL(IF(Target=[.$H$2];ROW(Activity)-MIN(ROW(Activity))+1);ROWS([.$B$3:.B61])))&amp;CHAR(10);&quot;&quot;)">
            <text:p/>
          </table:table-cell>
          <table:table-cell table:number-columns-repeated="1016"/>
        </table:table-row>
        <table:table-row table:style-name="ro6">
          <table:table-cell/>
          <table:table-cell table:style-name="ce64"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2])))&amp;CHAR(10);&quot;&quot;)">
            <text:p/>
          </table:table-cell>
          <table:table-cell/>
          <table:table-cell table:style-name="ce99" table:number-matrix-columns-spanned="1" table:number-matrix-rows-spanned="1" table:formula="of:=IFERROR(INDEX(Activity;SMALL(IF(Target=[.$F$2];ROW(Activity)-MIN(ROW(Activity))+1);ROWS([.$B$3:.B62])))&amp;CHAR(10);&quot;&quot;)">
            <text:p/>
          </table:table-cell>
          <table:table-cell/>
          <table:table-cell table:style-name="ce105" table:number-matrix-columns-spanned="1" table:number-matrix-rows-spanned="1" table:formula="of:=IFERROR(INDEX(Activity;SMALL(IF(Target=[.$H$2];ROW(Activity)-MIN(ROW(Activity))+1);ROWS([.$B$3:.B62])))&amp;CHAR(10);&quot;&quot;)">
            <text:p/>
          </table:table-cell>
          <table:table-cell table:number-columns-repeated="1016"/>
        </table:table-row>
        <table:table-row table:style-name="ro6">
          <table:table-cell/>
          <table:table-cell table:style-name="ce65"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3])))&amp;CHAR(10);&quot;&quot;)">
            <text:p/>
          </table:table-cell>
          <table:table-cell/>
          <table:table-cell table:style-name="ce99" table:number-matrix-columns-spanned="1" table:number-matrix-rows-spanned="1" table:formula="of:=IFERROR(INDEX(Activity;SMALL(IF(Target=[.$F$2];ROW(Activity)-MIN(ROW(Activity))+1);ROWS([.$B$3:.B63])))&amp;CHAR(10);&quot;&quot;)">
            <text:p/>
          </table:table-cell>
          <table:table-cell/>
          <table:table-cell table:style-name="ce105" table:number-matrix-columns-spanned="1" table:number-matrix-rows-spanned="1" table:formula="of:=IFERROR(INDEX(Activity;SMALL(IF(Target=[.$H$2];ROW(Activity)-MIN(ROW(Activity))+1);ROWS([.$B$3:.B63])))&amp;CHAR(10);&quot;&quot;)">
            <text:p/>
          </table:table-cell>
          <table:table-cell table:number-columns-repeated="1016"/>
        </table:table-row>
        <table:table-row table:style-name="ro6">
          <table:table-cell/>
          <table:table-cell table:style-name="ce66"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4])))&amp;CHAR(10);&quot;&quot;)">
            <text:p/>
          </table:table-cell>
          <table:table-cell/>
          <table:table-cell table:style-name="ce99" table:number-matrix-columns-spanned="1" table:number-matrix-rows-spanned="1" table:formula="of:=IFERROR(INDEX(Activity;SMALL(IF(Target=[.$F$2];ROW(Activity)-MIN(ROW(Activity))+1);ROWS([.$B$3:.B64])))&amp;CHAR(10);&quot;&quot;)">
            <text:p/>
          </table:table-cell>
          <table:table-cell/>
          <table:table-cell table:style-name="ce105" table:number-matrix-columns-spanned="1" table:number-matrix-rows-spanned="1" table:formula="of:=IFERROR(INDEX(Activity;SMALL(IF(Target=[.$H$2];ROW(Activity)-MIN(ROW(Activity))+1);ROWS([.$B$3:.B64])))&amp;CHAR(10);&quot;&quot;)">
            <text:p/>
          </table:table-cell>
          <table:table-cell table:number-columns-repeated="1016"/>
        </table:table-row>
        <table:table-row table:style-name="ro6">
          <table:table-cell/>
          <table:table-cell table:style-name="ce67"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5])))&amp;CHAR(10);&quot;&quot;)">
            <text:p/>
          </table:table-cell>
          <table:table-cell/>
          <table:table-cell table:style-name="ce99" table:number-matrix-columns-spanned="1" table:number-matrix-rows-spanned="1" table:formula="of:=IFERROR(INDEX(Activity;SMALL(IF(Target=[.$F$2];ROW(Activity)-MIN(ROW(Activity))+1);ROWS([.$B$3:.B65])))&amp;CHAR(10);&quot;&quot;)">
            <text:p/>
          </table:table-cell>
          <table:table-cell/>
          <table:table-cell table:style-name="ce105" table:number-matrix-columns-spanned="1" table:number-matrix-rows-spanned="1" table:formula="of:=IFERROR(INDEX(Activity;SMALL(IF(Target=[.$H$2];ROW(Activity)-MIN(ROW(Activity))+1);ROWS([.$B$3:.B65])))&amp;CHAR(10);&quot;&quot;)">
            <text:p/>
          </table:table-cell>
          <table:table-cell table:number-columns-repeated="1016"/>
        </table:table-row>
        <table:table-row table:style-name="ro6">
          <table:table-cell/>
          <table:table-cell table:style-name="ce68"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6])))&amp;CHAR(10);&quot;&quot;)">
            <text:p/>
          </table:table-cell>
          <table:table-cell/>
          <table:table-cell table:style-name="ce99" table:number-matrix-columns-spanned="1" table:number-matrix-rows-spanned="1" table:formula="of:=IFERROR(INDEX(Activity;SMALL(IF(Target=[.$F$2];ROW(Activity)-MIN(ROW(Activity))+1);ROWS([.$B$3:.B66])))&amp;CHAR(10);&quot;&quot;)">
            <text:p/>
          </table:table-cell>
          <table:table-cell/>
          <table:table-cell table:style-name="ce105" table:number-matrix-columns-spanned="1" table:number-matrix-rows-spanned="1" table:formula="of:=IFERROR(INDEX(Activity;SMALL(IF(Target=[.$H$2];ROW(Activity)-MIN(ROW(Activity))+1);ROWS([.$B$3:.B66])))&amp;CHAR(10);&quot;&quot;)">
            <text:p/>
          </table:table-cell>
          <table:table-cell table:number-columns-repeated="1016"/>
        </table:table-row>
        <table:table-row table:style-name="ro6">
          <table:table-cell/>
          <table:table-cell table:style-name="ce69"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7])))&amp;CHAR(10);&quot;&quot;)">
            <text:p/>
          </table:table-cell>
          <table:table-cell/>
          <table:table-cell table:style-name="ce99" table:number-matrix-columns-spanned="1" table:number-matrix-rows-spanned="1" table:formula="of:=IFERROR(INDEX(Activity;SMALL(IF(Target=[.$F$2];ROW(Activity)-MIN(ROW(Activity))+1);ROWS([.$B$3:.B67])))&amp;CHAR(10);&quot;&quot;)">
            <text:p/>
          </table:table-cell>
          <table:table-cell/>
          <table:table-cell table:style-name="ce105" table:number-matrix-columns-spanned="1" table:number-matrix-rows-spanned="1" table:formula="of:=IFERROR(INDEX(Activity;SMALL(IF(Target=[.$H$2];ROW(Activity)-MIN(ROW(Activity))+1);ROWS([.$B$3:.B67])))&amp;CHAR(10);&quot;&quot;)">
            <text:p/>
          </table:table-cell>
          <table:table-cell table:number-columns-repeated="1016"/>
        </table:table-row>
        <table:table-row table:style-name="ro6">
          <table:table-cell/>
          <table:table-cell table:style-name="ce70"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8])))&amp;CHAR(10);&quot;&quot;)">
            <text:p/>
          </table:table-cell>
          <table:table-cell/>
          <table:table-cell table:style-name="ce99" table:number-matrix-columns-spanned="1" table:number-matrix-rows-spanned="1" table:formula="of:=IFERROR(INDEX(Activity;SMALL(IF(Target=[.$F$2];ROW(Activity)-MIN(ROW(Activity))+1);ROWS([.$B$3:.B68])))&amp;CHAR(10);&quot;&quot;)">
            <text:p/>
          </table:table-cell>
          <table:table-cell/>
          <table:table-cell table:style-name="ce105" table:number-matrix-columns-spanned="1" table:number-matrix-rows-spanned="1" table:formula="of:=IFERROR(INDEX(Activity;SMALL(IF(Target=[.$H$2];ROW(Activity)-MIN(ROW(Activity))+1);ROWS([.$B$3:.B68])))&amp;CHAR(10);&quot;&quot;)">
            <text:p/>
          </table:table-cell>
          <table:table-cell table:number-columns-repeated="1016"/>
        </table:table-row>
        <table:table-row table:style-name="ro6">
          <table:table-cell/>
          <table:table-cell table:style-name="ce71"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69])))&amp;CHAR(10);&quot;&quot;)">
            <text:p/>
          </table:table-cell>
          <table:table-cell/>
          <table:table-cell table:style-name="ce99" table:number-matrix-columns-spanned="1" table:number-matrix-rows-spanned="1" table:formula="of:=IFERROR(INDEX(Activity;SMALL(IF(Target=[.$F$2];ROW(Activity)-MIN(ROW(Activity))+1);ROWS([.$B$3:.B69])))&amp;CHAR(10);&quot;&quot;)">
            <text:p/>
          </table:table-cell>
          <table:table-cell/>
          <table:table-cell table:style-name="ce105" table:number-matrix-columns-spanned="1" table:number-matrix-rows-spanned="1" table:formula="of:=IFERROR(INDEX(Activity;SMALL(IF(Target=[.$H$2];ROW(Activity)-MIN(ROW(Activity))+1);ROWS([.$B$3:.B69])))&amp;CHAR(10);&quot;&quot;)">
            <text:p/>
          </table:table-cell>
          <table:table-cell table:number-columns-repeated="1016"/>
        </table:table-row>
        <table:table-row table:style-name="ro6">
          <table:table-cell/>
          <table:table-cell table:style-name="ce72"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0])))&amp;CHAR(10);&quot;&quot;)">
            <text:p/>
          </table:table-cell>
          <table:table-cell/>
          <table:table-cell table:style-name="ce99" table:number-matrix-columns-spanned="1" table:number-matrix-rows-spanned="1" table:formula="of:=IFERROR(INDEX(Activity;SMALL(IF(Target=[.$F$2];ROW(Activity)-MIN(ROW(Activity))+1);ROWS([.$B$3:.B70])))&amp;CHAR(10);&quot;&quot;)">
            <text:p/>
          </table:table-cell>
          <table:table-cell/>
          <table:table-cell table:style-name="ce105" table:number-matrix-columns-spanned="1" table:number-matrix-rows-spanned="1" table:formula="of:=IFERROR(INDEX(Activity;SMALL(IF(Target=[.$H$2];ROW(Activity)-MIN(ROW(Activity))+1);ROWS([.$B$3:.B70])))&amp;CHAR(10);&quot;&quot;)">
            <text:p/>
          </table:table-cell>
          <table:table-cell table:number-columns-repeated="1016"/>
        </table:table-row>
        <table:table-row table:style-name="ro6">
          <table:table-cell/>
          <table:table-cell table:style-name="ce73"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1])))&amp;CHAR(10);&quot;&quot;)">
            <text:p/>
          </table:table-cell>
          <table:table-cell/>
          <table:table-cell table:style-name="ce99" table:number-matrix-columns-spanned="1" table:number-matrix-rows-spanned="1" table:formula="of:=IFERROR(INDEX(Activity;SMALL(IF(Target=[.$F$2];ROW(Activity)-MIN(ROW(Activity))+1);ROWS([.$B$3:.B71])))&amp;CHAR(10);&quot;&quot;)">
            <text:p/>
          </table:table-cell>
          <table:table-cell/>
          <table:table-cell table:style-name="ce105" table:number-matrix-columns-spanned="1" table:number-matrix-rows-spanned="1" table:formula="of:=IFERROR(INDEX(Activity;SMALL(IF(Target=[.$H$2];ROW(Activity)-MIN(ROW(Activity))+1);ROWS([.$B$3:.B71])))&amp;CHAR(10);&quot;&quot;)">
            <text:p/>
          </table:table-cell>
          <table:table-cell table:number-columns-repeated="1016"/>
        </table:table-row>
        <table:table-row table:style-name="ro6">
          <table:table-cell/>
          <table:table-cell table:style-name="ce74"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2])))&amp;CHAR(10);&quot;&quot;)">
            <text:p/>
          </table:table-cell>
          <table:table-cell/>
          <table:table-cell table:style-name="ce99" table:number-matrix-columns-spanned="1" table:number-matrix-rows-spanned="1" table:formula="of:=IFERROR(INDEX(Activity;SMALL(IF(Target=[.$F$2];ROW(Activity)-MIN(ROW(Activity))+1);ROWS([.$B$3:.B72])))&amp;CHAR(10);&quot;&quot;)">
            <text:p/>
          </table:table-cell>
          <table:table-cell/>
          <table:table-cell table:style-name="ce105" table:number-matrix-columns-spanned="1" table:number-matrix-rows-spanned="1" table:formula="of:=IFERROR(INDEX(Activity;SMALL(IF(Target=[.$H$2];ROW(Activity)-MIN(ROW(Activity))+1);ROWS([.$B$3:.B72])))&amp;CHAR(10);&quot;&quot;)">
            <text:p/>
          </table:table-cell>
          <table:table-cell table:number-columns-repeated="1016"/>
        </table:table-row>
        <table:table-row table:style-name="ro6">
          <table:table-cell/>
          <table:table-cell table:style-name="ce75"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3])))&amp;CHAR(10);&quot;&quot;)">
            <text:p/>
          </table:table-cell>
          <table:table-cell/>
          <table:table-cell table:style-name="ce99" table:number-matrix-columns-spanned="1" table:number-matrix-rows-spanned="1" table:formula="of:=IFERROR(INDEX(Activity;SMALL(IF(Target=[.$F$2];ROW(Activity)-MIN(ROW(Activity))+1);ROWS([.$B$3:.B73])))&amp;CHAR(10);&quot;&quot;)">
            <text:p/>
          </table:table-cell>
          <table:table-cell/>
          <table:table-cell table:style-name="ce105" table:number-matrix-columns-spanned="1" table:number-matrix-rows-spanned="1" table:formula="of:=IFERROR(INDEX(Activity;SMALL(IF(Target=[.$H$2];ROW(Activity)-MIN(ROW(Activity))+1);ROWS([.$B$3:.B73])))&amp;CHAR(10);&quot;&quot;)">
            <text:p/>
          </table:table-cell>
          <table:table-cell table:number-columns-repeated="1016"/>
        </table:table-row>
        <table:table-row table:style-name="ro6">
          <table:table-cell/>
          <table:table-cell table:style-name="ce76"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4])))&amp;CHAR(10);&quot;&quot;)">
            <text:p/>
          </table:table-cell>
          <table:table-cell/>
          <table:table-cell table:style-name="ce99" table:number-matrix-columns-spanned="1" table:number-matrix-rows-spanned="1" table:formula="of:=IFERROR(INDEX(Activity;SMALL(IF(Target=[.$F$2];ROW(Activity)-MIN(ROW(Activity))+1);ROWS([.$B$3:.B74])))&amp;CHAR(10);&quot;&quot;)">
            <text:p/>
          </table:table-cell>
          <table:table-cell/>
          <table:table-cell table:style-name="ce105" table:number-matrix-columns-spanned="1" table:number-matrix-rows-spanned="1" table:formula="of:=IFERROR(INDEX(Activity;SMALL(IF(Target=[.$H$2];ROW(Activity)-MIN(ROW(Activity))+1);ROWS([.$B$3:.B74])))&amp;CHAR(10);&quot;&quot;)">
            <text:p/>
          </table:table-cell>
          <table:table-cell table:number-columns-repeated="1016"/>
        </table:table-row>
        <table:table-row table:style-name="ro6">
          <table:table-cell/>
          <table:table-cell table:style-name="ce77"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5])))&amp;CHAR(10);&quot;&quot;)">
            <text:p/>
          </table:table-cell>
          <table:table-cell/>
          <table:table-cell table:style-name="ce99" table:number-matrix-columns-spanned="1" table:number-matrix-rows-spanned="1" table:formula="of:=IFERROR(INDEX(Activity;SMALL(IF(Target=[.$F$2];ROW(Activity)-MIN(ROW(Activity))+1);ROWS([.$B$3:.B75])))&amp;CHAR(10);&quot;&quot;)">
            <text:p/>
          </table:table-cell>
          <table:table-cell/>
          <table:table-cell table:style-name="ce105" table:number-matrix-columns-spanned="1" table:number-matrix-rows-spanned="1" table:formula="of:=IFERROR(INDEX(Activity;SMALL(IF(Target=[.$H$2];ROW(Activity)-MIN(ROW(Activity))+1);ROWS([.$B$3:.B75])))&amp;CHAR(10);&quot;&quot;)">
            <text:p/>
          </table:table-cell>
          <table:table-cell table:number-columns-repeated="1016"/>
        </table:table-row>
        <table:table-row table:style-name="ro6">
          <table:table-cell/>
          <table:table-cell table:style-name="ce78"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6])))&amp;CHAR(10);&quot;&quot;)">
            <text:p/>
          </table:table-cell>
          <table:table-cell/>
          <table:table-cell table:style-name="ce99" table:number-matrix-columns-spanned="1" table:number-matrix-rows-spanned="1" table:formula="of:=IFERROR(INDEX(Activity;SMALL(IF(Target=[.$F$2];ROW(Activity)-MIN(ROW(Activity))+1);ROWS([.$B$3:.B76])))&amp;CHAR(10);&quot;&quot;)">
            <text:p/>
          </table:table-cell>
          <table:table-cell/>
          <table:table-cell table:style-name="ce105" table:number-matrix-columns-spanned="1" table:number-matrix-rows-spanned="1" table:formula="of:=IFERROR(INDEX(Activity;SMALL(IF(Target=[.$H$2];ROW(Activity)-MIN(ROW(Activity))+1);ROWS([.$B$3:.B76])))&amp;CHAR(10);&quot;&quot;)">
            <text:p/>
          </table:table-cell>
          <table:table-cell table:number-columns-repeated="1016"/>
        </table:table-row>
        <table:table-row table:style-name="ro6">
          <table:table-cell/>
          <table:table-cell table:style-name="ce79"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7])))&amp;CHAR(10);&quot;&quot;)">
            <text:p/>
          </table:table-cell>
          <table:table-cell/>
          <table:table-cell table:style-name="ce99" table:number-matrix-columns-spanned="1" table:number-matrix-rows-spanned="1" table:formula="of:=IFERROR(INDEX(Activity;SMALL(IF(Target=[.$F$2];ROW(Activity)-MIN(ROW(Activity))+1);ROWS([.$B$3:.B77])))&amp;CHAR(10);&quot;&quot;)">
            <text:p/>
          </table:table-cell>
          <table:table-cell/>
          <table:table-cell table:style-name="ce105" table:number-matrix-columns-spanned="1" table:number-matrix-rows-spanned="1" table:formula="of:=IFERROR(INDEX(Activity;SMALL(IF(Target=[.$H$2];ROW(Activity)-MIN(ROW(Activity))+1);ROWS([.$B$3:.B77])))&amp;CHAR(10);&quot;&quot;)">
            <text:p/>
          </table:table-cell>
          <table:table-cell table:number-columns-repeated="1016"/>
        </table:table-row>
        <table:table-row table:style-name="ro6">
          <table:table-cell/>
          <table:table-cell table:style-name="ce80"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8])))&amp;CHAR(10);&quot;&quot;)">
            <text:p/>
          </table:table-cell>
          <table:table-cell/>
          <table:table-cell table:style-name="ce99" table:number-matrix-columns-spanned="1" table:number-matrix-rows-spanned="1" table:formula="of:=IFERROR(INDEX(Activity;SMALL(IF(Target=[.$F$2];ROW(Activity)-MIN(ROW(Activity))+1);ROWS([.$B$3:.B78])))&amp;CHAR(10);&quot;&quot;)">
            <text:p/>
          </table:table-cell>
          <table:table-cell/>
          <table:table-cell table:style-name="ce105" table:number-matrix-columns-spanned="1" table:number-matrix-rows-spanned="1" table:formula="of:=IFERROR(INDEX(Activity;SMALL(IF(Target=[.$H$2];ROW(Activity)-MIN(ROW(Activity))+1);ROWS([.$B$3:.B78])))&amp;CHAR(10);&quot;&quot;)">
            <text:p/>
          </table:table-cell>
          <table:table-cell table:number-columns-repeated="1016"/>
        </table:table-row>
        <table:table-row table:style-name="ro6">
          <table:table-cell/>
          <table:table-cell table:style-name="ce81"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79])))&amp;CHAR(10);&quot;&quot;)">
            <text:p/>
          </table:table-cell>
          <table:table-cell/>
          <table:table-cell table:style-name="ce99" table:number-matrix-columns-spanned="1" table:number-matrix-rows-spanned="1" table:formula="of:=IFERROR(INDEX(Activity;SMALL(IF(Target=[.$F$2];ROW(Activity)-MIN(ROW(Activity))+1);ROWS([.$B$3:.B79])))&amp;CHAR(10);&quot;&quot;)">
            <text:p/>
          </table:table-cell>
          <table:table-cell/>
          <table:table-cell table:style-name="ce105" table:number-matrix-columns-spanned="1" table:number-matrix-rows-spanned="1" table:formula="of:=IFERROR(INDEX(Activity;SMALL(IF(Target=[.$H$2];ROW(Activity)-MIN(ROW(Activity))+1);ROWS([.$B$3:.B79])))&amp;CHAR(10);&quot;&quot;)">
            <text:p/>
          </table:table-cell>
          <table:table-cell table:number-columns-repeated="1016"/>
        </table:table-row>
        <table:table-row table:style-name="ro6">
          <table:table-cell/>
          <table:table-cell table:style-name="ce82"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80])))&amp;CHAR(10);&quot;&quot;)">
            <text:p/>
          </table:table-cell>
          <table:table-cell/>
          <table:table-cell table:style-name="ce99" table:number-matrix-columns-spanned="1" table:number-matrix-rows-spanned="1" table:formula="of:=IFERROR(INDEX(Activity;SMALL(IF(Target=[.$F$2];ROW(Activity)-MIN(ROW(Activity))+1);ROWS([.$B$3:.B80])))&amp;CHAR(10);&quot;&quot;)">
            <text:p/>
          </table:table-cell>
          <table:table-cell/>
          <table:table-cell table:style-name="ce105" table:number-matrix-columns-spanned="1" table:number-matrix-rows-spanned="1" table:formula="of:=IFERROR(INDEX(Activity;SMALL(IF(Target=[.$H$2];ROW(Activity)-MIN(ROW(Activity))+1);ROWS([.$B$3:.B80])))&amp;CHAR(10);&quot;&quot;)">
            <text:p/>
          </table:table-cell>
          <table:table-cell table:number-columns-repeated="1016"/>
        </table:table-row>
        <table:table-row table:style-name="ro6">
          <table:table-cell/>
          <table:table-cell table:style-name="ce83" table:number-matrix-columns-spanned="1" table:number-matrix-rows-spanned="1" table:formula="of:=IFERROR(INDEX(Activity;SMALL(IF(Target=[.$D$2];ROW(Activity)-MIN(ROW(Activity))+1);ROWS([#REF!])))&amp;CHAR(10);&quot;&quot;)">
            <text:p/>
          </table:table-cell>
          <table:table-cell/>
          <table:table-cell table:style-name="ce94" table:number-matrix-columns-spanned="1" table:number-matrix-rows-spanned="1" table:formula="of:=IFERROR(INDEX(Activity;SMALL(IF(Target=[.$D$2];ROW(Activity)-MIN(ROW(Activity))+1);ROWS([.$B$3:.B81])))&amp;CHAR(10);&quot;&quot;)">
            <text:p/>
          </table:table-cell>
          <table:table-cell/>
          <table:table-cell table:style-name="ce99" table:number-matrix-columns-spanned="1" table:number-matrix-rows-spanned="1" table:formula="of:=IFERROR(INDEX(Activity;SMALL(IF(Target=[.$F$2];ROW(Activity)-MIN(ROW(Activity))+1);ROWS([.$B$3:.B81])))&amp;CHAR(10);&quot;&quot;)">
            <text:p/>
          </table:table-cell>
          <table:table-cell/>
          <table:table-cell table:style-name="ce105" table:number-matrix-columns-spanned="1" table:number-matrix-rows-spanned="1" table:formula="of:=IFERROR(INDEX(Activity;SMALL(IF(Target=[.$H$2];ROW(Activity)-MIN(ROW(Activity))+1);ROWS([.$B$3:.B81])))&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82])))&amp;&quot; &quot;&amp;CHAR(10)&amp;(INDEX(Result;SMALL(IF(Target=[.$B$2];ROW(Result)-MIN(ROW(Result))+1);ROWS([.$B$3:.B82]))))&amp;CHAR(10);&quot;&quot;)">
            <text:p/>
          </table:table-cell>
          <table:table-cell/>
          <table:table-cell table:style-name="ce94" table:number-matrix-columns-spanned="1" table:number-matrix-rows-spanned="1" table:formula="of:=IFERROR(INDEX(Activity;SMALL(IF(Target=[.$D$2];ROW(Activity)-MIN(ROW(Activity))+1);ROWS([.$B$3:.B82])))&amp;CHAR(10);&quot;&quot;)">
            <text:p/>
          </table:table-cell>
          <table:table-cell/>
          <table:table-cell table:style-name="ce99" table:number-matrix-columns-spanned="1" table:number-matrix-rows-spanned="1" table:formula="of:=IFERROR(INDEX(Activity;SMALL(IF(Target=[.$F$2];ROW(Activity)-MIN(ROW(Activity))+1);ROWS([.$B$3:.B82])))&amp;CHAR(10);&quot;&quot;)">
            <text:p/>
          </table:table-cell>
          <table:table-cell/>
          <table:table-cell table:style-name="ce105" table:number-matrix-columns-spanned="1" table:number-matrix-rows-spanned="1" table:formula="of:=IFERROR(INDEX(Activity;SMALL(IF(Target=[.$H$2];ROW(Activity)-MIN(ROW(Activity))+1);ROWS([.$B$3:.B82])))&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83])))&amp;&quot; &quot;&amp;CHAR(10)&amp;(INDEX(Result;SMALL(IF(Target=[.$B$2];ROW(Result)-MIN(ROW(Result))+1);ROWS([.$B$3:.B83]))))&amp;CHAR(10);&quot;&quot;)">
            <text:p/>
          </table:table-cell>
          <table:table-cell/>
          <table:table-cell table:style-name="ce94" table:number-matrix-columns-spanned="1" table:number-matrix-rows-spanned="1" table:formula="of:=IFERROR(INDEX(Activity;SMALL(IF(Target=[.$D$2];ROW(Activity)-MIN(ROW(Activity))+1);ROWS([.$B$3:.B83])))&amp;CHAR(10);&quot;&quot;)">
            <text:p/>
          </table:table-cell>
          <table:table-cell/>
          <table:table-cell table:style-name="ce99" table:number-matrix-columns-spanned="1" table:number-matrix-rows-spanned="1" table:formula="of:=IFERROR(INDEX(Activity;SMALL(IF(Target=[.$F$2];ROW(Activity)-MIN(ROW(Activity))+1);ROWS([.$B$3:.B83])))&amp;CHAR(10);&quot;&quot;)">
            <text:p/>
          </table:table-cell>
          <table:table-cell/>
          <table:table-cell table:style-name="ce105" table:number-matrix-columns-spanned="1" table:number-matrix-rows-spanned="1" table:formula="of:=IFERROR(INDEX(Activity;SMALL(IF(Target=[.$H$2];ROW(Activity)-MIN(ROW(Activity))+1);ROWS([.$B$3:.B83])))&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84])))&amp;&quot; &quot;&amp;CHAR(10)&amp;(INDEX(Result;SMALL(IF(Target=[.$B$2];ROW(Result)-MIN(ROW(Result))+1);ROWS([.$B$3:.B84]))))&amp;CHAR(10);&quot;&quot;)">
            <text:p/>
          </table:table-cell>
          <table:table-cell/>
          <table:table-cell table:style-name="ce94" table:number-matrix-columns-spanned="1" table:number-matrix-rows-spanned="1" table:formula="of:=IFERROR(INDEX(Activity;SMALL(IF(Target=[.$D$2];ROW(Activity)-MIN(ROW(Activity))+1);ROWS([.$B$3:.B84])))&amp;CHAR(10);&quot;&quot;)">
            <text:p/>
          </table:table-cell>
          <table:table-cell/>
          <table:table-cell table:style-name="ce99" table:number-matrix-columns-spanned="1" table:number-matrix-rows-spanned="1" table:formula="of:=IFERROR(INDEX(Activity;SMALL(IF(Target=[.$F$2];ROW(Activity)-MIN(ROW(Activity))+1);ROWS([.$B$3:.B84])))&amp;CHAR(10);&quot;&quot;)">
            <text:p/>
          </table:table-cell>
          <table:table-cell/>
          <table:table-cell table:style-name="ce105" table:number-matrix-columns-spanned="1" table:number-matrix-rows-spanned="1" table:formula="of:=IFERROR(INDEX(Activity;SMALL(IF(Target=[.$H$2];ROW(Activity)-MIN(ROW(Activity))+1);ROWS([.$B$3:.B84])))&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85])))&amp;&quot; &quot;&amp;CHAR(10)&amp;(INDEX(Result;SMALL(IF(Target=[.$B$2];ROW(Result)-MIN(ROW(Result))+1);ROWS([.$B$3:.B85]))))&amp;CHAR(10);&quot;&quot;)">
            <text:p/>
          </table:table-cell>
          <table:table-cell/>
          <table:table-cell table:style-name="ce94" table:number-matrix-columns-spanned="1" table:number-matrix-rows-spanned="1" table:formula="of:=IFERROR(INDEX(Activity;SMALL(IF(Target=[.$D$2];ROW(Activity)-MIN(ROW(Activity))+1);ROWS([.$B$3:.B85])))&amp;CHAR(10);&quot;&quot;)">
            <text:p/>
          </table:table-cell>
          <table:table-cell/>
          <table:table-cell table:style-name="ce99" table:number-matrix-columns-spanned="1" table:number-matrix-rows-spanned="1" table:formula="of:=IFERROR(INDEX(Activity;SMALL(IF(Target=[.$F$2];ROW(Activity)-MIN(ROW(Activity))+1);ROWS([.$B$3:.B85])))&amp;CHAR(10);&quot;&quot;)">
            <text:p/>
          </table:table-cell>
          <table:table-cell/>
          <table:table-cell table:style-name="ce105" table:number-matrix-columns-spanned="1" table:number-matrix-rows-spanned="1" table:formula="of:=IFERROR(INDEX(Activity;SMALL(IF(Target=[.$H$2];ROW(Activity)-MIN(ROW(Activity))+1);ROWS([.$B$3:.B85])))&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86])))&amp;&quot; &quot;&amp;CHAR(10)&amp;(INDEX(Result;SMALL(IF(Target=[.$B$2];ROW(Result)-MIN(ROW(Result))+1);ROWS([.$B$3:.B86]))))&amp;CHAR(10);&quot;&quot;)">
            <text:p/>
          </table:table-cell>
          <table:table-cell/>
          <table:table-cell table:style-name="ce94" table:number-matrix-columns-spanned="1" table:number-matrix-rows-spanned="1" table:formula="of:=IFERROR(INDEX(Activity;SMALL(IF(Target=[.$D$2];ROW(Activity)-MIN(ROW(Activity))+1);ROWS([.$B$3:.B86])))&amp;CHAR(10);&quot;&quot;)">
            <text:p/>
          </table:table-cell>
          <table:table-cell/>
          <table:table-cell table:style-name="ce99" table:number-matrix-columns-spanned="1" table:number-matrix-rows-spanned="1" table:formula="of:=IFERROR(INDEX(Activity;SMALL(IF(Target=[.$F$2];ROW(Activity)-MIN(ROW(Activity))+1);ROWS([.$B$3:.B86])))&amp;CHAR(10);&quot;&quot;)">
            <text:p/>
          </table:table-cell>
          <table:table-cell/>
          <table:table-cell table:style-name="ce105" table:number-matrix-columns-spanned="1" table:number-matrix-rows-spanned="1" table:formula="of:=IFERROR(INDEX(Activity;SMALL(IF(Target=[.$H$2];ROW(Activity)-MIN(ROW(Activity))+1);ROWS([.$B$3:.B86])))&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87])))&amp;&quot; &quot;&amp;CHAR(10)&amp;(INDEX(Result;SMALL(IF(Target=[.$B$2];ROW(Result)-MIN(ROW(Result))+1);ROWS([.$B$3:.B87]))))&amp;CHAR(10);&quot;&quot;)">
            <text:p/>
          </table:table-cell>
          <table:table-cell/>
          <table:table-cell table:style-name="ce94" table:number-matrix-columns-spanned="1" table:number-matrix-rows-spanned="1" table:formula="of:=IFERROR(INDEX(Activity;SMALL(IF(Target=[.$D$2];ROW(Activity)-MIN(ROW(Activity))+1);ROWS([.$B$3:.B87])))&amp;CHAR(10);&quot;&quot;)">
            <text:p/>
          </table:table-cell>
          <table:table-cell/>
          <table:table-cell table:style-name="ce99" table:number-matrix-columns-spanned="1" table:number-matrix-rows-spanned="1" table:formula="of:=IFERROR(INDEX(Activity;SMALL(IF(Target=[.$F$2];ROW(Activity)-MIN(ROW(Activity))+1);ROWS([.$B$3:.B87])))&amp;CHAR(10);&quot;&quot;)">
            <text:p/>
          </table:table-cell>
          <table:table-cell/>
          <table:table-cell table:style-name="ce105" table:number-matrix-columns-spanned="1" table:number-matrix-rows-spanned="1" table:formula="of:=IFERROR(INDEX(Activity;SMALL(IF(Target=[.$H$2];ROW(Activity)-MIN(ROW(Activity))+1);ROWS([.$B$3:.B87])))&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88])))&amp;&quot; &quot;&amp;CHAR(10)&amp;(INDEX(Result;SMALL(IF(Target=[.$B$2];ROW(Result)-MIN(ROW(Result))+1);ROWS([.$B$3:.B88]))))&amp;CHAR(10);&quot;&quot;)">
            <text:p/>
          </table:table-cell>
          <table:table-cell/>
          <table:table-cell table:style-name="ce94" table:number-matrix-columns-spanned="1" table:number-matrix-rows-spanned="1" table:formula="of:=IFERROR(INDEX(Activity;SMALL(IF(Target=[.$D$2];ROW(Activity)-MIN(ROW(Activity))+1);ROWS([.$B$3:.B88])))&amp;CHAR(10);&quot;&quot;)">
            <text:p/>
          </table:table-cell>
          <table:table-cell/>
          <table:table-cell table:style-name="ce99" table:number-matrix-columns-spanned="1" table:number-matrix-rows-spanned="1" table:formula="of:=IFERROR(INDEX(Activity;SMALL(IF(Target=[.$F$2];ROW(Activity)-MIN(ROW(Activity))+1);ROWS([.$B$3:.B88])))&amp;CHAR(10);&quot;&quot;)">
            <text:p/>
          </table:table-cell>
          <table:table-cell/>
          <table:table-cell table:style-name="ce105" table:number-matrix-columns-spanned="1" table:number-matrix-rows-spanned="1" table:formula="of:=IFERROR(INDEX(Activity;SMALL(IF(Target=[.$H$2];ROW(Activity)-MIN(ROW(Activity))+1);ROWS([.$B$3:.B88])))&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89])))&amp;&quot; &quot;&amp;CHAR(10)&amp;(INDEX(Result;SMALL(IF(Target=[.$B$2];ROW(Result)-MIN(ROW(Result))+1);ROWS([.$B$3:.B89]))))&amp;CHAR(10);&quot;&quot;)">
            <text:p/>
          </table:table-cell>
          <table:table-cell/>
          <table:table-cell table:style-name="ce94" table:number-matrix-columns-spanned="1" table:number-matrix-rows-spanned="1" table:formula="of:=IFERROR(INDEX(Activity;SMALL(IF(Target=[.$D$2];ROW(Activity)-MIN(ROW(Activity))+1);ROWS([.$B$3:.B89])))&amp;CHAR(10);&quot;&quot;)">
            <text:p/>
          </table:table-cell>
          <table:table-cell/>
          <table:table-cell table:style-name="ce99" table:number-matrix-columns-spanned="1" table:number-matrix-rows-spanned="1" table:formula="of:=IFERROR(INDEX(Activity;SMALL(IF(Target=[.$F$2];ROW(Activity)-MIN(ROW(Activity))+1);ROWS([.$B$3:.B89])))&amp;CHAR(10);&quot;&quot;)">
            <text:p/>
          </table:table-cell>
          <table:table-cell/>
          <table:table-cell table:style-name="ce105" table:number-matrix-columns-spanned="1" table:number-matrix-rows-spanned="1" table:formula="of:=IFERROR(INDEX(Activity;SMALL(IF(Target=[.$H$2];ROW(Activity)-MIN(ROW(Activity))+1);ROWS([.$B$3:.B89])))&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0])))&amp;&quot; &quot;&amp;CHAR(10)&amp;(INDEX(Result;SMALL(IF(Target=[.$B$2];ROW(Result)-MIN(ROW(Result))+1);ROWS([.$B$3:.B90]))))&amp;CHAR(10);&quot;&quot;)">
            <text:p/>
          </table:table-cell>
          <table:table-cell/>
          <table:table-cell table:style-name="ce94" table:number-matrix-columns-spanned="1" table:number-matrix-rows-spanned="1" table:formula="of:=IFERROR(INDEX(Activity;SMALL(IF(Target=[.$D$2];ROW(Activity)-MIN(ROW(Activity))+1);ROWS([.$B$3:.B90])))&amp;CHAR(10);&quot;&quot;)">
            <text:p/>
          </table:table-cell>
          <table:table-cell/>
          <table:table-cell table:style-name="ce99" table:number-matrix-columns-spanned="1" table:number-matrix-rows-spanned="1" table:formula="of:=IFERROR(INDEX(Activity;SMALL(IF(Target=[.$F$2];ROW(Activity)-MIN(ROW(Activity))+1);ROWS([.$B$3:.B90])))&amp;CHAR(10);&quot;&quot;)">
            <text:p/>
          </table:table-cell>
          <table:table-cell/>
          <table:table-cell table:style-name="ce105" table:number-matrix-columns-spanned="1" table:number-matrix-rows-spanned="1" table:formula="of:=IFERROR(INDEX(Activity;SMALL(IF(Target=[.$H$2];ROW(Activity)-MIN(ROW(Activity))+1);ROWS([.$B$3:.B90])))&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1])))&amp;&quot; &quot;&amp;CHAR(10)&amp;(INDEX(Result;SMALL(IF(Target=[.$B$2];ROW(Result)-MIN(ROW(Result))+1);ROWS([.$B$3:.B91]))))&amp;CHAR(10);&quot;&quot;)">
            <text:p/>
          </table:table-cell>
          <table:table-cell/>
          <table:table-cell table:style-name="ce94" table:number-matrix-columns-spanned="1" table:number-matrix-rows-spanned="1" table:formula="of:=IFERROR(INDEX(Activity;SMALL(IF(Target=[.$D$2];ROW(Activity)-MIN(ROW(Activity))+1);ROWS([.$B$3:.B91])))&amp;CHAR(10);&quot;&quot;)">
            <text:p/>
          </table:table-cell>
          <table:table-cell/>
          <table:table-cell table:style-name="ce99" table:number-matrix-columns-spanned="1" table:number-matrix-rows-spanned="1" table:formula="of:=IFERROR(INDEX(Activity;SMALL(IF(Target=[.$F$2];ROW(Activity)-MIN(ROW(Activity))+1);ROWS([.$B$3:.B91])))&amp;CHAR(10);&quot;&quot;)">
            <text:p/>
          </table:table-cell>
          <table:table-cell/>
          <table:table-cell table:style-name="ce105" table:number-matrix-columns-spanned="1" table:number-matrix-rows-spanned="1" table:formula="of:=IFERROR(INDEX(Activity;SMALL(IF(Target=[.$H$2];ROW(Activity)-MIN(ROW(Activity))+1);ROWS([.$B$3:.B91])))&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2])))&amp;&quot; &quot;&amp;CHAR(10)&amp;(INDEX(Result;SMALL(IF(Target=[.$B$2];ROW(Result)-MIN(ROW(Result))+1);ROWS([.$B$3:.B92]))))&amp;CHAR(10);&quot;&quot;)">
            <text:p/>
          </table:table-cell>
          <table:table-cell/>
          <table:table-cell table:style-name="ce94" table:number-matrix-columns-spanned="1" table:number-matrix-rows-spanned="1" table:formula="of:=IFERROR(INDEX(Activity;SMALL(IF(Target=[.$D$2];ROW(Activity)-MIN(ROW(Activity))+1);ROWS([.$B$3:.B92])))&amp;CHAR(10);&quot;&quot;)">
            <text:p/>
          </table:table-cell>
          <table:table-cell/>
          <table:table-cell table:style-name="ce99" table:number-matrix-columns-spanned="1" table:number-matrix-rows-spanned="1" table:formula="of:=IFERROR(INDEX(Activity;SMALL(IF(Target=[.$F$2];ROW(Activity)-MIN(ROW(Activity))+1);ROWS([.$B$3:.B92])))&amp;CHAR(10);&quot;&quot;)">
            <text:p/>
          </table:table-cell>
          <table:table-cell/>
          <table:table-cell table:style-name="ce105" table:number-matrix-columns-spanned="1" table:number-matrix-rows-spanned="1" table:formula="of:=IFERROR(INDEX(Activity;SMALL(IF(Target=[.$H$2];ROW(Activity)-MIN(ROW(Activity))+1);ROWS([.$B$3:.B92])))&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3])))&amp;&quot; &quot;&amp;CHAR(10)&amp;(INDEX(Result;SMALL(IF(Target=[.$B$2];ROW(Result)-MIN(ROW(Result))+1);ROWS([.$B$3:.B93]))))&amp;CHAR(10);&quot;&quot;)">
            <text:p/>
          </table:table-cell>
          <table:table-cell/>
          <table:table-cell table:style-name="ce94" table:number-matrix-columns-spanned="1" table:number-matrix-rows-spanned="1" table:formula="of:=IFERROR(INDEX(Activity;SMALL(IF(Target=[.$D$2];ROW(Activity)-MIN(ROW(Activity))+1);ROWS([.$B$3:.B93])))&amp;CHAR(10);&quot;&quot;)">
            <text:p/>
          </table:table-cell>
          <table:table-cell/>
          <table:table-cell table:style-name="ce99" table:number-matrix-columns-spanned="1" table:number-matrix-rows-spanned="1" table:formula="of:=IFERROR(INDEX(Activity;SMALL(IF(Target=[.$F$2];ROW(Activity)-MIN(ROW(Activity))+1);ROWS([.$B$3:.B93])))&amp;CHAR(10);&quot;&quot;)">
            <text:p/>
          </table:table-cell>
          <table:table-cell/>
          <table:table-cell table:style-name="ce105" table:number-matrix-columns-spanned="1" table:number-matrix-rows-spanned="1" table:formula="of:=IFERROR(INDEX(Activity;SMALL(IF(Target=[.$H$2];ROW(Activity)-MIN(ROW(Activity))+1);ROWS([.$B$3:.B93])))&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4])))&amp;&quot; &quot;&amp;CHAR(10)&amp;(INDEX(Result;SMALL(IF(Target=[.$B$2];ROW(Result)-MIN(ROW(Result))+1);ROWS([.$B$3:.B94]))))&amp;CHAR(10);&quot;&quot;)">
            <text:p/>
          </table:table-cell>
          <table:table-cell/>
          <table:table-cell table:style-name="ce94" table:number-matrix-columns-spanned="1" table:number-matrix-rows-spanned="1" table:formula="of:=IFERROR(INDEX(Activity;SMALL(IF(Target=[.$D$2];ROW(Activity)-MIN(ROW(Activity))+1);ROWS([.$B$3:.B94])))&amp;CHAR(10);&quot;&quot;)">
            <text:p/>
          </table:table-cell>
          <table:table-cell/>
          <table:table-cell table:style-name="ce99" table:number-matrix-columns-spanned="1" table:number-matrix-rows-spanned="1" table:formula="of:=IFERROR(INDEX(Activity;SMALL(IF(Target=[.$F$2];ROW(Activity)-MIN(ROW(Activity))+1);ROWS([.$B$3:.B94])))&amp;CHAR(10);&quot;&quot;)">
            <text:p/>
          </table:table-cell>
          <table:table-cell/>
          <table:table-cell table:style-name="ce105" table:number-matrix-columns-spanned="1" table:number-matrix-rows-spanned="1" table:formula="of:=IFERROR(INDEX(Activity;SMALL(IF(Target=[.$H$2];ROW(Activity)-MIN(ROW(Activity))+1);ROWS([.$B$3:.B94])))&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5])))&amp;&quot; &quot;&amp;CHAR(10)&amp;(INDEX(Result;SMALL(IF(Target=[.$B$2];ROW(Result)-MIN(ROW(Result))+1);ROWS([.$B$3:.B95]))))&amp;CHAR(10);&quot;&quot;)">
            <text:p/>
          </table:table-cell>
          <table:table-cell/>
          <table:table-cell table:style-name="ce94" table:number-matrix-columns-spanned="1" table:number-matrix-rows-spanned="1" table:formula="of:=IFERROR(INDEX(Activity;SMALL(IF(Target=[.$D$2];ROW(Activity)-MIN(ROW(Activity))+1);ROWS([.$B$3:.B95])))&amp;CHAR(10);&quot;&quot;)">
            <text:p/>
          </table:table-cell>
          <table:table-cell/>
          <table:table-cell table:style-name="ce99" table:number-matrix-columns-spanned="1" table:number-matrix-rows-spanned="1" table:formula="of:=IFERROR(INDEX(Activity;SMALL(IF(Target=[.$F$2];ROW(Activity)-MIN(ROW(Activity))+1);ROWS([.$B$3:.B95])))&amp;CHAR(10);&quot;&quot;)">
            <text:p/>
          </table:table-cell>
          <table:table-cell/>
          <table:table-cell table:style-name="ce105" table:number-matrix-columns-spanned="1" table:number-matrix-rows-spanned="1" table:formula="of:=IFERROR(INDEX(Activity;SMALL(IF(Target=[.$H$2];ROW(Activity)-MIN(ROW(Activity))+1);ROWS([.$B$3:.B95])))&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6])))&amp;&quot; &quot;&amp;CHAR(10)&amp;(INDEX(Result;SMALL(IF(Target=[.$B$2];ROW(Result)-MIN(ROW(Result))+1);ROWS([.$B$3:.B96]))))&amp;CHAR(10);&quot;&quot;)">
            <text:p/>
          </table:table-cell>
          <table:table-cell/>
          <table:table-cell table:style-name="ce94" table:number-matrix-columns-spanned="1" table:number-matrix-rows-spanned="1" table:formula="of:=IFERROR(INDEX(Activity;SMALL(IF(Target=[.$D$2];ROW(Activity)-MIN(ROW(Activity))+1);ROWS([.$B$3:.B96])))&amp;CHAR(10);&quot;&quot;)">
            <text:p/>
          </table:table-cell>
          <table:table-cell/>
          <table:table-cell table:style-name="ce99" table:number-matrix-columns-spanned="1" table:number-matrix-rows-spanned="1" table:formula="of:=IFERROR(INDEX(Activity;SMALL(IF(Target=[.$F$2];ROW(Activity)-MIN(ROW(Activity))+1);ROWS([.$B$3:.B96])))&amp;CHAR(10);&quot;&quot;)">
            <text:p/>
          </table:table-cell>
          <table:table-cell/>
          <table:table-cell table:style-name="ce105" table:number-matrix-columns-spanned="1" table:number-matrix-rows-spanned="1" table:formula="of:=IFERROR(INDEX(Activity;SMALL(IF(Target=[.$H$2];ROW(Activity)-MIN(ROW(Activity))+1);ROWS([.$B$3:.B96])))&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7])))&amp;&quot; &quot;&amp;CHAR(10)&amp;(INDEX(Result;SMALL(IF(Target=[.$B$2];ROW(Result)-MIN(ROW(Result))+1);ROWS([.$B$3:.B97]))))&amp;CHAR(10);&quot;&quot;)">
            <text:p/>
          </table:table-cell>
          <table:table-cell/>
          <table:table-cell table:style-name="ce94" table:number-matrix-columns-spanned="1" table:number-matrix-rows-spanned="1" table:formula="of:=IFERROR(INDEX(Activity;SMALL(IF(Target=[.$D$2];ROW(Activity)-MIN(ROW(Activity))+1);ROWS([.$B$3:.B97])))&amp;CHAR(10);&quot;&quot;)">
            <text:p/>
          </table:table-cell>
          <table:table-cell/>
          <table:table-cell table:style-name="ce99" table:number-matrix-columns-spanned="1" table:number-matrix-rows-spanned="1" table:formula="of:=IFERROR(INDEX(Activity;SMALL(IF(Target=[.$F$2];ROW(Activity)-MIN(ROW(Activity))+1);ROWS([.$B$3:.B97])))&amp;CHAR(10);&quot;&quot;)">
            <text:p/>
          </table:table-cell>
          <table:table-cell/>
          <table:table-cell table:style-name="ce105" table:number-matrix-columns-spanned="1" table:number-matrix-rows-spanned="1" table:formula="of:=IFERROR(INDEX(Activity;SMALL(IF(Target=[.$H$2];ROW(Activity)-MIN(ROW(Activity))+1);ROWS([.$B$3:.B97])))&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8])))&amp;&quot; &quot;&amp;CHAR(10)&amp;(INDEX(Result;SMALL(IF(Target=[.$B$2];ROW(Result)-MIN(ROW(Result))+1);ROWS([.$B$3:.B98]))))&amp;CHAR(10);&quot;&quot;)">
            <text:p/>
          </table:table-cell>
          <table:table-cell/>
          <table:table-cell table:style-name="ce94" table:number-matrix-columns-spanned="1" table:number-matrix-rows-spanned="1" table:formula="of:=IFERROR(INDEX(Activity;SMALL(IF(Target=[.$D$2];ROW(Activity)-MIN(ROW(Activity))+1);ROWS([.$B$3:.B98])))&amp;CHAR(10);&quot;&quot;)">
            <text:p/>
          </table:table-cell>
          <table:table-cell/>
          <table:table-cell table:style-name="ce99" table:number-matrix-columns-spanned="1" table:number-matrix-rows-spanned="1" table:formula="of:=IFERROR(INDEX(Activity;SMALL(IF(Target=[.$F$2];ROW(Activity)-MIN(ROW(Activity))+1);ROWS([.$B$3:.B98])))&amp;CHAR(10);&quot;&quot;)">
            <text:p/>
          </table:table-cell>
          <table:table-cell/>
          <table:table-cell table:style-name="ce105" table:number-matrix-columns-spanned="1" table:number-matrix-rows-spanned="1" table:formula="of:=IFERROR(INDEX(Activity;SMALL(IF(Target=[.$H$2];ROW(Activity)-MIN(ROW(Activity))+1);ROWS([.$B$3:.B98])))&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99])))&amp;&quot; &quot;&amp;CHAR(10)&amp;(INDEX(Result;SMALL(IF(Target=[.$B$2];ROW(Result)-MIN(ROW(Result))+1);ROWS([.$B$3:.B99]))))&amp;CHAR(10);&quot;&quot;)">
            <text:p/>
          </table:table-cell>
          <table:table-cell/>
          <table:table-cell table:style-name="ce94" table:number-matrix-columns-spanned="1" table:number-matrix-rows-spanned="1" table:formula="of:=IFERROR(INDEX(Activity;SMALL(IF(Target=[.$D$2];ROW(Activity)-MIN(ROW(Activity))+1);ROWS([.$B$3:.B99])))&amp;CHAR(10);&quot;&quot;)">
            <text:p/>
          </table:table-cell>
          <table:table-cell/>
          <table:table-cell table:style-name="ce99" table:number-matrix-columns-spanned="1" table:number-matrix-rows-spanned="1" table:formula="of:=IFERROR(INDEX(Activity;SMALL(IF(Target=[.$F$2];ROW(Activity)-MIN(ROW(Activity))+1);ROWS([.$B$3:.B99])))&amp;CHAR(10);&quot;&quot;)">
            <text:p/>
          </table:table-cell>
          <table:table-cell/>
          <table:table-cell table:style-name="ce105" table:number-matrix-columns-spanned="1" table:number-matrix-rows-spanned="1" table:formula="of:=IFERROR(INDEX(Activity;SMALL(IF(Target=[.$H$2];ROW(Activity)-MIN(ROW(Activity))+1);ROWS([.$B$3:.B99])))&amp;CHAR(10);&quot;&quot;)">
            <text:p/>
          </table:table-cell>
          <table:table-cell table:number-columns-repeated="1016"/>
        </table:table-row>
        <table:table-row table:style-name="ro6">
          <table:table-cell/>
          <table:table-cell table:style-name="ce84" table:number-matrix-columns-spanned="1" table:number-matrix-rows-spanned="1" table:formula="of:=IFERROR(INDEX(Activity;SMALL(IF(Target=[.$B$2];ROW(Activity)-MIN(ROW(Activity))+1);ROWS([.$B$3:.B100])))&amp;&quot; &quot;&amp;CHAR(10)&amp;(INDEX(Result;SMALL(IF(Target=[.$B$2];ROW(Result)-MIN(ROW(Result))+1);ROWS([.$B$3:.B100]))))&amp;CHAR(10);&quot;&quot;)">
            <text:p/>
          </table:table-cell>
          <table:table-cell/>
          <table:table-cell table:style-name="ce94" table:number-matrix-columns-spanned="1" table:number-matrix-rows-spanned="1" table:formula="of:=IFERROR(INDEX(Activity;SMALL(IF(Target=[.$D$2];ROW(Activity)-MIN(ROW(Activity))+1);ROWS([.$B$3:.B100])))&amp;CHAR(10);&quot;&quot;)">
            <text:p/>
          </table:table-cell>
          <table:table-cell/>
          <table:table-cell table:style-name="ce99" table:number-matrix-columns-spanned="1" table:number-matrix-rows-spanned="1" table:formula="of:=IFERROR(INDEX(Activity;SMALL(IF(Target=[.$F$2];ROW(Activity)-MIN(ROW(Activity))+1);ROWS([.$B$3:.B100])))&amp;CHAR(10);&quot;&quot;)">
            <text:p/>
          </table:table-cell>
          <table:table-cell/>
          <table:table-cell table:style-name="ce105" table:number-matrix-columns-spanned="1" table:number-matrix-rows-spanned="1" table:formula="of:=IFERROR(INDEX(Activity;SMALL(IF(Target=[.$H$2];ROW(Activity)-MIN(ROW(Activity))+1);ROWS([.$B$3:.B100])))&amp;CHAR(10);&quot;&quot;)">
            <text:p/>
          </table:table-cell>
          <table:table-cell table:number-columns-repeated="1016"/>
        </table:table-row>
        <table:table-row table:style-name="ro6" table:number-rows-repeated="1048475">
          <table:table-cell table:number-columns-repeated="1024"/>
        </table:table-row>
        <table:table-row table:style-name="ro6">
          <table:table-cell table:number-columns-repeated="1024"/>
        </table:table-row>
        <calcext:conditional-formats>
          <calcext:conditional-format calcext:target-range-address="'Agile Roadmap'.B14:'Agile Roadmap'.B100">
            <calcext:condition calcext:apply-style-name="ConditionalStyle_6" calcext:value="formula-is(ISNUMBER(SEARCH(&quot;No Change&quot;;[.$B14])))" calcext:base-cell-address="'Agile Roadmap'.B14"/>
            <calcext:condition calcext:apply-style-name="ConditionalStyle_5" calcext:value="formula-is(LEN([.$B14])&lt;&gt;0)" calcext:base-cell-address="'Agile Roadmap'.B14"/>
          </calcext:conditional-format>
          <calcext:conditional-format calcext:target-range-address="'Agile Roadmap'.D18:'Agile Roadmap'.D100 'Agile Roadmap'.D3:'Agile Roadmap'.D12">
            <calcext:condition calcext:apply-style-name="ConditionalStyle_4" calcext:value="formula-is(LEN([.$D3])&lt;&gt;0)" calcext:base-cell-address="'Agile Roadmap'.D3"/>
          </calcext:conditional-format>
          <calcext:conditional-format calcext:target-range-address="'Agile Roadmap'.F14:'Agile Roadmap'.F100 'Agile Roadmap'.F3:'Agile Roadmap'.F12">
            <calcext:condition calcext:apply-style-name="ConditionalStyle_3" calcext:value="formula-is(LEN([.$F3])&lt;&gt;0)" calcext:base-cell-address="'Agile Roadmap'.F3"/>
          </calcext:conditional-format>
          <calcext:conditional-format calcext:target-range-address="'Agile Roadmap'.H15:'Agile Roadmap'.H100 'Agile Roadmap'.H3:'Agile Roadmap'.H12">
            <calcext:condition calcext:apply-style-name="ConditionalStyle_2" calcext:value="formula-is(LEN([.$H3])&lt;&gt;0)" calcext:base-cell-address="'Agile Roadmap'.H3"/>
          </calcext:conditional-format>
          <calcext:conditional-format calcext:target-range-address="'Agile Roadmap'.B14:'Agile Roadmap'.B100">
            <calcext:condition calcext:apply-style-name="ConditionalStyle_1" calcext:value="formula-is(LEN([.$B14])=0)" calcext:base-cell-address="'Agile Roadmap'.B14"/>
          </calcext:conditional-format>
          <calcext:conditional-format calcext:target-range-address="'Agile Roadmap'.B9:'Agile Roadmap'.B9">
            <calcext:condition calcext:apply-style-name="ConditionalStyle_2" calcext:value="formula-is(LEN([.$H9])&lt;&gt;0)" calcext:base-cell-address="'Agile Roadmap'.B9"/>
          </calcext:conditional-format>
          <calcext:conditional-format calcext:target-range-address="'Agile Roadmap'.B10:'Agile Roadmap'.B10">
            <calcext:condition calcext:apply-style-name="ConditionalStyle_2" calcext:value="formula-is(LEN([.$H10])&lt;&gt;0)" calcext:base-cell-address="'Agile Roadmap'.B10"/>
          </calcext:conditional-format>
          <calcext:conditional-format calcext:target-range-address="'Agile Roadmap'.B11:'Agile Roadmap'.B11">
            <calcext:condition calcext:apply-style-name="ConditionalStyle_2" calcext:value="formula-is(LEN([.$H11])&lt;&gt;0)" calcext:base-cell-address="'Agile Roadmap'.B11"/>
          </calcext:conditional-format>
          <calcext:conditional-format calcext:target-range-address="'Agile Roadmap'.B12:'Agile Roadmap'.B12">
            <calcext:condition calcext:apply-style-name="ConditionalStyle_2" calcext:value="formula-is(LEN([.$H12])&lt;&gt;0)" calcext:base-cell-address="'Agile Roadmap'.B12"/>
          </calcext:conditional-format>
          <calcext:conditional-format calcext:target-range-address="'Agile Roadmap'.B3:'Agile Roadmap'.B8">
            <calcext:condition calcext:apply-style-name="ConditionalStyle_4" calcext:value="formula-is(LEN([.$D3])&lt;&gt;0)" calcext:base-cell-address="'Agile Roadmap'.B3"/>
          </calcext:conditional-format>
          <calcext:conditional-format calcext:target-range-address="'Agile Roadmap'.B13:'Agile Roadmap'.B13">
            <calcext:condition calcext:apply-style-name="ConditionalStyle_4" calcext:value="formula-is(LEN([.$D13])&lt;&gt;0)" calcext:base-cell-address="'Agile Roadmap'.B13"/>
          </calcext:conditional-format>
          <calcext:conditional-format calcext:target-range-address="'Agile Roadmap'.B14:'Agile Roadmap'.B14">
            <calcext:condition calcext:apply-style-name="ConditionalStyle_4" calcext:value="formula-is(LEN([.$D14])&lt;&gt;0)" calcext:base-cell-address="'Agile Roadmap'.B14"/>
          </calcext:conditional-format>
          <calcext:conditional-format calcext:target-range-address="'Agile Roadmap'.B15:'Agile Roadmap'.B15">
            <calcext:condition calcext:apply-style-name="ConditionalStyle_4" calcext:value="formula-is(LEN([.$D15])&lt;&gt;0)" calcext:base-cell-address="'Agile Roadmap'.B15"/>
          </calcext:conditional-format>
          <calcext:conditional-format calcext:target-range-address="'Agile Roadmap'.B16:'Agile Roadmap'.B16">
            <calcext:condition calcext:apply-style-name="ConditionalStyle_4" calcext:value="formula-is(LEN([.$D16])&lt;&gt;0)" calcext:base-cell-address="'Agile Roadmap'.B16"/>
          </calcext:conditional-format>
          <calcext:conditional-format calcext:target-range-address="'Agile Roadmap'.B17:'Agile Roadmap'.B17">
            <calcext:condition calcext:apply-style-name="ConditionalStyle_4" calcext:value="formula-is(LEN([.$D17])&lt;&gt;0)" calcext:base-cell-address="'Agile Roadmap'.B17"/>
          </calcext:conditional-format>
          <calcext:conditional-format calcext:target-range-address="'Agile Roadmap'.B18:'Agile Roadmap'.B18">
            <calcext:condition calcext:apply-style-name="ConditionalStyle_4" calcext:value="formula-is(LEN([.$D18])&lt;&gt;0)" calcext:base-cell-address="'Agile Roadmap'.B18"/>
          </calcext:conditional-format>
          <calcext:conditional-format calcext:target-range-address="'Agile Roadmap'.B19:'Agile Roadmap'.B19">
            <calcext:condition calcext:apply-style-name="ConditionalStyle_4" calcext:value="formula-is(LEN([.$D19])&lt;&gt;0)" calcext:base-cell-address="'Agile Roadmap'.B19"/>
          </calcext:conditional-format>
          <calcext:conditional-format calcext:target-range-address="'Agile Roadmap'.B20:'Agile Roadmap'.B20">
            <calcext:condition calcext:apply-style-name="ConditionalStyle_4" calcext:value="formula-is(LEN([.$D20])&lt;&gt;0)" calcext:base-cell-address="'Agile Roadmap'.B20"/>
          </calcext:conditional-format>
          <calcext:conditional-format calcext:target-range-address="'Agile Roadmap'.B21:'Agile Roadmap'.B21">
            <calcext:condition calcext:apply-style-name="ConditionalStyle_4" calcext:value="formula-is(LEN([.$D21])&lt;&gt;0)" calcext:base-cell-address="'Agile Roadmap'.B21"/>
          </calcext:conditional-format>
          <calcext:conditional-format calcext:target-range-address="'Agile Roadmap'.B22:'Agile Roadmap'.B22">
            <calcext:condition calcext:apply-style-name="ConditionalStyle_4" calcext:value="formula-is(LEN([.$D22])&lt;&gt;0)" calcext:base-cell-address="'Agile Roadmap'.B22"/>
          </calcext:conditional-format>
          <calcext:conditional-format calcext:target-range-address="'Agile Roadmap'.B23:'Agile Roadmap'.B23">
            <calcext:condition calcext:apply-style-name="ConditionalStyle_4" calcext:value="formula-is(LEN([.$D23])&lt;&gt;0)" calcext:base-cell-address="'Agile Roadmap'.B23"/>
          </calcext:conditional-format>
          <calcext:conditional-format calcext:target-range-address="'Agile Roadmap'.B24:'Agile Roadmap'.B24">
            <calcext:condition calcext:apply-style-name="ConditionalStyle_4" calcext:value="formula-is(LEN([.$D24])&lt;&gt;0)" calcext:base-cell-address="'Agile Roadmap'.B24"/>
          </calcext:conditional-format>
          <calcext:conditional-format calcext:target-range-address="'Agile Roadmap'.B25:'Agile Roadmap'.B25">
            <calcext:condition calcext:apply-style-name="ConditionalStyle_4" calcext:value="formula-is(LEN([.$D25])&lt;&gt;0)" calcext:base-cell-address="'Agile Roadmap'.B25"/>
          </calcext:conditional-format>
          <calcext:conditional-format calcext:target-range-address="'Agile Roadmap'.B26:'Agile Roadmap'.B26">
            <calcext:condition calcext:apply-style-name="ConditionalStyle_4" calcext:value="formula-is(LEN([.$D26])&lt;&gt;0)" calcext:base-cell-address="'Agile Roadmap'.B26"/>
          </calcext:conditional-format>
          <calcext:conditional-format calcext:target-range-address="'Agile Roadmap'.B27:'Agile Roadmap'.B27">
            <calcext:condition calcext:apply-style-name="ConditionalStyle_4" calcext:value="formula-is(LEN([.$D27])&lt;&gt;0)" calcext:base-cell-address="'Agile Roadmap'.B27"/>
          </calcext:conditional-format>
          <calcext:conditional-format calcext:target-range-address="'Agile Roadmap'.B28:'Agile Roadmap'.B28">
            <calcext:condition calcext:apply-style-name="ConditionalStyle_4" calcext:value="formula-is(LEN([.$D28])&lt;&gt;0)" calcext:base-cell-address="'Agile Roadmap'.B28"/>
          </calcext:conditional-format>
          <calcext:conditional-format calcext:target-range-address="'Agile Roadmap'.B29:'Agile Roadmap'.B29">
            <calcext:condition calcext:apply-style-name="ConditionalStyle_4" calcext:value="formula-is(LEN([.$D29])&lt;&gt;0)" calcext:base-cell-address="'Agile Roadmap'.B29"/>
          </calcext:conditional-format>
          <calcext:conditional-format calcext:target-range-address="'Agile Roadmap'.B30:'Agile Roadmap'.B30">
            <calcext:condition calcext:apply-style-name="ConditionalStyle_4" calcext:value="formula-is(LEN([.$D30])&lt;&gt;0)" calcext:base-cell-address="'Agile Roadmap'.B30"/>
          </calcext:conditional-format>
          <calcext:conditional-format calcext:target-range-address="'Agile Roadmap'.B31:'Agile Roadmap'.B31">
            <calcext:condition calcext:apply-style-name="ConditionalStyle_4" calcext:value="formula-is(LEN([.$D31])&lt;&gt;0)" calcext:base-cell-address="'Agile Roadmap'.B31"/>
          </calcext:conditional-format>
          <calcext:conditional-format calcext:target-range-address="'Agile Roadmap'.B32:'Agile Roadmap'.B32">
            <calcext:condition calcext:apply-style-name="ConditionalStyle_4" calcext:value="formula-is(LEN([.$D32])&lt;&gt;0)" calcext:base-cell-address="'Agile Roadmap'.B32"/>
          </calcext:conditional-format>
          <calcext:conditional-format calcext:target-range-address="'Agile Roadmap'.B33:'Agile Roadmap'.B33">
            <calcext:condition calcext:apply-style-name="ConditionalStyle_4" calcext:value="formula-is(LEN([.$D33])&lt;&gt;0)" calcext:base-cell-address="'Agile Roadmap'.B33"/>
          </calcext:conditional-format>
          <calcext:conditional-format calcext:target-range-address="'Agile Roadmap'.B34:'Agile Roadmap'.B34">
            <calcext:condition calcext:apply-style-name="ConditionalStyle_4" calcext:value="formula-is(LEN([.$D34])&lt;&gt;0)" calcext:base-cell-address="'Agile Roadmap'.B34"/>
          </calcext:conditional-format>
          <calcext:conditional-format calcext:target-range-address="'Agile Roadmap'.B35:'Agile Roadmap'.B35">
            <calcext:condition calcext:apply-style-name="ConditionalStyle_4" calcext:value="formula-is(LEN([.$D35])&lt;&gt;0)" calcext:base-cell-address="'Agile Roadmap'.B35"/>
          </calcext:conditional-format>
          <calcext:conditional-format calcext:target-range-address="'Agile Roadmap'.B36:'Agile Roadmap'.B36">
            <calcext:condition calcext:apply-style-name="ConditionalStyle_4" calcext:value="formula-is(LEN([.$D36])&lt;&gt;0)" calcext:base-cell-address="'Agile Roadmap'.B36"/>
          </calcext:conditional-format>
          <calcext:conditional-format calcext:target-range-address="'Agile Roadmap'.B37:'Agile Roadmap'.B37">
            <calcext:condition calcext:apply-style-name="ConditionalStyle_4" calcext:value="formula-is(LEN([.$D37])&lt;&gt;0)" calcext:base-cell-address="'Agile Roadmap'.B37"/>
          </calcext:conditional-format>
          <calcext:conditional-format calcext:target-range-address="'Agile Roadmap'.B38:'Agile Roadmap'.B38">
            <calcext:condition calcext:apply-style-name="ConditionalStyle_4" calcext:value="formula-is(LEN([.$D38])&lt;&gt;0)" calcext:base-cell-address="'Agile Roadmap'.B38"/>
          </calcext:conditional-format>
          <calcext:conditional-format calcext:target-range-address="'Agile Roadmap'.B39:'Agile Roadmap'.B39">
            <calcext:condition calcext:apply-style-name="ConditionalStyle_4" calcext:value="formula-is(LEN([.$D39])&lt;&gt;0)" calcext:base-cell-address="'Agile Roadmap'.B39"/>
          </calcext:conditional-format>
          <calcext:conditional-format calcext:target-range-address="'Agile Roadmap'.B40:'Agile Roadmap'.B40">
            <calcext:condition calcext:apply-style-name="ConditionalStyle_4" calcext:value="formula-is(LEN([.$D40])&lt;&gt;0)" calcext:base-cell-address="'Agile Roadmap'.B40"/>
          </calcext:conditional-format>
          <calcext:conditional-format calcext:target-range-address="'Agile Roadmap'.B41:'Agile Roadmap'.B41">
            <calcext:condition calcext:apply-style-name="ConditionalStyle_4" calcext:value="formula-is(LEN([.$D41])&lt;&gt;0)" calcext:base-cell-address="'Agile Roadmap'.B41"/>
          </calcext:conditional-format>
          <calcext:conditional-format calcext:target-range-address="'Agile Roadmap'.B42:'Agile Roadmap'.B42">
            <calcext:condition calcext:apply-style-name="ConditionalStyle_4" calcext:value="formula-is(LEN([.$D42])&lt;&gt;0)" calcext:base-cell-address="'Agile Roadmap'.B42"/>
          </calcext:conditional-format>
          <calcext:conditional-format calcext:target-range-address="'Agile Roadmap'.B43:'Agile Roadmap'.B43">
            <calcext:condition calcext:apply-style-name="ConditionalStyle_4" calcext:value="formula-is(LEN([.$D43])&lt;&gt;0)" calcext:base-cell-address="'Agile Roadmap'.B43"/>
          </calcext:conditional-format>
          <calcext:conditional-format calcext:target-range-address="'Agile Roadmap'.B44:'Agile Roadmap'.B44">
            <calcext:condition calcext:apply-style-name="ConditionalStyle_4" calcext:value="formula-is(LEN([.$D44])&lt;&gt;0)" calcext:base-cell-address="'Agile Roadmap'.B44"/>
          </calcext:conditional-format>
          <calcext:conditional-format calcext:target-range-address="'Agile Roadmap'.B45:'Agile Roadmap'.B45">
            <calcext:condition calcext:apply-style-name="ConditionalStyle_4" calcext:value="formula-is(LEN([.$D45])&lt;&gt;0)" calcext:base-cell-address="'Agile Roadmap'.B45"/>
          </calcext:conditional-format>
          <calcext:conditional-format calcext:target-range-address="'Agile Roadmap'.B46:'Agile Roadmap'.B46">
            <calcext:condition calcext:apply-style-name="ConditionalStyle_4" calcext:value="formula-is(LEN([.$D46])&lt;&gt;0)" calcext:base-cell-address="'Agile Roadmap'.B46"/>
          </calcext:conditional-format>
          <calcext:conditional-format calcext:target-range-address="'Agile Roadmap'.B47:'Agile Roadmap'.B47">
            <calcext:condition calcext:apply-style-name="ConditionalStyle_4" calcext:value="formula-is(LEN([.$D47])&lt;&gt;0)" calcext:base-cell-address="'Agile Roadmap'.B47"/>
          </calcext:conditional-format>
          <calcext:conditional-format calcext:target-range-address="'Agile Roadmap'.B48:'Agile Roadmap'.B48">
            <calcext:condition calcext:apply-style-name="ConditionalStyle_4" calcext:value="formula-is(LEN([.$D48])&lt;&gt;0)" calcext:base-cell-address="'Agile Roadmap'.B48"/>
          </calcext:conditional-format>
          <calcext:conditional-format calcext:target-range-address="'Agile Roadmap'.B49:'Agile Roadmap'.B49">
            <calcext:condition calcext:apply-style-name="ConditionalStyle_4" calcext:value="formula-is(LEN([.$D49])&lt;&gt;0)" calcext:base-cell-address="'Agile Roadmap'.B49"/>
          </calcext:conditional-format>
          <calcext:conditional-format calcext:target-range-address="'Agile Roadmap'.B50:'Agile Roadmap'.B50">
            <calcext:condition calcext:apply-style-name="ConditionalStyle_4" calcext:value="formula-is(LEN([.$D50])&lt;&gt;0)" calcext:base-cell-address="'Agile Roadmap'.B50"/>
          </calcext:conditional-format>
          <calcext:conditional-format calcext:target-range-address="'Agile Roadmap'.B51:'Agile Roadmap'.B51">
            <calcext:condition calcext:apply-style-name="ConditionalStyle_4" calcext:value="formula-is(LEN([.$D51])&lt;&gt;0)" calcext:base-cell-address="'Agile Roadmap'.B51"/>
          </calcext:conditional-format>
          <calcext:conditional-format calcext:target-range-address="'Agile Roadmap'.B52:'Agile Roadmap'.B52">
            <calcext:condition calcext:apply-style-name="ConditionalStyle_4" calcext:value="formula-is(LEN([.$D52])&lt;&gt;0)" calcext:base-cell-address="'Agile Roadmap'.B52"/>
          </calcext:conditional-format>
          <calcext:conditional-format calcext:target-range-address="'Agile Roadmap'.B53:'Agile Roadmap'.B53">
            <calcext:condition calcext:apply-style-name="ConditionalStyle_4" calcext:value="formula-is(LEN([.$D53])&lt;&gt;0)" calcext:base-cell-address="'Agile Roadmap'.B53"/>
          </calcext:conditional-format>
          <calcext:conditional-format calcext:target-range-address="'Agile Roadmap'.B54:'Agile Roadmap'.B54">
            <calcext:condition calcext:apply-style-name="ConditionalStyle_4" calcext:value="formula-is(LEN([.$D54])&lt;&gt;0)" calcext:base-cell-address="'Agile Roadmap'.B54"/>
          </calcext:conditional-format>
          <calcext:conditional-format calcext:target-range-address="'Agile Roadmap'.B55:'Agile Roadmap'.B55">
            <calcext:condition calcext:apply-style-name="ConditionalStyle_4" calcext:value="formula-is(LEN([.$D55])&lt;&gt;0)" calcext:base-cell-address="'Agile Roadmap'.B55"/>
          </calcext:conditional-format>
          <calcext:conditional-format calcext:target-range-address="'Agile Roadmap'.B56:'Agile Roadmap'.B56">
            <calcext:condition calcext:apply-style-name="ConditionalStyle_4" calcext:value="formula-is(LEN([.$D56])&lt;&gt;0)" calcext:base-cell-address="'Agile Roadmap'.B56"/>
          </calcext:conditional-format>
          <calcext:conditional-format calcext:target-range-address="'Agile Roadmap'.B57:'Agile Roadmap'.B57">
            <calcext:condition calcext:apply-style-name="ConditionalStyle_4" calcext:value="formula-is(LEN([.$D57])&lt;&gt;0)" calcext:base-cell-address="'Agile Roadmap'.B57"/>
          </calcext:conditional-format>
          <calcext:conditional-format calcext:target-range-address="'Agile Roadmap'.B58:'Agile Roadmap'.B58">
            <calcext:condition calcext:apply-style-name="ConditionalStyle_4" calcext:value="formula-is(LEN([.$D58])&lt;&gt;0)" calcext:base-cell-address="'Agile Roadmap'.B58"/>
          </calcext:conditional-format>
          <calcext:conditional-format calcext:target-range-address="'Agile Roadmap'.B59:'Agile Roadmap'.B59">
            <calcext:condition calcext:apply-style-name="ConditionalStyle_4" calcext:value="formula-is(LEN([.$D59])&lt;&gt;0)" calcext:base-cell-address="'Agile Roadmap'.B59"/>
          </calcext:conditional-format>
          <calcext:conditional-format calcext:target-range-address="'Agile Roadmap'.B60:'Agile Roadmap'.B60">
            <calcext:condition calcext:apply-style-name="ConditionalStyle_4" calcext:value="formula-is(LEN([.$D60])&lt;&gt;0)" calcext:base-cell-address="'Agile Roadmap'.B60"/>
          </calcext:conditional-format>
          <calcext:conditional-format calcext:target-range-address="'Agile Roadmap'.B61:'Agile Roadmap'.B61">
            <calcext:condition calcext:apply-style-name="ConditionalStyle_4" calcext:value="formula-is(LEN([.$D61])&lt;&gt;0)" calcext:base-cell-address="'Agile Roadmap'.B61"/>
          </calcext:conditional-format>
          <calcext:conditional-format calcext:target-range-address="'Agile Roadmap'.B62:'Agile Roadmap'.B62">
            <calcext:condition calcext:apply-style-name="ConditionalStyle_4" calcext:value="formula-is(LEN([.$D62])&lt;&gt;0)" calcext:base-cell-address="'Agile Roadmap'.B62"/>
          </calcext:conditional-format>
          <calcext:conditional-format calcext:target-range-address="'Agile Roadmap'.B63:'Agile Roadmap'.B63">
            <calcext:condition calcext:apply-style-name="ConditionalStyle_4" calcext:value="formula-is(LEN([.$D63])&lt;&gt;0)" calcext:base-cell-address="'Agile Roadmap'.B63"/>
          </calcext:conditional-format>
          <calcext:conditional-format calcext:target-range-address="'Agile Roadmap'.B64:'Agile Roadmap'.B64">
            <calcext:condition calcext:apply-style-name="ConditionalStyle_4" calcext:value="formula-is(LEN([.$D64])&lt;&gt;0)" calcext:base-cell-address="'Agile Roadmap'.B64"/>
          </calcext:conditional-format>
          <calcext:conditional-format calcext:target-range-address="'Agile Roadmap'.B65:'Agile Roadmap'.B65">
            <calcext:condition calcext:apply-style-name="ConditionalStyle_4" calcext:value="formula-is(LEN([.$D65])&lt;&gt;0)" calcext:base-cell-address="'Agile Roadmap'.B65"/>
          </calcext:conditional-format>
          <calcext:conditional-format calcext:target-range-address="'Agile Roadmap'.B66:'Agile Roadmap'.B66">
            <calcext:condition calcext:apply-style-name="ConditionalStyle_4" calcext:value="formula-is(LEN([.$D66])&lt;&gt;0)" calcext:base-cell-address="'Agile Roadmap'.B66"/>
          </calcext:conditional-format>
          <calcext:conditional-format calcext:target-range-address="'Agile Roadmap'.B67:'Agile Roadmap'.B67">
            <calcext:condition calcext:apply-style-name="ConditionalStyle_4" calcext:value="formula-is(LEN([.$D67])&lt;&gt;0)" calcext:base-cell-address="'Agile Roadmap'.B67"/>
          </calcext:conditional-format>
          <calcext:conditional-format calcext:target-range-address="'Agile Roadmap'.B68:'Agile Roadmap'.B68">
            <calcext:condition calcext:apply-style-name="ConditionalStyle_4" calcext:value="formula-is(LEN([.$D68])&lt;&gt;0)" calcext:base-cell-address="'Agile Roadmap'.B68"/>
          </calcext:conditional-format>
          <calcext:conditional-format calcext:target-range-address="'Agile Roadmap'.B69:'Agile Roadmap'.B69">
            <calcext:condition calcext:apply-style-name="ConditionalStyle_4" calcext:value="formula-is(LEN([.$D69])&lt;&gt;0)" calcext:base-cell-address="'Agile Roadmap'.B69"/>
          </calcext:conditional-format>
          <calcext:conditional-format calcext:target-range-address="'Agile Roadmap'.B70:'Agile Roadmap'.B70">
            <calcext:condition calcext:apply-style-name="ConditionalStyle_4" calcext:value="formula-is(LEN([.$D70])&lt;&gt;0)" calcext:base-cell-address="'Agile Roadmap'.B70"/>
          </calcext:conditional-format>
          <calcext:conditional-format calcext:target-range-address="'Agile Roadmap'.B71:'Agile Roadmap'.B71">
            <calcext:condition calcext:apply-style-name="ConditionalStyle_4" calcext:value="formula-is(LEN([.$D71])&lt;&gt;0)" calcext:base-cell-address="'Agile Roadmap'.B71"/>
          </calcext:conditional-format>
          <calcext:conditional-format calcext:target-range-address="'Agile Roadmap'.B72:'Agile Roadmap'.B72">
            <calcext:condition calcext:apply-style-name="ConditionalStyle_4" calcext:value="formula-is(LEN([.$D72])&lt;&gt;0)" calcext:base-cell-address="'Agile Roadmap'.B72"/>
          </calcext:conditional-format>
          <calcext:conditional-format calcext:target-range-address="'Agile Roadmap'.B73:'Agile Roadmap'.B73">
            <calcext:condition calcext:apply-style-name="ConditionalStyle_4" calcext:value="formula-is(LEN([.$D73])&lt;&gt;0)" calcext:base-cell-address="'Agile Roadmap'.B73"/>
          </calcext:conditional-format>
          <calcext:conditional-format calcext:target-range-address="'Agile Roadmap'.B74:'Agile Roadmap'.B74">
            <calcext:condition calcext:apply-style-name="ConditionalStyle_4" calcext:value="formula-is(LEN([.$D74])&lt;&gt;0)" calcext:base-cell-address="'Agile Roadmap'.B74"/>
          </calcext:conditional-format>
          <calcext:conditional-format calcext:target-range-address="'Agile Roadmap'.B75:'Agile Roadmap'.B75">
            <calcext:condition calcext:apply-style-name="ConditionalStyle_4" calcext:value="formula-is(LEN([.$D75])&lt;&gt;0)" calcext:base-cell-address="'Agile Roadmap'.B75"/>
          </calcext:conditional-format>
          <calcext:conditional-format calcext:target-range-address="'Agile Roadmap'.B76:'Agile Roadmap'.B76">
            <calcext:condition calcext:apply-style-name="ConditionalStyle_4" calcext:value="formula-is(LEN([.$D76])&lt;&gt;0)" calcext:base-cell-address="'Agile Roadmap'.B76"/>
          </calcext:conditional-format>
          <calcext:conditional-format calcext:target-range-address="'Agile Roadmap'.B77:'Agile Roadmap'.B77">
            <calcext:condition calcext:apply-style-name="ConditionalStyle_4" calcext:value="formula-is(LEN([.$D77])&lt;&gt;0)" calcext:base-cell-address="'Agile Roadmap'.B77"/>
          </calcext:conditional-format>
          <calcext:conditional-format calcext:target-range-address="'Agile Roadmap'.B78:'Agile Roadmap'.B78">
            <calcext:condition calcext:apply-style-name="ConditionalStyle_4" calcext:value="formula-is(LEN([.$D78])&lt;&gt;0)" calcext:base-cell-address="'Agile Roadmap'.B78"/>
          </calcext:conditional-format>
          <calcext:conditional-format calcext:target-range-address="'Agile Roadmap'.B79:'Agile Roadmap'.B79">
            <calcext:condition calcext:apply-style-name="ConditionalStyle_4" calcext:value="formula-is(LEN([.$D79])&lt;&gt;0)" calcext:base-cell-address="'Agile Roadmap'.B79"/>
          </calcext:conditional-format>
          <calcext:conditional-format calcext:target-range-address="'Agile Roadmap'.B80:'Agile Roadmap'.B80">
            <calcext:condition calcext:apply-style-name="ConditionalStyle_4" calcext:value="formula-is(LEN([.$D80])&lt;&gt;0)" calcext:base-cell-address="'Agile Roadmap'.B80"/>
          </calcext:conditional-format>
          <calcext:conditional-format calcext:target-range-address="'Agile Roadmap'.B81:'Agile Roadmap'.B81">
            <calcext:condition calcext:apply-style-name="ConditionalStyle_4" calcext:value="formula-is(LEN([.$D81])&lt;&gt;0)" calcext:base-cell-address="'Agile Roadmap'.B81"/>
          </calcext:conditional-format>
          <calcext:conditional-format calcext:target-range-address="'Agile Roadmap'.C13:'Agile Roadmap'.C13">
            <calcext:condition calcext:apply-style-name="ConditionalStyle_4" calcext:value="formula-is(LEN([.$D13])&lt;&gt;0)" calcext:base-cell-address="'Agile Roadmap'.C13"/>
          </calcext:conditional-format>
          <calcext:conditional-format calcext:target-range-address="'Agile Roadmap'.D13:'Agile Roadmap'.D13">
            <calcext:condition calcext:apply-style-name="ConditionalStyle_4" calcext:value="formula-is(LEN([.$D13])&lt;&gt;0)" calcext:base-cell-address="'Agile Roadmap'.D13"/>
          </calcext:conditional-format>
          <calcext:conditional-format calcext:target-range-address="'Agile Roadmap'.E13:'Agile Roadmap'.E13">
            <calcext:condition calcext:apply-style-name="ConditionalStyle_4" calcext:value="formula-is(LEN([.$D13])&lt;&gt;0)" calcext:base-cell-address="'Agile Roadmap'.E13"/>
          </calcext:conditional-format>
          <calcext:conditional-format calcext:target-range-address="'Agile Roadmap'.F13:'Agile Roadmap'.F13">
            <calcext:condition calcext:apply-style-name="ConditionalStyle_4" calcext:value="formula-is(LEN([.$D13])&lt;&gt;0)" calcext:base-cell-address="'Agile Roadmap'.F13"/>
          </calcext:conditional-format>
          <calcext:conditional-format calcext:target-range-address="'Agile Roadmap'.G13:'Agile Roadmap'.G13">
            <calcext:condition calcext:apply-style-name="ConditionalStyle_4" calcext:value="formula-is(LEN([.$D13])&lt;&gt;0)" calcext:base-cell-address="'Agile Roadmap'.G13"/>
          </calcext:conditional-format>
          <calcext:conditional-format calcext:target-range-address="'Agile Roadmap'.H13:'Agile Roadmap'.H13">
            <calcext:condition calcext:apply-style-name="ConditionalStyle_4" calcext:value="formula-is(LEN([.$D13])&lt;&gt;0)" calcext:base-cell-address="'Agile Roadmap'.H13"/>
          </calcext:conditional-format>
          <calcext:conditional-format calcext:target-range-address="'Agile Roadmap'.H14:'Agile Roadmap'.H14">
            <calcext:condition calcext:apply-style-name="ConditionalStyle_3" calcext:value="formula-is(LEN([.$F14])&lt;&gt;0)" calcext:base-cell-address="'Agile Roadmap'.H14"/>
          </calcext:conditional-format>
          <calcext:conditional-format calcext:target-range-address="'Agile Roadmap'.D16:'Agile Roadmap'.D16">
            <calcext:condition calcext:apply-style-name="ConditionalStyle_4" calcext:value="formula-is(LEN([.$D16])&lt;&gt;0)" calcext:base-cell-address="'Agile Roadmap'.D16"/>
          </calcext:conditional-format>
          <calcext:conditional-format calcext:target-range-address="'Agile Roadmap'.D15:'Agile Roadmap'.D15">
            <calcext:condition calcext:apply-style-name="ConditionalStyle_4" calcext:value="formula-is(LEN([.$D15])&lt;&gt;0)" calcext:base-cell-address="'Agile Roadmap'.D15"/>
          </calcext:conditional-format>
          <calcext:conditional-format calcext:target-range-address="'Agile Roadmap'.D14:'Agile Roadmap'.D14">
            <calcext:condition calcext:apply-style-name="ConditionalStyle_4" calcext:value="formula-is(LEN([.$D14])&lt;&gt;0)" calcext:base-cell-address="'Agile Roadmap'.D14"/>
          </calcext:conditional-format>
        </calcext:conditional-formats>
      </table:table>
      <table:table table:name="About" table:style-name="ta3">
        <office:forms form:automatic-focus="false" form:apply-design-mode="false"/>
        <table:table-column table:style-name="co15" table:default-cell-style-name="Default"/>
        <table:table-column table:style-name="co5" table:number-columns-repeated="1023" table:default-cell-style-name="Default"/>
        <table:table-row table:style-name="ro1">
          <table:table-cell table:style-name="ce2" office:value-type="string" calcext:value-type="string">
            <text:p>About this workbook</text:p>
          </table:table-cell>
          <table:table-cell table:number-columns-repeated="1023"/>
        </table:table-row>
        <table:table-row table:style-name="ro2">
          <table:table-cell table:style-name="ce108" office:value-type="string" calcext:value-type="string">
            <text:p>Guide for screen readers</text:p>
          </table:table-cell>
          <table:table-cell table:number-columns-repeated="1023"/>
        </table:table-row>
        <table:table-row table:style-name="ro10">
          <table:table-cell office:value-type="string" calcext:value-type="string">
            <text:p>There are 3 worksheets in this workbook. </text:p>
            <text:p/>
            <text:p>Roadmap data</text:p>
            <text:p>Agile Roadmap</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Hidden text will not print.</text:p>
            <text:p/>
            <text:p>To remove these instructions from any worksheet, simply delete column A.</text:p>
            <text:p/>
          </table:table-cell>
          <table:table-cell table:number-columns-repeated="1023"/>
        </table:table-row>
        <table:table-row table:style-name="ro2">
          <table:table-cell table:style-name="ce109" office:value-type="string" calcext:value-type="string">
            <text:p>About this workbook</text:p>
          </table:table-cell>
          <table:table-cell table:number-columns-repeated="1023"/>
        </table:table-row>
        <table:table-row table:style-name="ro11">
          <table:table-cell office:value-type="string" calcext:value-type="string">
            <text:p>Enter milestone information in the Roadmap Data worksheet.  Make sure that you sort by priority followed by milestone to capture the Completed, Current, Near Term and Future view in decreasing priority – with highest priority items listed at the top. The Roadmap in the Agile Roadmap worksheet is auto-updated.</text:p>
            <text:p/>
          </table:table-cell>
          <table:table-cell table:number-columns-repeated="1023"/>
        </table:table-row>
        <table:table-row table:style-name="ro2">
          <table:table-cell office:value-type="string" calcext:value-type="string">
            <text:p>This is the last instruction in this worksheet.</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named-expressions>
        <table:named-expression table:name="Activity" table:base-cell-address="$'Roadmap data'.$A$1" table:expression="[$'Roadmap data'.$C$3:.$C$12]"/>
        <table:named-expression table:name="Priority" table:base-cell-address="$'Roadmap data'.$A$1" table:expression="[$'Roadmap data'.$D$3:.$D$12]"/>
        <table:named-expression table:name="Result" table:base-cell-address="$'Roadmap data'.$A$1" table:expression="[$'Roadmap data'.$E$3:.$E$12]"/>
        <table:named-expression table:name="Target" table:base-cell-address="$'Roadmap data'.$A$1" table:expression="[$'Roadmap data'.$B$3:.$B$12]"/>
      </table:named-expressions>
      <table:database-ranges>
        <table:database-range table:name="RoadmapData" table:target-range-address="'Roadmap data'.B2:'Roadmap data'.E1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 svg:font-family="Corbel" style:font-family-generic="swiss"/>
    <style:font-face style:name="Corbel1" svg:font-family="Corbe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P0" style:volatile="true">
      <loext:text>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text>(</number:text>
      <number:number number:decimal-places="0" loext:min-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 </loext:text>
      <loext:fill-character> </loext:fill-character>
      <number:text>(</number:text>
      <number:number number:decimal-places="2" loext:min-decimal-places="2" number:min-integer-digits="1" number:grouping="true"/>
      <number:text>)</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style:style style:name="Default" style:family="table-cell">
      <style:table-cell-properties style:text-align-source="fix" style:repeat-content="false" fo:wrap-option="wrap" style:rotation-align="none" style:vertical-align="middle"/>
      <style:paragraph-properties fo:text-align="start" fo:margin-left="18.45pt"/>
      <style:text-properties fo:color="#000000" style:font-name="Corbel" fo:font-family="Corbel" style:font-family-generic="swiss" fo:font-size="11pt" style:font-name-asian="Noto Sans CJK SC Regular" style:font-family-asian="'Noto Sans CJK SC Regular'" style:font-family-generic-asian="system" style:font-pitch-asian="variable" style:font-size-asian="11pt" style:font-name-complex="Corbel" style:font-family-complex="Corbe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1f4"/>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dff5fd"/>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fbdc"/>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dff5ef"/>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ffe6d3"/>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cd9d3"/>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8c2e9"/>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bfebfa"/>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cf7ba"/>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beebdf"/>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ffcca6"/>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9b3a7"/>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a4de"/>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9ee0f8"/>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af297"/>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9ee2cf"/>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ffb37a"/>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78d7c"/>
      <style:text-properties fo:color="#00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e67c8"/>
      <style:text-properties fo:color="#ffffff"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5eccf3"/>
      <style:text-properties fo:color="#ffffff"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7ea52"/>
      <style:text-properties fo:color="#ffffff"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5dceaf"/>
      <style:text-properties fo:color="#ffffff"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ff8021"/>
      <style:text-properties fo:color="#ffffff"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14124"/>
      <style:text-properties fo:color="#ffffff"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orbel" fo:font-family="Corbel" style:font-family-generic="swiss" fo:font-size="11pt" fo:font-style="normal" fo:text-shadow="none" style:text-underline-style="none" fo:font-weight="bold" style:font-size-asian="11pt" style:font-style-asian="normal" style:font-weight-asian="bold" style:font-name-complex="Corbel" style:font-family-complex="Corbel"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2.49pt double-thin #3f3f3f" style:border-line-width="0.51pt 1.5pt 0.51pt"/>
      <style:text-properties fo:color="#ffffff" style:text-outline="false" style:text-line-through-style="none" style:text-line-through-type="none" style:font-name="Corbel" fo:font-family="Corbel" style:font-family-generic="swiss" fo:font-size="11pt" fo:font-style="normal" fo:text-shadow="none" style:text-underline-style="none" fo:font-weight="bold" style:font-size-asian="11pt" style:font-style-asian="normal" style:font-weight-asian="bold" style:font-name-complex="Corbel" style:font-family-complex="Corbel" style:font-family-generic-complex="swiss" style:font-size-complex="11pt" style:font-style-complex="normal" style:font-weight-complex="bold"/>
    </style:style>
    <style:style style:name="Excel_20_Built-in_20_Comma" style:display-name="Excel Built-in Comma" style:family="table-cell" style:parent-style-name="Default" style:data-style-name="N123"/>
    <style:style style:name="Excel_20_Built-in_20_Comma_20__5b_0_5d_" style:display-name="Excel Built-in Comma [0]" style:family="table-cell" style:parent-style-name="Default" style:data-style-name="N121"/>
    <style:style style:name="Excel_20_Built-in_20_Currency" style:display-name="Excel Built-in Currency" style:family="table-cell" style:parent-style-name="Default" style:data-style-name="N124"/>
    <style:style style:name="Excel_20_Built-in_20_Currency_20__5b_0_5d_" style:display-name="Excel Built-in Currency [0]" style:family="table-cell" style:parent-style-name="Default" style:data-style-name="N122"/>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orbel" fo:font-family="Corbel" style:font-family-generic="swiss" fo:font-size="11pt" fo:font-style="italic" fo:text-shadow="none" style:text-underline-style="none" fo:font-weight="normal" style:font-size-asian="11pt" style:font-style-asian="italic" style:font-weight-asian="normal" style:font-name-complex="Corbel" style:font-family-complex="Corbel"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191d34" style:text-outline="false" style:text-line-through-style="none" style:text-line-through-type="none" style:font-name="Corbel" fo:font-family="Corbel" style:font-family-generic="swiss" fo:font-size="18pt" fo:font-style="normal" fo:text-shadow="none" style:text-underline-style="none" fo:font-weight="bold" style:font-size-asian="18pt" style:font-style-asian="normal" style:font-weight-asian="bold" style:font-name-complex="Corbel" style:font-family-complex="Corbel" style:font-family-generic-complex="swiss" style:font-size-complex="18pt" style:font-style-complex="normal" style:font-weight-complex="bold"/>
    </style:style>
    <style:style style:name="Excel_20_Built-in_20_Heading_20_2" style:display-name="Excel Built-in Heading 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82d31a" style:text-outline="false" style:text-line-through-style="none" style:text-line-through-type="none" style:font-name="Corbel" fo:font-family="Corbel" style:font-family-generic="swiss" fo:font-size="20pt" fo:font-style="normal" fo:text-shadow="none" style:text-underline-style="none" fo:font-weight="bold" style:font-size-asian="20pt" style:font-style-asian="normal" style:font-weight-asian="bold" style:font-name-complex="Corbel" style:font-family-complex="Corbel" style:font-family-generic-complex="swiss" style:font-size-complex="20pt" style:font-style-complex="normal" style:font-weight-complex="bold"/>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12b2eb" style:text-outline="false" style:text-line-through-style="none" style:text-line-through-type="none" style:font-name="Corbel" fo:font-family="Corbel" style:font-family-generic="swiss" fo:font-size="20pt" fo:font-style="normal" fo:text-shadow="none" style:text-underline-style="none" fo:font-weight="bold" style:font-size-asian="20pt" style:font-style-asian="normal" style:font-weight-asian="bold" style:font-name-complex="Corbel" style:font-family-complex="Corbel" style:font-family-generic-complex="swiss" style:font-size-complex="20pt" style:font-style-complex="normal" style:font-weight-complex="bold"/>
    </style:style>
    <style:style style:name="Excel_20_Built-in_20_Heading_20_4" style:display-name="Excel Built-in Heading 4" style:family="table-cell" style:parent-style-name="Default">
      <style:table-cell-properties style:diagonal-bl-tr="none" style:diagonal-tl-br="none" fo:border="none"/>
      <style:text-properties fo:color="#212745" style:text-outline="false" style:text-line-through-style="none" style:text-line-through-type="none" style:font-name="Corbel" fo:font-family="Corbel" style:font-family-generic="swiss" fo:font-size="11pt" fo:font-style="normal" fo:text-shadow="none" style:text-underline-style="none" fo:font-weight="bold" style:font-size-asian="11pt" style:font-style-asian="normal" style:font-weight-asian="bold" style:font-name-complex="Corbel" style:font-family-complex="Corbel"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2.49pt double-thin #ff8001" style:border-line-width-bottom="0.51pt 1.5pt 0.51pt" style:diagonal-bl-tr="none" style:diagonal-tl-br="none" fo:border-left="none" fo:border-right="none" fo:border-top="none"/>
      <style:text-properties fo:color="#fa7d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orbel" fo:font-family="Corbel" style:font-family-generic="swiss" fo:font-size="11pt" fo:font-style="normal" fo:text-shadow="none" style:text-underline-style="none" fo:font-weight="bold" style:font-size-asian="11pt" style:font-style-asian="normal" style:font-weight-asian="bold" style:font-name-complex="Corbel" style:font-family-complex="Corbel"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8021" style:text-outline="false" style:text-line-through-style="none" style:text-line-through-type="none" style:font-name="Corbel" fo:font-family="Corbel" style:font-family-generic="swiss" fo:font-size="18pt" fo:font-style="normal" fo:text-shadow="none" style:text-underline-style="none" fo:font-weight="bold" style:font-size-asian="18pt" style:font-style-asian="normal" style:font-weight-asian="bold" style:font-name-complex="Corbel" style:font-family-complex="Corbel" style:font-family-generic-complex="swiss" style:font-size-complex="18pt" style:font-style-complex="normal" style:font-weight-complex="bold"/>
    </style:style>
    <style:style style:name="Excel_20_Built-in_20_Total" style:display-name="Excel Built-in Total" style:family="table-cell" style:parent-style-name="Default">
      <style:table-cell-properties fo:border-bottom="2.49pt double-thin #4e67c8" style:border-line-width-bottom="0.51pt 1.5pt 0.51pt" style:diagonal-bl-tr="none" style:diagonal-tl-br="none" fo:border-left="none" fo:border-right="none" fo:border-top="0.74pt solid #4e67c8"/>
      <style:text-properties fo:color="#000000" style:text-outline="false" style:text-line-through-style="none" style:text-line-through-type="none" style:font-name="Corbel" fo:font-family="Corbel" style:font-family-generic="swiss" fo:font-size="11pt" fo:font-style="normal" fo:text-shadow="none" style:text-underline-style="none" fo:font-weight="bold" style:font-size-asian="11pt" style:font-style-asian="normal" style:font-weight-asian="bold" style:font-name-complex="Corbel" style:font-family-complex="Corbel"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orbel" fo:font-family="Corbel" style:font-family-generic="swiss" fo:font-size="11pt" fo:font-style="normal" fo:text-shadow="none" style:text-underline-style="none" fo:font-weight="normal" style:font-size-asian="11pt" style:font-style-asian="normal" style:font-weight-asian="normal" style:font-name-complex="Corbel" style:font-family-complex="Corbel" style:font-family-generic-complex="swiss" style:font-size-complex="11pt" style:font-style-complex="normal" style:font-weight-complex="normal"/>
    </style:style>
    <style:style style:name="ConditionalStyle_5f_6" style:display-name="ConditionalStyle_6" style:family="table-cell" style:parent-style-name="Default">
      <style:table-cell-properties fo:background-color="#ffe6d3"/>
    </style:style>
    <style:style style:name="ConditionalStyle_5f_5" style:display-name="ConditionalStyle_5" style:family="table-cell" style:parent-style-name="Default">
      <style:table-cell-properties fo:border-bottom="0.74pt solid #212745" fo:background-color="#edfbdc" fo:border-left="none" fo:border-right="none" fo:border-top="none"/>
      <style:text-properties fo:color="#191d34"/>
    </style:style>
    <style:style style:name="ConditionalStyle_5f_4" style:display-name="ConditionalStyle_4" style:family="table-cell" style:parent-style-name="Default">
      <style:table-cell-properties fo:border-bottom="0.74pt solid #212745" fo:background-color="#f2f2f2" fo:border-left="none" fo:border-right="none" fo:border-top="none"/>
    </style:style>
    <style:style style:name="ConditionalStyle_5f_3" style:display-name="ConditionalStyle_3" style:family="table-cell" style:parent-style-name="Default">
      <style:table-cell-properties fo:border-bottom="0.74pt solid #212745" fo:background-color="#f2f2f2" fo:border-left="none" fo:border-right="none" fo:border-top="none"/>
    </style:style>
    <style:style style:name="ConditionalStyle_5f_2" style:display-name="ConditionalStyle_2" style:family="table-cell" style:parent-style-name="Default">
      <style:table-cell-properties fo:border-bottom="0.74pt solid #212745" fo:background-color="#f2f2f2" fo:border-left="none" fo:border-right="none" fo:border-top="none"/>
    </style:style>
    <style:style style:name="ConditionalStyle_5f_1" style:display-name="ConditionalStyle_1" style:family="table-cell" style:parent-style-name="Default">
      <style:table-cell-properties fo:background-color="#031828"/>
    </style:style>
    <draw:stroke-dash draw:name="Dashed_20__28_var_29__20_4" draw:display-name="Dashed (var) 4" draw:style="rect" draw:dots2="1" draw:dots2-length="3.97pt" draw:distance="2.98pt"/>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21.6pt" fo:margin-left="50.4pt" fo:margin-right="50.4pt" style:print-page-order="ttb" style:first-page-number="continue" style:scale-to="100%"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32.4pt" fo:margin-left="0pt" fo:margin-right="0pt" fo:margin-top="21.4pt"/>
      </style:footer-style>
    </style:page-layout>
    <style:page-layout style:name="Mpm4">
      <style:page-layout-properties fo:page-width="841.89pt" fo:page-height="595.3pt" style:num-format="1" style:print-orientation="landscape" fo:margin-top="54pt" fo:margin-bottom="21.6pt" fo:margin-left="50.4pt" fo:margin-right="50.4pt" style:print-page-order="ttb" style:first-page-number="continue" loext:scale-to-X="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32.4pt" fo:margin-left="0pt" fo:margin-right="0pt" fo:margin-top="21.4pt"/>
      </style:footer-style>
    </style:page-layout>
    <style:page-layout style:name="Mpm5">
      <style:page-layout-properties fo:page-width="595.3pt" fo:page-height="841.89pt" style:num-format="1" style:print-orientation="portrait" fo:margin-top="54pt" fo:margin-bottom="54pt" fo:margin-left="50.4pt" fo:margin-right="50.4pt" style:print-page-order="ttb" style:first-page-number="continue" loext:scale-to-X="1"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Corbel1" fo:font-size="11pt" fo:font-style="normal" fo:text-shadow="none" style:text-underline-style="none" fo:font-weight="normal" style:font-size-asian="11pt" style:font-style-asian="normal" style:font-weight-asian="normal" style:font-name-complex="Corbe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bout" style:display-name="PageStyle_About" style:page-layout-name="Mpm3">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style:master-page>
    <style:master-page style:name="PageStyle_5f_Agile_20_Roadmap" style:display-name="PageStyle_Agile Roadmap" style:page-layout-name="Mpm4">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style:master-page>
    <style:master-page style:name="PageStyle_5f_Roadmap_20_data" style:display-name="PageStyle_Roadmap data"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09:53:49.224803318</meta:creation-date>
    <dc:date>2020-01-29T10:26:22.867346428</dc:date>
    <meta:generator>LibreOffice/5.1.6.2$Linux_X86_64 LibreOffice_project/10m0$Build-2</meta:generator>
    <meta:editing-duration>PT11M50S</meta:editing-duration>
    <meta:editing-cycles>6</meta:editing-cycles>
    <meta:document-statistic meta:table-count="3" meta:cell-count="450" meta:object-count="3"/>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